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sch Office Sans1" svg:font-family="'Bosch Office Sans'"/>
    <style:font-face style:name="Helv" svg:font-family="Helv"/>
    <style:font-face style:name="Sans EE" svg:font-family="'Sans EE'"/>
    <style:font-face style:name="Courier" svg:font-family="Courier" style:font-family-generic="modern"/>
    <style:font-face style:name="Arial" svg:font-family="Arial" style:font-family-generic="swiss"/>
    <style:font-face style:name="Bosch Office Sans" svg:font-family="'Bosch Office Sans'" style:font-family-generic="swiss"/>
    <style:font-face style:name="Calibri" svg:font-family="Calibri" style:font-family-generic="swiss"/>
    <style:font-face style:name="Cambria" svg:font-family="Cambria" style:font-family-generic="swiss"/>
    <style:font-face style:name="MS Sans Serif" svg:font-family="'MS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4.84pt"/>
    </style:style>
    <style:style style:name="co2" style:family="table-column">
      <style:table-column-properties fo:break-before="auto" style:column-width="93.15pt"/>
    </style:style>
    <style:style style:name="co3" style:family="table-column">
      <style:table-column-properties fo:break-before="auto" style:column-width="503.89pt"/>
    </style:style>
    <style:style style:name="co4" style:family="table-column">
      <style:table-column-properties fo:break-before="auto" style:column-width="103.86pt"/>
    </style:style>
    <style:style style:name="co5" style:family="table-column">
      <style:table-column-properties fo:break-before="auto" style:column-width="70.55pt"/>
    </style:style>
    <style:style style:name="co6" style:family="table-column">
      <style:table-column-properties fo:break-before="auto" style:column-width="201.71pt"/>
    </style:style>
    <style:style style:name="co7" style:family="table-column">
      <style:table-column-properties fo:break-before="auto" style:column-width="246.16pt"/>
    </style:style>
    <style:style style:name="co8" style:family="table-column">
      <style:table-column-properties fo:break-before="auto" style:column-width="53.01pt"/>
    </style:style>
    <style:style style:name="co9" style:family="table-column">
      <style:table-column-properties fo:break-before="auto" style:column-width="110.24pt"/>
    </style:style>
    <style:style style:name="co10" style:family="table-column">
      <style:table-column-properties fo:break-before="auto" style:column-width="513.69pt"/>
    </style:style>
    <style:style style:name="co11" style:family="table-column">
      <style:table-column-properties fo:break-before="auto" style:column-width="123.96pt"/>
    </style:style>
    <style:style style:name="co12" style:family="table-column">
      <style:table-column-properties fo:break-before="auto" style:column-width="144.45pt"/>
    </style:style>
    <style:style style:name="ro1" style:family="table-row">
      <style:table-row-properties style:row-height="65.25pt" fo:break-before="auto" style:use-optimal-row-height="false"/>
    </style:style>
    <style:style style:name="ta1" style:family="table" style:master-page-name="PageStyle_5f_Dremel">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Normal_20_5">
      <style:table-cell-properties fo:border-bottom="none" fo:background-color="#00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Bosch Office Sans1" fo:font-size="24pt" fo:font-style="normal" fo:text-shadow="none" style:text-underline-style="none" fo:font-weight="bold" style:font-size-asian="24pt" style:font-style-asian="normal" style:font-weight-asian="bold" style:font-name-complex="Bosch Office Sans1" style:font-size-complex="24pt" style:font-style-complex="normal" style:font-weight-complex="bold"/>
    </style:style>
    <style:style style:name="ce3" style:family="table-cell" style:parent-style-name="Normal_20_5" style:data-style-name="N1">
      <style:table-cell-properties fo:border-bottom="0.74pt solid #000000" fo:background-color="#f2f2f2"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4" style:family="table-cell" style:parent-style-name="Normal_20_5" style:data-style-name="N1">
      <style:table-cell-properties fo:background-color="#f2f2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5" style:family="table-cell" style:parent-style-name="Normal_20_5" style:data-style-name="N1">
      <style:table-cell-properties fo:background-color="#f2f2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6" style:family="table-cell" style:parent-style-name="Normal_20_5" style:data-style-name="N1">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7" style:family="table-cell" style:parent-style-name="Normal_20_5" style:data-style-name="N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8" style:family="table-cell" style:parent-style-name="Normal_20_5" style:data-style-name="N1">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9" style:family="table-cell" style:parent-style-name="Normal_20_5" style:data-style-name="N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10" style:family="table-cell" style:parent-style-name="Normal_20_5" style:data-style-name="N140">
      <style:table-cell-properties fo:border-bottom="0.74pt solid #000000" fo:background-color="#f2f2f2"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11" style:family="table-cell" style:parent-style-name="Normal_20_5">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12" style:family="table-cell" style:parent-style-name="Normal_20_5">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13" style:family="table-cell" style:parent-style-name="Normal_20_5">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 fo:font-size="12pt" fo:font-style="normal" fo:text-shadow="none" style:text-underline-style="none" fo:font-weight="normal" style:font-size-asian="12pt" style:font-style-asian="normal" style:font-weight-asian="normal" style:font-name-complex="Bosch Office Sans" style:font-size-complex="12pt" style:font-style-complex="normal" style:font-weight-complex="normal"/>
    </style:style>
    <style:style style:name="ce14" style:family="table-cell" style:parent-style-name="Normal_20_5">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 fo:font-size="12pt" fo:font-style="normal" fo:text-shadow="none" style:text-underline-style="none" fo:font-weight="normal" style:font-size-asian="12pt" style:font-style-asian="normal" style:font-weight-asian="normal" style:font-name-complex="Bosch Office Sans" style:font-size-complex="12pt" style:font-style-complex="normal" style:font-weight-complex="normal"/>
    </style:style>
    <style:style style:name="ce15" style:family="table-cell" style:parent-style-name="Normal_20_5">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0pt" fo:font-style="normal" fo:text-shadow="none" style:text-underline-style="none" fo:font-weight="normal" style:font-size-asian="10pt" style:font-style-asian="normal" style:font-weight-asian="normal" style:font-name-complex="Bosch Office Sans1" style:font-size-complex="10pt" style:font-style-complex="normal" style:font-weight-complex="normal"/>
    </style:style>
    <style:style style:name="ce16" style:family="table-cell" style:parent-style-name="Normal_20_5">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0pt" fo:font-style="normal" fo:text-shadow="none" style:text-underline-style="none" fo:font-weight="normal" style:font-size-asian="10pt" style:font-style-asian="normal" style:font-weight-asian="normal" style:font-name-complex="Bosch Office Sans1" style:font-size-complex="10pt" style:font-style-complex="normal" style:font-weight-complex="normal"/>
    </style:style>
    <style:style style:name="ce17" style:family="table-cell" style:parent-style-name="Normal_20_5" style:data-style-name="N145">
      <style:table-cell-properties fo:border-bottom="0.74pt solid #000000" fo:background-color="#f2f2f2"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18" style:family="table-cell" style:parent-style-name="Default" style:data-style-name="N145">
      <style:table-cell-properties fo:background-color="#f2f2f2"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19" style:family="table-cell" style:parent-style-name="Normal_20_5" style:data-style-name="N145">
      <style:table-cell-properties fo:background-color="#f2f2f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0" style:family="table-cell" style:parent-style-name="Normal_20_5" style:data-style-name="N145">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1" style:family="table-cell" style:parent-style-name="Normal_20_5" style:data-style-name="N145">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2" style:family="table-cell" style:parent-style-name="Normal_20_5" style:data-style-name="N145">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3" style:family="table-cell" style:parent-style-name="Normal_20_5">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24" style:family="table-cell" style:parent-style-name="Normal_20_5">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5" style:family="table-cell" style:parent-style-name="Normal_20_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26" style:family="table-cell" style:parent-style-name="Normal_20_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7" style:family="table-cell" style:parent-style-name="Default"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28" style:family="table-cell" style:parent-style-name="Default" style:data-style-name="N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29" style:family="table-cell" style:parent-style-name="Default" style:data-style-name="N4">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0" style:family="table-cell" style:parent-style-name="Default" style:data-style-name="N2">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1" style:family="table-cell" style:parent-style-name="Default" style:data-style-name="N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2" style:family="table-cell" style:parent-style-name="Default" style:data-style-name="N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3" style:family="table-cell" style:parent-style-name="Normal_20_5">
      <style:table-cell-properties style:cell-protect="protected" style:print-content="true" style:rotation-align="non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4" style:family="table-cell" style:parent-style-name="Normal_20_5">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35" style:family="table-cell" style:parent-style-name="Normal_20_5">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6" style:family="table-cell" style:parent-style-name="Normal_20_5">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7" style:family="table-cell" style:parent-style-name="Normal_20_5">
      <style:table-cell-properties fo:background-color="#93cddd"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8" style:family="table-cell" style:parent-style-name="Default" style:data-style-name="N2">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39" style:family="table-cell" style:parent-style-name="Normal_20_5">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40" style:family="table-cell" style:parent-style-name="Normal_20_5">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41" style:family="table-cell" style:parent-style-name="Default" style:data-style-name="N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42" style:family="table-cell" style:parent-style-name="Defaul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bold" style:font-size-asian="12pt" style:font-style-asian="normal" style:font-weight-asian="bold" style:font-name-complex="Bosch Office Sans1" style:font-size-complex="12pt" style:font-style-complex="normal" style:font-weight-complex="bold"/>
    </style:style>
    <style:style style:name="ce43" style:family="table-cell" style:parent-style-name="Default" style:data-style-name="N1">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44" style:family="table-cell" style:parent-style-name="Default" style:data-style-name="N1">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45" style:family="table-cell" style:parent-style-name="Default" style:data-style-name="N1">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46" style:family="table-cell" style:parent-style-name="Default" style:data-style-name="N4">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ce47" style:family="table-cell" style:parent-style-name="Default" style:data-style-name="N4">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osch Office Sans1" fo:font-size="12pt" fo:font-style="normal" fo:text-shadow="none" style:text-underline-style="none" fo:font-weight="normal" style:font-size-asian="12pt" style:font-style-asian="normal" style:font-weight-asian="normal" style:font-name-complex="Bosch Office Sans1"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Bosch Office Sans" fo:font-size="12pt" fo:font-weight="bold" style:text-underline-style="none" style:text-underline-color="font-color" style:text-line-through-type="none" fo:font-style="normal" style:text-outline="false" fo:text-shadow="none" style:text-position="0% 100%" style:font-name-complex="Bosch Office Sans" style:font-size-asian="12pt" style:font-size-complex="12pt" style:font-weight-asian="bold" style:font-weight-complex="bold" style:font-style-asian="normal" style:font-style-complex="normal"/>
    </style:style>
    <style:style style:name="T2" style:family="text">
      <style:text-properties style:font-name="Bosch Office Sans" style:font-style-complex="normal" style:font-style-asian="normal" style:font-weight-complex="bold" style:font-weight-asian="bold" style:font-size-complex="12pt" style:font-size-asian="12pt" style:font-name-complex="Bosch Office Sans" style:use-window-font-color="true" style:text-position="0% 100%" style:text-outline="false" fo:font-style="normal" style:text-line-through-type="none" style:text-underline-style="none" style:text-underline-color="font-color" fo:font-weight="bold" fo:font-size="12pt" fo:text-shadow="none"/>
    </style:style>
    <style:style style:name="T3" style:family="text">
      <style:text-properties style:font-name="Bosch Office Sans" style:font-style-complex="normal" style:font-style-asian="normal" style:font-size-complex="12pt" style:font-size-asian="12pt" style:font-name-complex="Bosch Office Sans" style:use-window-font-color="true"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4" style:family="text">
      <style:text-properties style:font-style-complex="normal" style:use-window-font-color="true" fo:text-shadow="none" style:font-style-asian="normal" style:font-weight-complex="bold" style:font-weight-asian="bold" style:font-size-complex="12pt" style:font-size-asian="12pt" style:font-name-complex="Bosch Office Sans" style:text-outline="false" fo:font-style="normal" style:text-line-through-type="none" style:text-underline-style="none" style:text-underline-color="font-color" fo:font-weight="bold" fo:font-size="12pt" style:font-name="Bosch Office Sans" style:text-position="0% 100%"/>
    </style:style>
    <style:style style:name="T5" style:family="text">
      <style:text-properties style:font-style-complex="normal" style:use-window-font-color="true" fo:text-shadow="none" style:font-style-asian="normal" style:font-size-complex="12pt" style:font-size-asian="12pt" style:font-name-complex="Bosch Office Sans" style:text-outline="false" fo:font-style="normal" style:text-line-through-type="none" style:text-underline-style="none" style:text-underline-color="font-color" fo:font-size="12pt" style:font-name="Bosch Office Sans" style:text-position="0% 100%" fo:font-weight="normal" style:font-weight-asian="normal" style:font-weight-complex="normal"/>
    </style:style>
    <style:style style:name="T6" style:family="text">
      <style:text-properties style:font-style-complex="normal" style:use-window-font-color="true" fo:text-shadow="none" style:font-style-asian="normal" style:font-size-complex="12pt" style:font-size-asian="12pt" style:font-name-complex="Bosch Office Sans" style:text-outline="false" fo:font-style="normal" style:text-line-through-type="none" style:text-underline-style="none" style:text-underline-color="font-color" fo:font-size="12pt" style:font-name="Bosch Office Sans" style:text-position="0% 100%" fo:font-weight="bold" style:font-weight-asian="bold" style:font-weight-complex="bold"/>
    </style:style>
    <style:style style:name="T7" style:family="text">
      <style:text-properties fo:text-shadow="none" style:font-name="Bosch Office Sans" fo:font-size="12pt" fo:font-weight="bold" style:text-underline-style="none" style:text-underline-color="font-color" style:text-line-through-type="none" fo:font-style="normal" style:text-outline="false" style:text-position="0% 100%" style:use-window-font-color="true" style:font-name-complex="Bosch Office Sans" style:font-size-asian="12pt" style:font-size-complex="12pt" style:font-weight-asian="bold" style:font-weight-complex="bold" style:font-style-asian="normal" style:font-style-complex="normal"/>
    </style:style>
    <style:style style:name="T8" style:family="text">
      <style:text-properties fo:text-shadow="none" style:font-name="Bosch Office Sans" fo:font-size="12pt" style:text-underline-style="none" style:text-underline-color="font-color" style:text-line-through-type="none" fo:font-style="normal" style:text-outline="false" style:text-position="0% 100%" style:use-window-font-color="true" style:font-name-complex="Bosch Office Sans" style:font-size-asian="12pt" style:font-size-complex="12pt" style:font-style-asian="normal" style:font-style-complex="normal" fo:font-weight="normal" style:font-weight-asian="normal" style:font-weight-complex="normal"/>
    </style:style>
    <style:style style:name="T9" style:family="text">
      <style:text-properties fo:text-shadow="none" style:font-name="Bosch Office Sans" fo:font-size="12pt" style:text-underline-style="none" style:text-underline-color="font-color" style:text-line-through-type="none" fo:font-style="normal" style:text-outline="false" style:text-position="0% 100%" style:use-window-font-color="true" style:font-name-complex="Bosch Office Sans" style:font-size-asian="12pt" style:font-size-complex="12pt" style:font-style-asian="normal" style:font-style-complex="normal" fo:font-weight="bold" style:font-weight-asian="bold" style:font-weight-complex="bold"/>
    </style:style>
    <style:style style:name="T10" style:family="text">
      <style:text-properties style:use-window-font-color="true" style:font-name="Bosch Office Sans" fo:font-size="10pt" fo:font-weight="bold" style:text-underline-style="none" style:text-underline-color="font-color" style:text-line-through-type="none" fo:font-style="normal" style:text-outline="false" fo:text-shadow="none" style:text-position="0% 100%" style:font-name-complex="Bosch Office Sans" style:font-size-asian="10pt" style:font-size-complex="10pt" style:font-weight-asian="bold" style:font-weight-complex="bold" style:font-style-asian="normal" style:font-style-complex="normal"/>
    </style:style>
    <style:style style:name="T11" style:family="text">
      <style:text-properties style:use-window-font-color="true" style:font-name="Bosch Office Sans" fo:font-size="11pt" fo:font-weight="bold" style:text-underline-style="none" style:text-underline-color="font-color" style:text-line-through-type="none" fo:font-style="normal" style:text-outline="false" fo:text-shadow="none" style:text-position="0% 100%" style:font-name-complex="Bosch Office Sans" style:font-size-asian="11pt" style:font-size-complex="11pt" style:font-weight-asian="bold" style:font-weight-complex="bold" style:font-style-asian="normal" style:font-style-complex="normal"/>
    </style:style>
    <style:style style:name="T12" style:family="text">
      <style:text-properties fo:color="#000000" style:font-name="Bosch Office Sans" fo:font-size="11pt" fo:font-weight="bold" style:text-underline-style="none" style:text-underline-color="font-color" style:text-line-through-type="none" fo:font-style="normal" style:text-outline="false" fo:text-shadow="none" style:text-position="0% 100%" style:font-name-complex="Bosch Office Sans" style:font-size-asian="11pt" style:font-size-complex="11pt" style:font-weight-asian="bold" style:font-weight-complex="bold" style:font-style-asian="normal" style:font-style-complex="normal"/>
    </style:style>
    <style:style style:name="T13" style:family="text">
      <style:text-properties fo:text-shadow="none" style:font-name="Bosch Office Sans" fo:font-size="11pt" fo:font-weight="bold" style:text-underline-style="none" style:text-underline-color="font-color" style:text-line-through-type="none" fo:font-style="normal" style:text-outline="false" style:text-position="0% 100%" style:use-window-font-color="true" style:font-name-complex="Bosch Office Sans" style:font-size-asian="11pt" style:font-size-complex="11pt" style:font-weight-asian="bold" style:font-weight-complex="bold" style:font-style-asian="normal" style:font-style-complex="normal"/>
    </style:style>
    <style:style style:name="T14" style:family="text">
      <style:text-properties fo:text-shadow="none" style:font-name="Bosch Office Sans" fo:font-size="11pt" style:text-underline-style="none" style:text-underline-color="font-color" style:text-line-through-type="none" fo:font-style="normal" style:text-outline="false" style:text-position="0% 100%" style:use-window-font-color="true" style:font-name-complex="Bosch Office Sans" style:font-size-asian="11pt" style:font-size-complex="11pt" style:font-style-asian="normal" style:font-style-complex="normal" fo:font-weight="normal" style:font-weight-asian="normal" style:font-weight-complex="normal"/>
    </style:style>
    <style:style style:name="T15" style:family="text">
      <style:text-properties style:font-name="Bosch Office Sans" style:font-style-complex="normal" style:font-style-asian="normal" style:font-weight-complex="bold" style:font-weight-asian="bold" style:font-size-complex="11pt" style:font-size-asian="11pt" style:font-name-complex="Bosch Office Sans" style:use-window-font-color="true" style:text-position="0% 100%" style:text-outline="false" fo:font-style="normal" style:text-line-through-type="none" style:text-underline-style="none" style:text-underline-color="font-color" fo:font-weight="bold" fo:font-size="11pt" fo:text-shadow="none"/>
    </style:style>
    <style:style style:name="T16" style:family="text">
      <style:text-properties style:font-name="Bosch Office Sans" style:font-style-complex="normal" style:font-style-asian="normal" style:font-size-complex="11pt" style:font-size-asian="11pt" style:font-name-complex="Bosch Office Sans" style:use-window-font-color="true"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7" style:family="text">
      <style:text-properties style:font-style-complex="normal" style:use-window-font-color="true" fo:text-shadow="none" style:font-style-asian="normal" style:font-weight-complex="bold" style:font-weight-asian="bold" style:font-size-complex="11pt" style:font-size-asian="11pt" style:font-name-complex="Bosch Office Sans" style:text-outline="false" fo:font-style="normal" style:text-line-through-type="none" style:text-underline-style="none" style:text-underline-color="font-color" fo:font-weight="bold" fo:font-size="11pt" style:font-name="Bosch Office Sans" style:text-position="0% 100%"/>
    </style:style>
    <style:style style:name="T18" style:family="text">
      <style:text-properties style:font-style-complex="normal" style:use-window-font-color="true" fo:text-shadow="none" style:font-style-asian="normal" style:font-size-complex="11pt" style:font-size-asian="11pt" style:font-name-complex="Bosch Office Sans" style:text-outline="false" fo:font-style="normal" style:text-line-through-type="none" style:text-underline-style="none" style:text-underline-color="font-color" fo:font-size="11pt" style:font-name="Bosch Office Sans" style:text-position="0% 100%" fo:font-weight="normal" style:font-weight-asian="normal" style:font-weight-complex="normal"/>
    </style:style>
    <style:style style:name="T19" style:family="text">
      <style:text-properties style:font-style-complex="normal" style:use-window-font-color="true" fo:text-shadow="none" style:font-style-asian="normal" style:font-size-complex="11pt" style:font-size-asian="11pt" style:font-name-complex="Bosch Office Sans" style:text-outline="false" fo:font-style="normal" style:text-line-through-type="none" style:text-underline-style="none" style:text-underline-color="font-color" fo:font-size="11pt" style:font-name="Bosch Office Sans" style:text-position="0% 1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remel" table:style-name="ta1" table:print-ranges="Dremel.A1:Dremel.D196">
        <office:forms form:automatic-focus="false" form:apply-design-mode="false"/>
        <table:table-column table:style-name="co1" table:default-cell-style-name="ce6"/>
        <table:table-column table:style-name="co2" table:default-cell-style-name="ce6"/>
        <table:table-column table:style-name="co3" table:default-cell-style-name="ce16"/>
        <table:table-column table:style-name="co4" table:default-cell-style-name="ce21"/>
        <table:table-column table:style-name="co5" table:number-columns-repeated="78" table:default-cell-style-name="ce23"/>
        <table:table-column table:style-name="co5" table:number-columns-repeated="110"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number-columns-repeated="2" table:default-cell-style-name="ce33"/>
        <table:table-column table:style-name="co10" table:default-cell-style-name="ce33"/>
        <table:table-column table:style-name="co11" table:default-cell-style-name="ce33"/>
        <table:table-column table:style-name="co12" table:default-cell-style-name="ce33"/>
        <table:table-column table:style-name="co5" table:number-columns-repeated="247"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number-columns-repeated="2" table:default-cell-style-name="ce33"/>
        <table:table-column table:style-name="co10" table:default-cell-style-name="ce33"/>
        <table:table-column table:style-name="co11" table:default-cell-style-name="ce33"/>
        <table:table-column table:style-name="co12" table:default-cell-style-name="ce33"/>
        <table:table-column table:style-name="co5" table:number-columns-repeated="247"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number-columns-repeated="2" table:default-cell-style-name="ce33"/>
        <table:table-column table:style-name="co10" table:default-cell-style-name="ce33"/>
        <table:table-column table:style-name="co11" table:default-cell-style-name="ce33"/>
        <table:table-column table:style-name="co12" table:default-cell-style-name="ce33"/>
        <table:table-column table:style-name="co5" table:number-columns-repeated="247"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number-columns-repeated="2" table:default-cell-style-name="ce33"/>
        <table:table-column table:style-name="co10" table:default-cell-style-name="ce33"/>
        <table:table-column table:style-name="co11" table:default-cell-style-name="ce33"/>
        <table:table-column table:style-name="co12" table:default-cell-style-name="ce33"/>
        <table:table-column table:style-name="co5" table:number-columns-repeated="55" table:default-cell-style-name="ce33"/>
        <table:table-row table:style-name="ro1">
          <table:table-cell table:style-name="ce1" table:number-columns-spanned="4" table:number-rows-spanned="1"/>
          <table:covered-table-cell table:number-columns-repeated="3" table:style-name="ce1"/>
          <table:table-cell table:number-columns-repeated="1020"/>
        </table:table-row>
        <table:table-row table:style-name="ro1">
          <table:table-cell table:style-name="ce3" office:value-type="string" calcext:value-type="string">
            <text:p>supplier codeς</text:p>
          </table:table-cell>
          <table:table-cell table:style-name="ce3" office:value-type="string" calcext:value-type="string">
            <text:p>EAN Code</text:p>
          </table:table-cell>
          <table:table-cell table:style-name="ce10" office:value-type="string" calcext:value-type="string">
            <text:p>supplier description</text:p>
          </table:table-cell>
          <table:table-cell table:style-name="ce17" office:value-type="string" calcext:value-type="string">
            <text:p>retail price</text:p>
          </table:table-cell>
          <table:table-cell table:style-name="ce24" table:number-columns-repeated="78"/>
          <table:table-cell table:style-name="ce34" table:number-columns-repeated="942"/>
        </table:table-row>
        <table:table-row table:style-name="ro1">
          <table:table-cell table:style-name="ce4" office:value-type="string" calcext:value-type="string">
            <text:p>F0133000JW</text:p>
          </table:table-cell>
          <table:table-cell table:style-name="ce7" office:value-type="string" calcext:value-type="string">
            <text:p>8710364078370</text:p>
          </table:table-cell>
          <table:table-cell table:style-name="ce11" office:value-type="string" calcext:value-type="string">
            <text:p>Πολυεργαλείο 130W ,τάση 230V, μεταβλητή ταχύτητα, 10.000-33.000 στροφές /λεπτό, ΕΖ Twist για γρήγορη αλλαγή εξαρτημάτω χωρίς κλειδί, βάρος 0,55 kg. Περιεχόμενα συσκευασίας <text:span text:style-name="T1">5 εξαρτήματα.</text:span></text:p>
          </table:table-cell>
          <table:table-cell table:style-name="ce18" office:value-type="float" office:value="55" calcext:value-type="float">
            <text:p>55.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3000JC</text:p>
          </table:table-cell>
          <table:table-cell table:style-name="ce7" office:value-type="string" calcext:value-type="string">
            <text:p>8710364060870</text:p>
          </table:table-cell>
          <table:table-cell table:style-name="ce11" office:value-type="string" calcext:value-type="string">
            <text:p>Πολυεργαλείο 130W ,τάση 230V, μεταβλητή ταχύτητα, 10.000-33.000 στροφές /λεπτό, ΕΖ Twist για γρήγορη αλλαγή εξαρτημάτω χωρίς κλειδί, βάρος 0,55 kg. Περιεχόμενα συσκευασίας <text:span text:style-name="T2">15 εξαρτήματα</text:span><text:span text:style-name="T3"> σε μαλακή θήκη.</text:span></text:p>
          </table:table-cell>
          <table:table-cell table:style-name="ce18" office:value-type="float" office:value="66" calcext:value-type="float">
            <text:p>66.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3000JS</text:p>
          </table:table-cell>
          <table:table-cell table:style-name="ce8" office:value-type="string" calcext:value-type="string">
            <text:p>8710364074709</text:p>
          </table:table-cell>
          <table:table-cell table:style-name="ce11" office:value-type="string" calcext:value-type="string">
            <text:p>Πολυεργαλείο 130W ,τάση 230V, μεταβλητή ταχύτητα, 10.000-33.000 στροφές /λεπτό, ΕΖ Twist για γρήγορη αλλαγή εξαρτημάτω χωρίς κλειδί, βάρος 0,55 kg. Περιεχόμενα συσκευασίας <text:span text:style-name="T2">1 προσάρτημα, 25 εξαρτήματα, βάση αποθήκευσης εργαλείου,</text:span><text:span text:style-name="T3"> σε βαλίτσα.</text:span></text:p>
          </table:table-cell>
          <table:table-cell table:style-name="ce18" office:value-type="float" office:value="94" calcext:value-type="float">
            <text:p>94.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3000HC</text:p>
          </table:table-cell>
          <table:table-cell table:style-name="ce8" office:value-type="string" calcext:value-type="string">
            <text:p>8710364080847</text:p>
          </table:table-cell>
          <table:table-cell table:style-name="ce11" office:value-type="string" calcext:value-type="string">
            <text:p>Πολυεργαλείο 130W ,τάση 230V, μεταβλητή ταχύτητα, 10.000-33.000 στροφές /λεπτό, ΕΖ Twist για γρήγορη αλλαγή εξαρτημάτω χωρίς κλειδί, βάρος 0,55 kg. Περιεχόμενα συσκευασίας <text:span text:style-name="T4">2 προσαρτήματα, 25 εξαρτήματα, </text:span><text:span text:style-name="T5">σε</text:span><text:span text:style-name="T6"> </text:span><text:span text:style-name="T5">μαλακή θήκη. Σειρά Arts&amp;Crafts</text:span></text:p>
          </table:table-cell>
          <table:table-cell table:style-name="ce18" office:value-type="float" office:value="110" calcext:value-type="float">
            <text:p>110.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4000JC</text:p>
          </table:table-cell>
          <table:table-cell table:style-name="ce9" office:value-type="string" calcext:value-type="string">
            <text:p>8710364048182</text:p>
          </table:table-cell>
          <table:table-cell table:style-name="ce11" office:value-type="string" calcext:value-type="string">
            <text:p>Πολυεργαλείο 175W ,τάση 230V, πλήρως μεταβλητή ταχύτητα, 5.000-35.000 στροφές /λεπτό, ΕΖ Twist για γρήγορη αλλαγή εξαρτημάτω χωρίς κλειδί, βάρος 0,66 kg. Περιεχόμενα συσκευασίας <text:span text:style-name="T2">1 προσάρτημα, 45 εξαρτήματα, </text:span><text:span text:style-name="T3">σε μαλακή θήκη</text:span></text:p>
          </table:table-cell>
          <table:table-cell table:style-name="ce18" office:value-type="float" office:value="137" calcext:value-type="float">
            <text:p>137.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4000JS</text:p>
          </table:table-cell>
          <table:table-cell table:style-name="ce9" office:value-type="string" calcext:value-type="string">
            <text:p>8710364074747</text:p>
          </table:table-cell>
          <table:table-cell table:style-name="ce11" office:value-type="string" calcext:value-type="string">
            <text:p>Πολυεργαλείο 175W ,τάση 230V, πλήρως μεταβλητή ταχύτητα, 5.000-35.000 στροφές /λεπτό, ΕΖ Twist για γρήγορη αλλαγή εξαρτημάτω χωρίς κλειδί, βάρος 0,66 kg. Περιεχόμενα συσκευασίας 4<text:span text:style-name="T2"> προσαρτήματα, 65 εξαρτήματα, βάση αποθήκευσης </text:span><text:span text:style-name="T3">εργαλείου, σε βαλίτσα.</text:span></text:p>
          </table:table-cell>
          <table:table-cell table:style-name="ce18" office:value-type="float" office:value="159" calcext:value-type="float">
            <text:p>159.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4000KE</text:p>
          </table:table-cell>
          <table:table-cell table:style-name="ce9" office:value-type="string" calcext:value-type="string">
            <text:p>8710364057948</text:p>
          </table:table-cell>
          <table:table-cell table:style-name="ce12" office:value-type="string" calcext:value-type="string">
            <text:p>Πολυεργαλείο 175W ,τάση 230V, πλήρως μεταβλητή ταχύτητα, 5.000-35.000 στροφές /λεπτό, ΕΖ Twist για γρήγορη αλλαγή εξαρτημάτω χωρίς κλειδί, βάρος 0,66 kg. Περιεχόμενα συσκευασίας <text:span text:style-name="T4">6 προσαρτήματα, 128 εξαρτήματα</text:span><text:span text:style-name="T5">, κασετίνα μεταφοράς από αλουμίνιο.  </text:span><text:span text:style-name="T6">PLATINUM EDITION</text:span><text:span text:style-name="T5"> </text:span></text:p>
          </table:table-cell>
          <table:table-cell table:style-name="ce18" office:value-type="float" office:value="241" calcext:value-type="float">
            <text:p>241.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4300JC</text:p>
          </table:table-cell>
          <table:table-cell table:style-name="ce8" office:value-type="string" calcext:value-type="string">
            <text:p>8710364079612</text:p>
          </table:table-cell>
          <table:table-cell table:style-name="ce12" office:value-type="string" calcext:value-type="string">
            <text:p>Πολυεργαλείο 175W ,τάση 220-240V, πλήρως μεταβλητή ταχύτητα, 5.000-35.000 στροφές /λεπτό, περιστρεφόμενο φως LED, βάρος 0,66 kg. Περιεχόμενα συσκευασίας <text:span text:style-name="T2">3 προσαρτήματα, 45 εξαρτήματα</text:span><text:span text:style-name="T3">, σε βαλίτσα</text:span></text:p>
          </table:table-cell>
          <table:table-cell table:style-name="ce18" office:value-type="float" office:value="176" calcext:value-type="float">
            <text:p>176.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2050JA</text:p>
          </table:table-cell>
          <table:table-cell table:style-name="ce8" office:value-type="string" calcext:value-type="string">
            <text:p>8710364080182</text:p>
          </table:table-cell>
          <table:table-cell table:style-name="ce11" office:value-type="string" calcext:value-type="string">
            <text:p>Πολυεργαλείο "Stylo" 9W ,τάση 100V -240V, μεταβλητή ταχύτητα, 5.000-35.000 στροφές /λεπτό. Περιεχόμενα συσκευασίας <text:span text:style-name="T1">15 εξαρτήματα.</text:span></text:p>
          </table:table-cell>
          <table:table-cell table:style-name="ce18" office:value-type="float" office:value="66" calcext:value-type="float">
            <text:p>66.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7760JA</text:p>
          </table:table-cell>
          <table:table-cell table:style-name="ce8" office:value-type="float" office:value="8710364081394" calcext:value-type="float">
            <text:p>8710364081394</text:p>
          </table:table-cell>
          <table:table-cell table:style-name="ce13" office:value-type="string" calcext:value-type="string">
            <text:p>Πολυεργαλείο μπαταρίας 3,6 Volt / 2,0 Αh, πλήρως μεταβλητή ταχύτητα, 8.000 –25.000 στροφές /λεπτό, διάρκεια φόρτισης 2 ώρες και 75 λεπτά, βάρος 0,270 kg. Περιεχόμενα συσκευασίας <text:span text:style-name="T1">15 εξαρτήματα.</text:span></text:p>
          </table:table-cell>
          <table:table-cell table:style-name="ce18" office:value-type="float" office:value="75" calcext:value-type="float">
            <text:p>75.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8100JC</text:p>
          </table:table-cell>
          <table:table-cell table:style-name="ce9" office:value-type="string" calcext:value-type="string">
            <text:p>8710364065721</text:p>
          </table:table-cell>
          <table:table-cell table:style-name="ce13" office:value-type="string" calcext:value-type="string">
            <text:p>Πολυεργαλείο μπαταρίας 7,2 Volt / 1,3 Αh, πλήρως μεταβλητή ταχύτητα, 5.000 –33.000 στροφές /λεπτό, διάρκεια φόρτισης 1 ώρα, βάρος 0,413kg. Περιεχόμενα συσκευασίας                            <text:span text:style-name="T2">1 προσάρτημα και 15 εξαρτήματα, </text:span><text:span text:style-name="T3">σε μαλακή θήκη</text:span></text:p>
          </table:table-cell>
          <table:table-cell table:style-name="ce18" office:value-type="float" office:value="121" calcext:value-type="float">
            <text:p>121.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8050HC</text:p>
          </table:table-cell>
          <table:table-cell table:style-name="ce9" office:value-type="string" calcext:value-type="string">
            <text:p>8710364080878</text:p>
          </table:table-cell>
          <table:table-cell table:style-name="ce13" office:value-type="string" calcext:value-type="string">
            <text:p>Πολυεργαλείο μπαταρίας 7,2 Volt / 1,0 Αh, μεταβλητή ταχύτητα, 5.000 –28.000 στροφές /λεπτό, διάρκεια φόρτισης 3 ώρες και 75 λεπτά, βάρος 0,250kg. Περιεχόμενα συσκευασίας                       <text:span text:style-name="T1">15 εξαρτήματα</text:span></text:p>
          </table:table-cell>
          <table:table-cell table:style-name="ce18" office:value-type="float" office:value="121" calcext:value-type="float">
            <text:p>121.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8050JG</text:p>
          </table:table-cell>
          <table:table-cell table:style-name="ce8" office:value-type="string" calcext:value-type="string">
            <text:p>8710364072316</text:p>
          </table:table-cell>
          <table:table-cell table:style-name="ce13" office:value-type="string" calcext:value-type="string">
            <text:p>Πολυεργαλείο μπαταρίας 7,2 Volt / 1,0 Αh, μεταβλητή ταχύτητα, 5.000 –28.000 στροφές /λεπτό, διάρκεια φόρτισης 3 ώρες και 75 λεπτά, βάρος 0,250kg. Περιεχόμενα συσκευασίας                                 <text:span text:style-name="T2">35 εξαρτήματα, </text:span><text:span text:style-name="T3">σε μαλακή θήκη</text:span></text:p>
          </table:table-cell>
          <table:table-cell table:style-name="ce18" office:value-type="float" office:value="154" calcext:value-type="float">
            <text:p>154.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8220JC</text:p>
          </table:table-cell>
          <table:table-cell table:style-name="ce7" office:value-type="string" calcext:value-type="string">
            <text:p>8710364079872</text:p>
          </table:table-cell>
          <table:table-cell table:style-name="ce13" office:value-type="string" calcext:value-type="string">
            <text:p>Πολυεργαλείο μπαταρίας 12 Volt / 2,0 Αh, πλήρως μεταβλητή ταχύτητα, 5.000 –35.000 στροφές /λεπτό, διάρκεια φόρτισης 1,5 ώρες, βάρος 0,660kg. Περιεχόμενα συσκευασίας           <text:span text:style-name="T7">1 προσάρτημα και</text:span><text:span text:style-name="T8"> </text:span><text:span text:style-name="T9">5 εξαρτήματα</text:span></text:p>
          </table:table-cell>
          <table:table-cell table:style-name="ce18" office:value-type="float" office:value="132" calcext:value-type="float">
            <text:p>132.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8220JH</text:p>
          </table:table-cell>
          <table:table-cell table:style-name="ce7" office:value-type="string" calcext:value-type="string">
            <text:p>8710364079919</text:p>
          </table:table-cell>
          <table:table-cell table:style-name="ce13" office:value-type="string" calcext:value-type="string">
            <text:p>Πολυεργαλείο μπαταρίας 12 Volt / 2,0 Αh, πλήρως μεταβλητή ταχύτητα, 5.000 –35.000 στροφές /λεπτό, διάρκεια φόρτισης 1,5 ώρες, βάρος 0,660kg. Περιεχόμενα συσκευασίας                          <text:span text:style-name="T4">2 προσαρτήματα και</text:span><text:span text:style-name="T5"> </text:span><text:span text:style-name="T6">45 εξαρτήματα, </text:span><text:span text:style-name="T5">σε βαλίτσα</text:span></text:p>
          </table:table-cell>
          <table:table-cell table:style-name="ce18" office:value-type="float" office:value="176" calcext:value-type="float">
            <text:p>176.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8220JK</text:p>
          </table:table-cell>
          <table:table-cell table:style-name="ce7" office:value-type="string" calcext:value-type="string">
            <text:p>8710364079933</text:p>
          </table:table-cell>
          <table:table-cell table:style-name="ce13" office:value-type="string" calcext:value-type="string">
            <text:p>Πολυεργαλείο μπαταρίας 12 Volt / 2,0 Αh, πλήρως μεταβλητή ταχύτητα, 5.000 –35.000 στροφές /λεπτό, διάρκεια φόρτισης 1,5 ώρες, βάρος 0,660kg. Περιεχόμενα συσκευασίας                          <text:span text:style-name="T4">5 προσαρτήματα και</text:span><text:span text:style-name="T5"> </text:span><text:span text:style-name="T6">65 εξαρτήματα, </text:span><text:span text:style-name="T5">σε κασετίνα μεταφοράς από αλουμίνιο</text:span></text:p>
          </table:table-cell>
          <table:table-cell table:style-name="ce18" office:value-type="float" office:value="231" calcext:value-type="float">
            <text:p>231.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7020JA</text:p>
          </table:table-cell>
          <table:table-cell table:style-name="ce7" office:value-type="string" calcext:value-type="string">
            <text:p>8710364080502</text:p>
          </table:table-cell>
          <table:table-cell table:style-name="ce13" office:value-type="string" calcext:value-type="string">
            <text:p>Τροχός για τη λείανση νυχιών κατοικιδίων. Λειτουργεί με μπαταρίες ΑΑ. Περιλαμβάνει 1 προσάρτημα περιποίησης νυχιών κατοικίδιων και προστασία νυχιών, 1 στέλεχος SC402 και 4 δίσκοι τριψίματος</text:p>
            <text:p/>
            <text:p/>
          </table:table-cell>
          <table:table-cell table:style-name="ce19" office:value-type="float" office:value="49.9" calcext:value-type="float">
            <text:p>49.90 €</text:p>
          </table:table-cell>
          <table:table-cell table:number-columns-repeated="1020"/>
        </table:table-row>
        <table:table-row table:style-name="ro1">
          <table:table-cell table:style-name="ce4" office:value-type="string" calcext:value-type="string">
            <text:p>2615PG10AC</text:p>
          </table:table-cell>
          <table:table-cell table:style-name="ce7" office:value-type="string" calcext:value-type="string">
            <text:p>8710364080526</text:p>
          </table:table-cell>
          <table:table-cell table:style-name="ce13" office:value-type="string" calcext:value-type="string">
            <text:p>Σετ 10 εξαρτημάτων δίσκων λείανσης EZ SpeedClic κατάλληλο για το Dremel 7020-PGK</text:p>
          </table:table-cell>
          <table:table-cell table:style-name="ce19" office:value-type="float" office:value="9.99" calcext:value-type="float">
            <text:p>9.99 €</text:p>
          </table:table-cell>
          <table:table-cell table:number-columns-repeated="1020"/>
        </table:table-row>
        <table:table-row table:style-name="ro1">
          <table:table-cell table:style-name="ce4" office:value-type="string" calcext:value-type="string">
            <text:p>F013MS20JA</text:p>
          </table:table-cell>
          <table:table-cell table:style-name="ce9" office:value-type="string" calcext:value-type="string">
            <text:p>8710364062775</text:p>
          </table:table-cell>
          <table:table-cell table:style-name="ce13" office:value-type="string" calcext:value-type="string">
            <text:p>Επιτραπέζια σέγα, ισχύς 70W,  τάση 220 - 240 V, 1.500 - 2.250 στροφές/λεπτό, βάθος κοπής 18mm.  Περιεχόμενα συσκευασιας<text:span text:style-name="T10"> 1 προσαρτήμα και 5 εξαρτήματα</text:span></text:p>
          </table:table-cell>
          <table:table-cell table:style-name="ce18" office:value-type="float" office:value="153" calcext:value-type="float">
            <text:p>153.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SM20JC</text:p>
          </table:table-cell>
          <table:table-cell table:style-name="ce7" office:value-type="string" calcext:value-type="string">
            <text:p>8710364060740</text:p>
          </table:table-cell>
          <table:table-cell table:style-name="ce13" office:value-type="string" calcext:value-type="string">
            <text:p>Πολυκόφτης , ισχύς 710W, τάση 220-240V, 17.000 στροφές /λεπτό. Περιεχόμενα συσκευασιας <text:span text:style-name="T10">3 προσαρτήματα και 4 εξαρτήματα</text:span></text:p>
          </table:table-cell>
          <table:table-cell table:style-name="ce18" office:value-type="float" office:value="176" calcext:value-type="float">
            <text:p>176.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0910JA</text:p>
          </table:table-cell>
          <table:table-cell table:style-name="ce9" office:value-type="string" calcext:value-type="string">
            <text:p>8710364052349</text:p>
          </table:table-cell>
          <table:table-cell table:style-name="ce13" office:value-type="string" calcext:value-type="string">
            <text:p>Πιστόλι θερμοκόλλησης, τάση 100 - 240 V, διάμετρος κόλλας 7mm, θερμοκρασία 165°C, μύτη ακριβείας και έλεγχος σταξίματος. Περιεχόμενα συσκευασιας <text:span text:style-name="T2">3 ράβδοι κόλλας</text:span><text:span text:style-name="T3"> πολ/λής χρήσης </text:span></text:p>
          </table:table-cell>
          <table:table-cell table:style-name="ce18" office:value-type="float" office:value="22" calcext:value-type="float">
            <text:p>22.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0930JA</text:p>
          </table:table-cell>
          <table:table-cell table:style-name="ce9" office:value-type="string" calcext:value-type="string">
            <text:p>8710364052387</text:p>
          </table:table-cell>
          <table:table-cell table:style-name="ce13" office:value-type="string" calcext:value-type="string">
            <text:p>Πιστόλι θερμοκόλλησης, τάση 100 - 240 V, διάμετρος κόλλας 7mm, θερμοκρασία 165°C, μύτη ακριβείας και έλεγχος σταξίματος, δύο θερμοκρασίες. Περιεχόμενα συσκευασιας                        <text:span text:style-name="T2">18 ράβδοι κόλλας</text:span><text:span text:style-name="T3"> </text:span></text:p>
          </table:table-cell>
          <table:table-cell table:style-name="ce18" office:value-type="float" office:value="27" calcext:value-type="float">
            <text:p>27.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0940JA</text:p>
          </table:table-cell>
          <table:table-cell table:style-name="ce9" office:value-type="string" calcext:value-type="string">
            <text:p>8710364052400</text:p>
          </table:table-cell>
          <table:table-cell table:style-name="ce13" office:value-type="string" calcext:value-type="string">
            <text:p>Πιστόλι θερμοκόλλησης, τάση 100 - 240 V, διάμετρος κόλλας 11mm, θερμοκρασία 195°C, μύτη ακριβείας και έλεγχος σταξίματος. Περιεχόμενα συσκευασιας <text:span text:style-name="T2">3 ράβδοι κόλλας</text:span><text:span text:style-name="T3"> </text:span></text:p>
          </table:table-cell>
          <table:table-cell table:style-name="ce18" office:value-type="float" office:value="49" calcext:value-type="float">
            <text:p>49.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2000JA</text:p>
          </table:table-cell>
          <table:table-cell table:style-name="ce9" office:value-type="string" calcext:value-type="string">
            <text:p>8710364037582</text:p>
          </table:table-cell>
          <table:table-cell table:style-name="ce13" office:value-type="string" calcext:value-type="string">
            <text:p>Κολλητήρι βουτανίου, 6 σε 1 για κόλληση, τήξη, θερμοκοπή, συρρίκνωση, πυρογραφία και αφαίρεση μπογιάς. Χρόνος καύσης 90 λεπτά, θεροκρασία 1200 °C (ανοιχτός αέρας) 680 °C (θερμός αέρας) 550 °C (μύτες). Περιεχόμενα συσκευασίας <text:span text:style-name="T1">6 εξαρτήματα</text:span></text:p>
          </table:table-cell>
          <table:table-cell table:style-name="ce18" office:value-type="float" office:value="55" calcext:value-type="float">
            <text:p>55.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2000KA</text:p>
          </table:table-cell>
          <table:table-cell table:style-name="ce9" office:value-type="string" calcext:value-type="string">
            <text:p>8710364046416</text:p>
          </table:table-cell>
          <table:table-cell table:style-name="ce13" office:value-type="string" calcext:value-type="string">
            <text:p>Κολλητήρι βουτανίου, 6 σε 1 για κόλληση, τήξη, θερμοκοπή, συρρίκνωση, πυρογραφία και αφαίρεση μπογιάς. Χρόνος καύσης 90 λεπτά, θεροκρασία 1200 °C (ανοιχτός αέρας) 680 °C (θερμός αέρας) 550 °C (μύτες). Περιεχόμενα συσκευασίας <text:span text:style-name="T1">6 εξαρτήματα</text:span></text:p>
          </table:table-cell>
          <table:table-cell table:style-name="ce18" office:value-type="float" office:value="55" calcext:value-type="float">
            <text:p>55.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2200JA</text:p>
          </table:table-cell>
          <table:table-cell table:style-name="ce9" office:value-type="string" calcext:value-type="string">
            <text:p>8710364042081</text:p>
          </table:table-cell>
          <table:table-cell table:style-name="ce13" office:value-type="string" calcext:value-type="string">
            <text:p>Φλόγιστρο βουτανίου, χρόνος καύσης 75 λεπτά, θερμοκρασία 1200 °C (ανοιχτός αέρας) 680 - 1000 °C (θερμός αέρας) 550 °C (μύτες). Περιεχόμενα συσκευσίας<text:span text:style-name="T1"> 4 εξαρτήματα</text:span></text:p>
          </table:table-cell>
          <table:table-cell table:style-name="ce18" office:value-type="float" office:value="55" calcext:value-type="float">
            <text:p>55.00 €</text:p>
          </table:table-cell>
          <table:table-cell table:style-name="ce25" table:number-columns-repeated="78"/>
          <table:table-cell table:style-name="ce35" table:number-columns-repeated="942"/>
        </table:table-row>
        <table:table-row table:style-name="ro1">
          <table:table-cell table:style-name="ce4" office:value-type="string" calcext:value-type="string">
            <text:p>F0139100JA</text:p>
          </table:table-cell>
          <table:table-cell table:style-name="ce9" office:value-type="string" calcext:value-type="string">
            <text:p>8710364046928</text:p>
          </table:table-cell>
          <table:table-cell table:style-name="ce13" office:value-type="string" calcext:value-type="string">
            <text:p>9100-Fortiflex, εύκαμπτος άξονας βαρέου τύπου 300W, 0-20.000 στροφές/λεπτό. Περιεχόμενα συσκευασίας <text:span text:style-name="T1">21 εξαρτήματα, χειρολαβή, πεντάλ ποδιού, εύκαμπτος άξονας, γάντζος στήριξης.</text:span></text:p>
          </table:table-cell>
          <table:table-cell table:style-name="ce18" office:value-type="float" office:value="306" calcext:value-type="float">
            <text:p>306.00 €</text:p>
          </table:table-cell>
          <table:table-cell table:style-name="ce25" table:number-columns-repeated="78"/>
          <table:table-cell table:style-name="ce36" table:number-columns-repeated="942"/>
        </table:table-row>
        <table:table-row table:style-name="ro1">
          <table:table-cell table:style-name="ce4" office:value-type="string" calcext:value-type="string">
            <text:p>F0130290JM</text:p>
          </table:table-cell>
          <table:table-cell table:style-name="ce9" office:value-type="string" calcext:value-type="string">
            <text:p>8710364046850</text:p>
          </table:table-cell>
          <table:table-cell table:style-name="ce13" office:value-type="string" calcext:value-type="string">
            <text:p>Χαράκτης 35W, 6.000 παλινδρομήσεις / λεπτό, βάρος 0,31kg. Περιεχόμενα συσκευασίας <text:span text:style-name="T1">1 κοπτικό χάραξης καρβιδίου και δείγματα δημιουργικής χάραξης</text:span></text:p>
            <text:p/>
          </table:table-cell>
          <table:table-cell table:style-name="ce18" office:value-type="float" office:value="33" calcext:value-type="float">
            <text:p>33.00 €</text:p>
          </table:table-cell>
          <table:table-cell table:style-name="ce25" table:number-columns-repeated="78"/>
          <table:table-cell table:style-name="ce37" table:number-columns-repeated="942"/>
        </table:table-row>
        <table:table-row table:style-name="ro1">
          <table:table-cell table:style-name="ce4" office:value-type="string" calcext:value-type="string">
            <text:p>F0130290JJ</text:p>
          </table:table-cell>
          <table:table-cell table:style-name="ce9" office:value-type="string" calcext:value-type="string">
            <text:p>8710364046751</text:p>
          </table:table-cell>
          <table:table-cell table:style-name="ce13" office:value-type="string" calcext:value-type="string">
            <text:p>Χαράκτης 35W, 6.000 παλινδρομήσεις / λεπτό, βάρος 0,31kg. Περιεχόμενα συσκευασίας <text:span text:style-name="T1">2 κοπτικά χάραξης καρβιδίου, 1 διαμαντένια μύτη χάραξης και δείγματα δημιουργικής χάραξης</text:span></text:p>
            <text:p/>
          </table:table-cell>
          <table:table-cell table:style-name="ce18" office:value-type="float" office:value="55" calcext:value-type="float">
            <text:p>55.00 €</text:p>
          </table:table-cell>
          <table:table-cell table:style-name="ce25" table:number-columns-repeated="78"/>
          <table:table-cell table:style-name="ce37" table:number-columns-repeated="942"/>
        </table:table-row>
        <table:table-row table:style-name="ro1">
          <table:table-cell table:style-name="ce4" office:value-type="string" calcext:value-type="string">
            <text:p>26150220JB</text:p>
          </table:table-cell>
          <table:table-cell table:style-name="ce8" office:value-type="string" calcext:value-type="string">
            <text:p>8710364032426</text:p>
          </table:table-cell>
          <table:table-cell table:style-name="ce13" office:value-type="string" calcext:value-type="string">
            <text:p>220 - Κατακόρυφη βάση δραπάνου</text:p>
          </table:table-cell>
          <table:table-cell table:style-name="ce18" office:value-type="float" office:value="69.99" calcext:value-type="float">
            <text:p>6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225JA</text:p>
          </table:table-cell>
          <table:table-cell table:style-name="ce8" office:value-type="string" calcext:value-type="string">
            <text:p>8710364054992</text:p>
          </table:table-cell>
          <table:table-cell table:style-name="ce13" office:value-type="string" calcext:value-type="string">
            <text:p>225 - Εύκαμπτος άξονας</text:p>
          </table:table-cell>
          <table:table-cell table:style-name="ce18" office:value-type="float" office:value="39.99" calcext:value-type="float">
            <text:p>3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0335JA</text:p>
          </table:table-cell>
          <table:table-cell table:style-name="ce8" office:value-type="string" calcext:value-type="string">
            <text:p>8710364023080</text:p>
          </table:table-cell>
          <table:table-cell table:style-name="ce13" office:value-type="string" calcext:value-type="string">
            <text:p>335 - Προσάρτημα κάθετης φρέζας</text:p>
          </table:table-cell>
          <table:table-cell table:style-name="ce18" office:value-type="float" office:value="39.99" calcext:value-type="float">
            <text:p>3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0670JA</text:p>
          </table:table-cell>
          <table:table-cell table:style-name="ce8" office:value-type="string" calcext:value-type="string">
            <text:p>8710364023196</text:p>
          </table:table-cell>
          <table:table-cell table:style-name="ce13" office:value-type="string" calcext:value-type="string">
            <text:p>670 - Προσάρτημα δισκοπρίονου</text:p>
          </table:table-cell>
          <table:table-cell table:style-name="ce18" office:value-type="float" office:value="39.99" calcext:value-type="float">
            <text:p>39.99 €</text:p>
          </table:table-cell>
          <table:table-cell table:style-name="ce25" table:number-columns-repeated="78"/>
          <table:table-cell table:style-name="ce35" table:number-columns-repeated="942"/>
        </table:table-row>
        <table:table-row table:style-name="ro1">
          <table:table-cell table:style-name="ce4" office:value-type="float" office:value="2615222232" calcext:value-type="float">
            <text:p>2615222232</text:p>
          </table:table-cell>
          <table:table-cell table:style-name="ce8" office:value-type="string" calcext:value-type="string">
            <text:p>8710364016822</text:p>
          </table:table-cell>
          <table:table-cell table:style-name="ce13" office:value-type="string" calcext:value-type="string">
            <text:p>2222 - Βάση εργαλείου</text:p>
          </table:table-cell>
          <table:table-cell table:style-name="ce18" office:value-type="float" office:value="29.99" calcext:value-type="float">
            <text:p>2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2500JA</text:p>
          </table:table-cell>
          <table:table-cell table:style-name="ce8" office:value-type="string" calcext:value-type="string">
            <text:p>8710364037544</text:p>
          </table:table-cell>
          <table:table-cell table:style-name="ce13" office:value-type="string" calcext:value-type="string">
            <text:p>2500JA - Multivise μέγγενη 3 σε 1</text:p>
          </table:table-cell>
          <table:table-cell table:style-name="ce18" office:value-type="float" office:value="39.99" calcext:value-type="float">
            <text:p>3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float" office:value="2615056532" calcext:value-type="float">
            <text:p>2615056532</text:p>
          </table:table-cell>
          <table:table-cell table:style-name="ce8" office:value-type="string" calcext:value-type="string">
            <text:p>8710364010622</text:p>
          </table:table-cell>
          <table:table-cell table:style-name="ce13" office:value-type="string" calcext:value-type="string">
            <text:p>565 - Σετ κοπτήρας οδηγός γύψου/ξύλου</text:p>
          </table:table-cell>
          <table:table-cell table:style-name="ce18" office:value-type="float" office:value="17.99" calcext:value-type="float">
            <text:p>17.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float" office:value="2615056632" calcext:value-type="float">
            <text:p>2615056632</text:p>
          </table:table-cell>
          <table:table-cell table:style-name="ce8" office:value-type="string" calcext:value-type="string">
            <text:p>8710364010639</text:p>
          </table:table-cell>
          <table:table-cell table:style-name="ce13" office:value-type="string" calcext:value-type="string">
            <text:p>566 - Σετ κοπτικών για πλακάκια</text:p>
          </table:table-cell>
          <table:table-cell table:style-name="ce18" office:value-type="float" office:value="17.99" calcext:value-type="float">
            <text:p>17.99 €</text:p>
          </table:table-cell>
          <table:table-cell table:style-name="ce25" table:number-columns-repeated="78"/>
          <table:table-cell table:style-name="ce35" table:number-columns-repeated="942"/>
        </table:table-row>
        <table:table-row table:style-name="ro1">
          <table:table-cell table:style-name="ce4" office:value-type="float" office:value="2615056832" calcext:value-type="float">
            <text:p>2615056832</text:p>
          </table:table-cell>
          <table:table-cell table:style-name="ce8" office:value-type="string" calcext:value-type="string">
            <text:p>8710364013982</text:p>
          </table:table-cell>
          <table:table-cell table:style-name="ce13" office:value-type="string" calcext:value-type="string">
            <text:p>568 - Προσάτημα αφαίρεσης σοβά</text:p>
          </table:table-cell>
          <table:table-cell table:style-name="ce18" office:value-type="float" office:value="17.99" calcext:value-type="float">
            <text:p>17.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float" office:value="2615057532" calcext:value-type="float">
            <text:p>2615057532</text:p>
          </table:table-cell>
          <table:table-cell table:style-name="ce8" office:value-type="string" calcext:value-type="string">
            <text:p>8710364016983</text:p>
          </table:table-cell>
          <table:table-cell table:style-name="ce13" office:value-type="string" calcext:value-type="string">
            <text:p>575 - Προσάρτημα ορθής γωνίας</text:p>
          </table:table-cell>
          <table:table-cell table:style-name="ce18" office:value-type="float" office:value="34.99" calcext:value-type="float">
            <text:p>34.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string" calcext:value-type="string">
            <text:p>26150576JA</text:p>
          </table:table-cell>
          <table:table-cell table:style-name="ce8" office:value-type="string" calcext:value-type="string">
            <text:p>8710364054190</text:p>
          </table:table-cell>
          <table:table-cell table:style-name="ce13" office:value-type="string" calcext:value-type="string">
            <text:p>576 - Βάση διαμόρφωσης σε 45 και 90 μοίρες</text:p>
          </table:table-cell>
          <table:table-cell table:style-name="ce18" office:value-type="float" office:value="19.99" calcext:value-type="float">
            <text:p>1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string" calcext:value-type="string">
            <text:p>26150577JA</text:p>
          </table:table-cell>
          <table:table-cell table:style-name="ce8" office:value-type="string" calcext:value-type="string">
            <text:p>8710364054206</text:p>
          </table:table-cell>
          <table:table-cell table:style-name="ce13" office:value-type="string" calcext:value-type="string">
            <text:p>577 - Λαβή ακριβείας</text:p>
          </table:table-cell>
          <table:table-cell table:style-name="ce18" office:value-type="float" office:value="19.99" calcext:value-type="float">
            <text:p>1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string" calcext:value-type="string">
            <text:p>26150678JA</text:p>
          </table:table-cell>
          <table:table-cell table:style-name="ce8" office:value-type="string" calcext:value-type="string">
            <text:p>8710364044061</text:p>
          </table:table-cell>
          <table:table-cell table:style-name="ce13" office:value-type="string" calcext:value-type="string">
            <text:p>678 - Οδηγός ευθείας και κυκλικής κοπής</text:p>
          </table:table-cell>
          <table:table-cell table:style-name="ce18" office:value-type="float" office:value="19.99" calcext:value-type="float">
            <text:p>1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string" calcext:value-type="string">
            <text:p>26151453PA</text:p>
          </table:table-cell>
          <table:table-cell table:style-name="ce8" office:value-type="string" calcext:value-type="string">
            <text:p>8710364021499</text:p>
          </table:table-cell>
          <table:table-cell table:style-name="ce13" office:value-type="string" calcext:value-type="string">
            <text:p>1453 - Σετ τροχίσματος αλυσοπρίονου</text:p>
          </table:table-cell>
          <table:table-cell table:style-name="ce18" office:value-type="float" office:value="13.99" calcext:value-type="float">
            <text:p>13.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string" calcext:value-type="string">
            <text:p>2615S840JA</text:p>
          </table:table-cell>
          <table:table-cell table:style-name="ce8" office:value-type="string" calcext:value-type="string">
            <text:p>8710364060825</text:p>
          </table:table-cell>
          <table:table-cell table:style-name="ce13" office:value-type="string" calcext:value-type="string">
            <text:p><text:s text:c="2"/>840 - Οδηγός κοπής</text:p>
          </table:table-cell>
          <table:table-cell table:style-name="ce18" office:value-type="float" office:value="19.99" calcext:value-type="float">
            <text:p>1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string" calcext:value-type="string">
            <text:p>2615GG01JA</text:p>
          </table:table-cell>
          <table:table-cell table:style-name="ce8" office:value-type="string" calcext:value-type="string">
            <text:p>8710364052424</text:p>
          </table:table-cell>
          <table:table-cell table:style-name="ce13" office:value-type="string" calcext:value-type="string">
            <text:p>GG01 - Ράβδοι κόλλας πολλαπλής χρήσης, υψηλής θερμοκρασίας, θερμοκρασία λειτουργίας 165-195°C, διάμετρος 7mm. Περιεχόμενα συσκευασίας <text:span text:style-name="T11">12 τεμάχια.</text:span></text:p>
          </table:table-cell>
          <table:table-cell table:style-name="ce18" office:value-type="float" office:value="5.99" calcext:value-type="float">
            <text:p>5.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GG02JA</text:p>
          </table:table-cell>
          <table:table-cell table:style-name="ce8" office:value-type="string" calcext:value-type="string">
            <text:p>8710364052431</text:p>
          </table:table-cell>
          <table:table-cell table:style-name="ce13" office:value-type="string" calcext:value-type="string">
            <text:p>GG02 - Ράβδοι κόλλας πολλαπλής χρήσης, χαμηλής θερμοκρασίας, θερμοκρασία λειτουργίας 105-140 °C, διάμετρος 7mm. Περιεχόμενα συσκευασίας <text:span text:style-name="T11">12 τεμάχια.</text:span></text:p>
          </table:table-cell>
          <table:table-cell table:style-name="ce18" office:value-type="float" office:value="5.99" calcext:value-type="float">
            <text:p>5.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GG03JA</text:p>
          </table:table-cell>
          <table:table-cell table:style-name="ce8" office:value-type="string" calcext:value-type="string">
            <text:p>8710364052448</text:p>
          </table:table-cell>
          <table:table-cell table:style-name="ce13" office:value-type="string" calcext:value-type="string">
            <text:p>GG03 - Ράβδοι ξυλόκολλας, θερμοκρασία λειτουργίας 165-195 °C, διάμετρος 7mm. Περιεχόμενα συσκευασίας <text:span text:style-name="T11">12 τεμάχια.</text:span></text:p>
          </table:table-cell>
          <table:table-cell table:style-name="ce18" office:value-type="float" office:value="5.99" calcext:value-type="float">
            <text:p>5.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GG05JA</text:p>
          </table:table-cell>
          <table:table-cell table:style-name="ce8" office:value-type="string" calcext:value-type="string">
            <text:p>8710364052462</text:p>
          </table:table-cell>
          <table:table-cell table:style-name="ce13" office:value-type="string" calcext:value-type="string">
            <text:p>GG05 - Χρωματιστές ράβδοι, θερμοκρασία λειτουργίας 105-140 °C, διάμετρος 7mm. Περιεχόμενα συσκευασίας <text:span text:style-name="T11">12 τεμάχια</text:span></text:p>
          </table:table-cell>
          <table:table-cell table:style-name="ce18" office:value-type="float" office:value="7.99" calcext:value-type="float">
            <text:p>7.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GG11JA</text:p>
          </table:table-cell>
          <table:table-cell table:style-name="ce8" office:value-type="string" calcext:value-type="string">
            <text:p>8710364052479</text:p>
          </table:table-cell>
          <table:table-cell table:style-name="ce13" office:value-type="string" calcext:value-type="string">
            <text:p>GG11 -  Ράβδοι κόλλας πολλαπλής χρήσης, υψηλής θερμοκρασίας, θερμοκρασία λειτουργίας 165-195°C, διάμετρος 11mm. Περιεχόμενα συσκευασίας <text:span text:style-name="T11">12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GG13JA</text:p>
          </table:table-cell>
          <table:table-cell table:style-name="ce8" office:value-type="string" calcext:value-type="string">
            <text:p>8710364052486</text:p>
          </table:table-cell>
          <table:table-cell table:style-name="ce13" office:value-type="string" calcext:value-type="string">
            <text:p>GG13 - Ράβδοι ξυλόκολλας, θερμοκρασία λειτουργίας 165-195 °C, διάμετρος 7mm. Περιεχόμενα συσκευασίας <text:span text:style-name="T11">12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GG40JA</text:p>
          </table:table-cell>
          <table:table-cell table:style-name="ce8" office:value-type="string" calcext:value-type="string">
            <text:p>8710364054220</text:p>
          </table:table-cell>
          <table:table-cell table:style-name="ce13" office:value-type="string" calcext:value-type="string">
            <text:p>GG40 - Σπόγγος κόλλας, διάσταση 20 x 20. Περιεχόμενα συσκευασίας <text:span text:style-name="T11">1 τεμάχιο.</text:span></text:p>
          </table:table-cell>
          <table:table-cell table:style-name="ce18" office:value-type="float" office:value="9.99" calcext:value-type="float">
            <text:p>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MS50JA</text:p>
          </table:table-cell>
          <table:table-cell table:style-name="ce8" office:value-type="string" calcext:value-type="string">
            <text:p>8710364062812</text:p>
          </table:table-cell>
          <table:table-cell table:style-name="ce13" office:value-type="string" calcext:value-type="string">
            <text:p>MS50 - Πριονόλαμα πλευρικής κοπής. Μήκος 100mm, πλάτος μαχαιριού 0.4mm, βάθος κοπής 12mm. Περιεχόμενα συσκευασίας <text:span text:style-name="T11">5 τεμάχια.</text:span></text:p>
          </table:table-cell>
          <table:table-cell table:style-name="ce18"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5" office:value-type="string" calcext:value-type="string">
            <text:p>2615MS51JA</text:p>
          </table:table-cell>
          <table:table-cell table:style-name="ce8" office:value-type="string" calcext:value-type="string">
            <text:p>8710364062829</text:p>
          </table:table-cell>
          <table:table-cell table:style-name="ce13" office:value-type="string" calcext:value-type="string">
            <text:p>MS51 - Πριονόλαμα κοπής ξύλου γενικής χρήσης. Μήκος 100mm, πλάτος μαχαιριού 0.4mm, βάθος κοπής 18mm. Περιεχόμενα συσκευασίας <text:span text:style-name="T12">5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5" office:value-type="string" calcext:value-type="string">
            <text:p>2615MS52JA</text:p>
          </table:table-cell>
          <table:table-cell table:style-name="ce8" office:value-type="string" calcext:value-type="string">
            <text:p>8710364062836</text:p>
          </table:table-cell>
          <table:table-cell table:style-name="ce13" office:value-type="string" calcext:value-type="string">
            <text:p>MS52 - Λεπτή πριονόλαμα κοπής ξύλου. Μήκος 100mm, πλάτος μαχαιριού 0.2mm, βάθος κοπής 12mm. Περιεχόμενα συσκευασίας <text:span text:style-name="T12">5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5" office:value-type="string" calcext:value-type="string">
            <text:p>2615MS53JA</text:p>
          </table:table-cell>
          <table:table-cell table:style-name="ce8" office:value-type="string" calcext:value-type="string">
            <text:p>8710364062843</text:p>
          </table:table-cell>
          <table:table-cell table:style-name="ce13" office:value-type="string" calcext:value-type="string">
            <text:p>MS53 - Πριονόλαμα κοπής μετάλλου. Μήκος 100mm, πλάτος μαχαιριού 0.2mm, βάθος κοπής 3mm. Περιεχόμενα συσκευασίας <text:span text:style-name="T12">5 τεμάχια. </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500JA</text:p>
          </table:table-cell>
          <table:table-cell table:style-name="ce8" office:value-type="string" calcext:value-type="string">
            <text:p>8710364060764</text:p>
          </table:table-cell>
          <table:table-cell table:style-name="ce13" office:value-type="string" calcext:value-type="string">
            <text:p>DSM500 - Δίσκος κοπής καρβιδίου πολλαπλής χρήσης. Διάμετρος εργασίας 20mm. Περιεχόμενα συσκευασίας <text:span text:style-name="T11">1 τεμάχιο.</text:span></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510JA</text:p>
          </table:table-cell>
          <table:table-cell table:style-name="ce8" office:value-type="string" calcext:value-type="string">
            <text:p>8710364060771</text:p>
          </table:table-cell>
          <table:table-cell table:style-name="ce13" office:value-type="string" calcext:value-type="string">
            <text:p>DSM510 - Δίσκος κοπής μετάλλου και πλαστικού. Διάμετρος εργασίας 20mm. Περιεχόμενα συσκευασίας <text:span text:style-name="T11">3 τεμάχια.</text:span></text:p>
          </table:table-cell>
          <table:table-cell table:style-name="ce18"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520JA</text:p>
          </table:table-cell>
          <table:table-cell table:style-name="ce8" office:value-type="string" calcext:value-type="string">
            <text:p>8710364060795</text:p>
          </table:table-cell>
          <table:table-cell table:style-name="ce13" office:value-type="string" calcext:value-type="string">
            <text:p>DSM520 - Δίσκος κοπής τοιχοποιίας. Διάμετρος εργασίας 20mm. Περιεχόμενα συσκευασίας<text:span text:style-name="T11"> 2 τεμάχια.</text:span></text:p>
          </table:table-cell>
          <table:table-cell table:style-name="ce18" office:value-type="float" office:value="10.99" calcext:value-type="float">
            <text:p>10.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540JA</text:p>
          </table:table-cell>
          <table:table-cell table:style-name="ce8" office:value-type="string" calcext:value-type="string">
            <text:p>8710364060801</text:p>
          </table:table-cell>
          <table:table-cell table:style-name="ce13" office:value-type="string" calcext:value-type="string">
            <text:p>DSM540 - Διαμαντόδισκος κοπής πλακιδίων. Διάμετρος εργασίας 20mm. Περιεχόμενα συσκευασίας <text:span text:style-name="T11">1 τεμάχιο.</text:span></text:p>
          </table:table-cell>
          <table:table-cell table:style-name="ce18" office:value-type="float" office:value="16.99" calcext:value-type="float">
            <text:p>1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600JA</text:p>
          </table:table-cell>
          <table:table-cell table:style-name="ce8" office:value-type="string" calcext:value-type="string">
            <text:p>8710364060818</text:p>
          </table:table-cell>
          <table:table-cell table:style-name="ce13" office:value-type="string" calcext:value-type="string">
            <text:p>DSM600 - Δίσκος ισόπεδης κοπής καρβιδίου πολλαπλής χρήσης.  Διάμετρος εργασίας 20mm. Περιεχόμενα συσκευασίας <text:span text:style-name="T11">1 τεμάχιο.</text:span></text:p>
          </table:table-cell>
          <table:table-cell table:style-name="ce18" office:value-type="float" office:value="22.99" calcext:value-type="float">
            <text:p>2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660JA</text:p>
          </table:table-cell>
          <table:table-cell table:style-name="ce8" office:value-type="string" calcext:value-type="string">
            <text:p>8710364069972</text:p>
          </table:table-cell>
          <table:table-cell table:style-name="ce13" office:value-type="string" calcext:value-type="string">
            <text:p>660 - Σετ φρέζας διαμόρφωσης πολλαπλής χρήσης <text:span text:style-name="T13">7 εξαρτημάτων. </text:span><text:span text:style-name="T14">Περιεχόμενα συσκευασίας 612 (1 τεμ), 615 (1 τεμ), 640 (1 τεμ), 650 (1 τεμ), 652 (1 τεμ), 654 (1 τεμ), 655 (1 τεμ).</text:span></text:p>
          </table:table-cell>
          <table:table-cell table:style-name="ce18" office:value-type="float" office:value="49.99" calcext:value-type="float">
            <text:p>4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684JA</text:p>
          </table:table-cell>
          <table:table-cell table:style-name="ce8" office:value-type="string" calcext:value-type="string">
            <text:p>8710364029099</text:p>
          </table:table-cell>
          <table:table-cell table:style-name="ce13" office:value-type="string" calcext:value-type="string">
            <text:p>684 - Σετ για καθάρισμα / γυάλισμα <text:span text:style-name="T13">20 εξαρτημάτων</text:span><text:span text:style-name="T14">. Περιεχόμενα συσκευασίας 403 (1 τεμ), 404 (1 τεμ), 405 (1τεμ), 428 (1τεμ), 520 (1 τεμ), 414 (6 τεμ), 422 (1τεμ), 425 (2 τεμ), 429 (3 τεμ), 421 (1 τεμ), 401 (1 τεμ), 402 (1 τεμ).</text:span></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687JA</text:p>
          </table:table-cell>
          <table:table-cell table:style-name="ce8" office:value-type="string" calcext:value-type="string">
            <text:p>8710364029105</text:p>
          </table:table-cell>
          <table:table-cell table:style-name="ce13" office:value-type="string" calcext:value-type="string">
            <text:p>687 - Σετ πολλαπλής χρήσης <text:span text:style-name="T13">52 εξαρτημάτων</text:span><text:span text:style-name="T14">. Περιεχόμενα συσκευασίας 194 (1 τεμ), 952 (1 τεμ),  85422 (1 τεμ), 403 (1 τεμ), 414 (2 τεμ), 429 (2 τεμ), 421 (1 τεμ), 409 (36 τεμ), 426 (1 τεμ), 407 (1 τεμ), 408 (1 τεμ), 432 (2 τεμ), 401 (1 τεμ), 402 (1 τεμ).</text:span></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688JA</text:p>
          </table:table-cell>
          <table:table-cell table:style-name="ce8" office:value-type="string" calcext:value-type="string">
            <text:p>8710364029112</text:p>
          </table:table-cell>
          <table:table-cell table:style-name="ce13" office:value-type="string" calcext:value-type="string">
            <text:p>688 - Σετ κοπής <text:span text:style-name="T15">69 εξαρτημάτων. </text:span><text:span text:style-name="T16">Περιεχόμενα συσκευασίας 409 (36 τεμ), 420 (24 τεμ), 426 (3 τεμ), 540 (5 τεμ), 402 (1 τεμ).</text:span></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690JA</text:p>
          </table:table-cell>
          <table:table-cell table:style-name="ce8" office:value-type="string" calcext:value-type="string">
            <text:p>8710364045839</text:p>
          </table:table-cell>
          <table:table-cell table:style-name="ce13" office:value-type="string" calcext:value-type="string">
            <text:p>SC690 - Σετ κοπής EZ SpeedClic <text:span text:style-name="T15">11 εξαρτημάτων. </text:span><text:span text:style-name="T16">Περιεχόμενα συσκευασίας SC409 (2 τεμ), SC456 (6 τεμ), SC476 (2 τεμ), SC402 (1 τεμ).</text:span></text:p>
          </table:table-cell>
          <table:table-cell table:style-name="ce18" office:value-type="float" office:value="29.99" calcext:value-type="float">
            <text:p>2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723JA</text:p>
          </table:table-cell>
          <table:table-cell table:style-name="ce8" office:value-type="string" calcext:value-type="string">
            <text:p>8710364072828</text:p>
          </table:table-cell>
          <table:table-cell table:style-name="ce13" office:value-type="string" calcext:value-type="string">
            <text:p>723 - Σετ πολλαπλής χρήσης <text:span text:style-name="T15">100 εξαρτημάτων.</text:span><text:span text:style-name="T16"> Περιεχόμενα συσκευασίας 150 (1 τεμ), 401 (1 τεμ), 402 (1 τεμ), SC402 (1 τεμ), 191 (1 τεμ), 932 (1 τεμ), 952 (1 τεμ), 84922 (1 τεμ), 541 (1 τεμ), 421 (1 τεμ), 403 (1 τεμ), 414 (10 τεμ), 429 (5 τεμ), 409 (36 τεμ), 411 (10 τεμ), 413 (8 τεμ), 431 (4 τεμ), δίσκοι κοπής (5 τεμ), ταινία λείανσης (3 τεμ), ταινία τριψίματος (8 τεμ).</text:span></text:p>
          </table:table-cell>
          <table:table-cell table:style-name="ce18" office:value-type="float" office:value="39.99" calcext:value-type="float">
            <text:p>3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724JA</text:p>
          </table:table-cell>
          <table:table-cell table:style-name="ce8" office:value-type="string" calcext:value-type="string">
            <text:p>8710364072835</text:p>
          </table:table-cell>
          <table:table-cell table:style-name="ce13" office:value-type="string" calcext:value-type="string">
            <text:p>724 - Σετ πολλαπλής χρήσης <text:span text:style-name="T17">150 εξαρτημάτων. </text:span><text:span text:style-name="T18">Περιεχόμενα συσκευασίας 150</text:span><text:span text:style-name="T19"> </text:span><text:span text:style-name="T18">(1 τεμ), 401 (1 τεμ), 402 (1 τεμ), 191 (1 τεμ), SC402 (1 τεμ), 8153 (1 τεμ), 952 (1 τεμ), 541 (1 τεμ), 83322 (1 τεμ), 94922 (1 τεμ), 421 (1 τεμ), 414 (10  τεμ), 429 (6 τεμ), 404 (1 τεμ), 422 (2 τεμ), 409 (36 τεμ), συρματόβουρτσα, 420 (20 τεμ), 411 (10 τεμ), δισκος κοπής (5 τεμ), 413 (10 τεμ), ταινια λείανσης (2 τεμ), ταινιες τριψιματος (26 τεμ).</text:span></text:p>
          </table:table-cell>
          <table:table-cell table:style-name="ce18" office:value-type="float" office:value="49.99" calcext:value-type="float">
            <text:p>4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E725JA</text:p>
          </table:table-cell>
          <table:table-cell table:style-name="ce8" office:value-type="string" calcext:value-type="string">
            <text:p>8710364072842</text:p>
          </table:table-cell>
          <table:table-cell table:style-name="ce13" office:value-type="string" calcext:value-type="string">
            <text:p>SC725 - Σετ εξαρτημάτων πολλαπλής χρήσης EZ SpeedClic <text:span text:style-name="T15">70 εξαρτημάτων</text:span><text:span text:style-name="T16">. Περιεχόμενα συσκευασίας SC 402 (1 τεμ), SC541 (1 τεμ), 423S (3 τεμ), SC409 (3 τεμ), SC456 (4 τεμ), SC476 (2 τεμ), SC544 (1 τεμ), SC407 (1 τεμ), 408 (20 τεμ), 432 (20 τεμ), SC411 (6 τεμ), SC413 (6 τεμ), 511S (1 τεμ), λειαντικό φινιρίσματος (1 τεμ).</text:span></text:p>
          </table:table-cell>
          <table:table-cell table:style-name="ce18" office:value-type="float" office:value="59.99" calcext:value-type="float">
            <text:p>5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C682JA</text:p>
          </table:table-cell>
          <table:table-cell table:style-name="ce8" office:value-type="string" calcext:value-type="string">
            <text:p>8710364080748</text:p>
          </table:table-cell>
          <table:table-cell table:style-name="ce13" office:value-type="string" calcext:value-type="string">
            <text:p>Σετ χάραξης σε γυαλί <text:span text:style-name="T15">8 εξαρτημάτων. </text:span><text:span text:style-name="T16">Περιεχόμενα συσκευασίας 83322 (1 τεμ), 84922 (2 τεμ), 7103 (1 τεμ), 7105 (1 τεμ), 7144 (1 τεμ), 7134 (1 τεμ).</text:span></text:p>
          </table:table-cell>
          <table:table-cell table:style-name="ce18" office:value-type="float" office:value="20.99" calcext:value-type="float">
            <text:p>20.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C681JA</text:p>
          </table:table-cell>
          <table:table-cell table:style-name="ce8" office:value-type="string" calcext:value-type="string">
            <text:p>8710364080731</text:p>
          </table:table-cell>
          <table:table-cell table:style-name="ce13" office:value-type="string" calcext:value-type="string">
            <text:p>Σετ για εργασίες σε ξύλο <text:span text:style-name="T15">20 εξαρτημάτων. </text:span><text:span text:style-name="T16">Περιεχόμενα συσκευασίας 190 (1 τεμ), 191 (1 τεμ), 194 (1 τεμ), 407 (1 τεμ), 408 (2 τεμ), 432 (2 τεμ), 411 (10 τεμ), 150 (1 τεμ), 402 (1 τεμ).</text:span></text:p>
          </table:table-cell>
          <table:table-cell table:style-name="ce18" office:value-type="float" office:value="16.99" calcext:value-type="float">
            <text:p>1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201JA</text:p>
          </table:table-cell>
          <table:table-cell table:style-name="ce8" office:value-type="string" calcext:value-type="string">
            <text:p>8710364039708</text:p>
          </table:table-cell>
          <table:table-cell table:style-name="ce13" office:value-type="string" calcext:value-type="string">
            <text:p>201 - Μύτη κόλλησης για Versatip. Περιεχόμενα συσκευασίας <text:span text:style-name="T11">2 τεμάχια.</text:span></text:p>
          </table:table-cell>
          <table:table-cell table:style-name="ce18" office:value-type="float" office:value="11.99" calcext:value-type="float">
            <text:p>11.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202JA</text:p>
          </table:table-cell>
          <table:table-cell table:style-name="ce8" office:value-type="string" calcext:value-type="string">
            <text:p>8710364049400</text:p>
          </table:table-cell>
          <table:table-cell table:style-name="ce13" office:value-type="string" calcext:value-type="string">
            <text:p>202 - Μαχαίρι κοπής για Versatip. Περιεχόμενα συσκευασίας <text:span text:style-name="T11">2 τεμάχια.</text:span></text:p>
          </table:table-cell>
          <table:table-cell table:style-name="ce18" office:value-type="float" office:value="11.99" calcext:value-type="float">
            <text:p>11.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204JA</text:p>
          </table:table-cell>
          <table:table-cell table:style-name="ce8" office:value-type="string" calcext:value-type="string">
            <text:p>8710364057603</text:p>
          </table:table-cell>
          <table:table-cell table:style-name="ce13" office:value-type="string" calcext:value-type="string">
            <text:p>204 - Σετ πυρογραφίας για Versatip. Περιεχόμενα συσκευασίας <text:span text:style-name="T11">4 τεμάχια.</text:span></text:p>
          </table:table-cell>
          <table:table-cell table:style-name="ce18" office:value-type="float" office:value="22.99" calcext:value-type="float">
            <text:p>2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05JA</text:p>
          </table:table-cell>
          <table:table-cell table:style-name="ce9" office:value-type="string" calcext:value-type="string">
            <text:p>8710364044764</text:p>
          </table:table-cell>
          <table:table-cell table:style-name="ce13" office:value-type="string" calcext:value-type="string">
            <text:p>105 - Κοπτικό χάραξης, Ø εργασίας 0.8mm, Ø στελέχους 3.2mm. Περιεχόμενα συσκευασίας <text:span text:style-name="T11">3 τεμάχια.</text:span></text:p>
          </table:table-cell>
          <table:table-cell table:style-name="ce18" office:value-type="float" office:value="6.99" calcext:value-type="float">
            <text:p>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06JA</text:p>
          </table:table-cell>
          <table:table-cell table:style-name="ce9" office:value-type="string" calcext:value-type="string">
            <text:p>8710364044771</text:p>
          </table:table-cell>
          <table:table-cell table:style-name="ce13" office:value-type="string" calcext:value-type="string">
            <text:p>106 - Κοπτικό χάραξης, Ø εργασίας 1.6mm, Ø στελέχους 3.2mm. Περιεχόμενα συσκευασίας <text:span text:style-name="T11">3 τεμάχια.</text:span></text:p>
          </table:table-cell>
          <table:table-cell table:style-name="ce18" office:value-type="float" office:value="6.99" calcext:value-type="float">
            <text:p>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07JA</text:p>
          </table:table-cell>
          <table:table-cell table:style-name="ce9" office:value-type="string" calcext:value-type="string">
            <text:p>8710364044788</text:p>
          </table:table-cell>
          <table:table-cell table:style-name="ce13" office:value-type="string" calcext:value-type="string">
            <text:p>107-  Κοπτικό χάραξης, Ø εργασίας 2.4mm, Ø στελέχους 3.2mm. Περιεχόμενα συσκευασίας<text:span text:style-name="T11"> 3 τεμάχια.</text:span></text:p>
          </table:table-cell>
          <table:table-cell table:style-name="ce18" office:value-type="float" office:value="6.99" calcext:value-type="float">
            <text:p>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08JA</text:p>
          </table:table-cell>
          <table:table-cell table:style-name="ce9" office:value-type="string" calcext:value-type="string">
            <text:p>8710364044795</text:p>
          </table:table-cell>
          <table:table-cell table:style-name="ce13" office:value-type="string" calcext:value-type="string">
            <text:p>108 - Κοπτικό χάραξης, Ø εργασίας 0.8mm, Ø στελέχους 3.2mm. Περιεχόμενα συσκευασίας<text:span text:style-name="T11"> 3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0JA</text:p>
          </table:table-cell>
          <table:table-cell table:style-name="ce9" office:value-type="string" calcext:value-type="string">
            <text:p>8710364044801</text:p>
          </table:table-cell>
          <table:table-cell table:style-name="ce13" office:value-type="string" calcext:value-type="string">
            <text:p>110 - Κοπτικό χάραξης, Ø εργασίας 1.9mm, Ø στελέχους 3.2mm. Περιεχόμενα συσκευασίας <text:span text:style-name="T11">3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1JA</text:p>
          </table:table-cell>
          <table:table-cell table:style-name="ce9" office:value-type="string" calcext:value-type="string">
            <text:p>8710364044818</text:p>
          </table:table-cell>
          <table:table-cell table:style-name="ce13" office:value-type="string" calcext:value-type="string">
            <text:p>111 - Κοπτικό χάραξης, Ø εργασίας 0.8mm, Ø στελέχους 3.2mm. Περιεχόμενα συσκευασίας <text:span text:style-name="T11">3 τεμάχια.</text:span></text:p>
          </table:table-cell>
          <table:table-cell table:style-name="ce18"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3JA</text:p>
          </table:table-cell>
          <table:table-cell table:style-name="ce9" office:value-type="string" calcext:value-type="string">
            <text:p>8710364044825</text:p>
          </table:table-cell>
          <table:table-cell table:style-name="ce13" office:value-type="string" calcext:value-type="string">
            <text:p>113 - Κοπτικό χάραξης, Ø εργασίας 1.6mm, Ø στελέχους 3.2mm. Περιεχόμενα συσκευασίας <text:span text:style-name="T11">3 τεμάχια.</text:span></text:p>
          </table:table-cell>
          <table:table-cell table:style-name="ce18"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4JA</text:p>
          </table:table-cell>
          <table:table-cell table:style-name="ce9" office:value-type="string" calcext:value-type="string">
            <text:p>8710364044702</text:p>
          </table:table-cell>
          <table:table-cell table:style-name="ce13" office:value-type="string" calcext:value-type="string">
            <text:p>114 - Κοπτικό υψηλής ταχύτητας, Ø εργασίας 7.8mm, μήκος εξαρτήματος 38mm. Περιεχόμενα συσκευασίας <text:span text:style-name="T15">2 τεμάχια</text:span><text:span text:style-name="T16">.</text:span></text:p>
          </table:table-cell>
          <table:table-cell table:style-name="ce18"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5JA</text:p>
          </table:table-cell>
          <table:table-cell table:style-name="ce9" office:value-type="string" calcext:value-type="string">
            <text:p>8710364044641</text:p>
          </table:table-cell>
          <table:table-cell table:style-name="ce13" office:value-type="string" calcext:value-type="string">
            <text:p>115 - Κοπτικό υψηλής ταχύτητας, Ø εργασίας 7.8mm, μήκος εξαρτήματος 38mm. Περιεχόμενα συσκευασίας <text:span text:style-name="T11">2 τεμάχια.</text:span></text:p>
          </table:table-cell>
          <table:table-cell table:style-name="ce18" office:value-type="float" office:value="14.99" calcext:value-type="float">
            <text:p>14.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7JA</text:p>
          </table:table-cell>
          <table:table-cell table:style-name="ce9" office:value-type="string" calcext:value-type="string">
            <text:p>8710364044672</text:p>
          </table:table-cell>
          <table:table-cell table:style-name="ce13" office:value-type="string" calcext:value-type="string">
            <text:p>117 - Κοπτικό υψηλής ταχύτητας, Ø εργασίας 6.4mm, μήκος εξαρτήματος 38mm. Περιεχόμενα συσκευασίας <text:span text:style-name="T11">2 τεμάχια.</text:span></text:p>
          </table:table-cell>
          <table:table-cell table:style-name="ce18" office:value-type="float" office:value="10.99" calcext:value-type="float">
            <text:p>10.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18JA</text:p>
          </table:table-cell>
          <table:table-cell table:style-name="ce9" office:value-type="string" calcext:value-type="string">
            <text:p>8710364044689</text:p>
          </table:table-cell>
          <table:table-cell table:style-name="ce13" office:value-type="string" calcext:value-type="string">
            <text:p>118  - Κοπτικό υψηλής ταχύτητας, Ø εργασίας 3.2mm, μήκος εξαρτήματος 38mm. Περιεχόμενα συσκευασίας <text:span text:style-name="T11">2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25JA</text:p>
          </table:table-cell>
          <table:table-cell table:style-name="ce9" office:value-type="string" calcext:value-type="string">
            <text:p>8710364044696</text:p>
          </table:table-cell>
          <table:table-cell table:style-name="ce13" office:value-type="string" calcext:value-type="string">
            <text:p>125 - Κοπτικό υψηλής ταχύτητας, Ø εργασίας 6.4mm, μήκος εξαρτήματος 38mm . Περιεχόμενα συσκευασίας <text:span text:style-name="T11">2 τεμάχια.</text:span></text:p>
          </table:table-cell>
          <table:table-cell table:style-name="ce18" office:value-type="float" office:value="9.99" calcext:value-type="float">
            <text:p>9.99 €</text:p>
          </table:table-cell>
          <table:table-cell table:number-columns-repeated="1020"/>
        </table:table-row>
        <table:table-row table:style-name="ro1">
          <table:table-cell table:style-name="ce4" office:value-type="string" calcext:value-type="string">
            <text:p>26150134JA</text:p>
          </table:table-cell>
          <table:table-cell table:style-name="ce9" office:value-type="string" calcext:value-type="string">
            <text:p>8710364044719</text:p>
          </table:table-cell>
          <table:table-cell table:style-name="ce13" office:value-type="string" calcext:value-type="string">
            <text:p>134 - Κοπτικό υψηλής ταχύτητας, Ø εργασίας 7.2mm, μήκος εξαρτήματος 39mm . Περιεχόμενα συσκευασίας <text:span text:style-name="T11">2 τεμάχια.</text:span></text:p>
          </table:table-cell>
          <table:table-cell table:style-name="ce18" office:value-type="float" office:value="14.99" calcext:value-type="float">
            <text:p>14.99 €</text:p>
          </table:table-cell>
          <table:table-cell table:style-name="ce26" table:number-columns-repeated="78"/>
          <table:table-cell table:style-name="ce39" table:number-columns-repeated="942"/>
        </table:table-row>
        <table:table-row table:style-name="ro1">
          <table:table-cell table:style-name="ce4" office:value-type="string" calcext:value-type="string">
            <text:p>26150144JA</text:p>
          </table:table-cell>
          <table:table-cell table:style-name="ce9" office:value-type="string" calcext:value-type="string">
            <text:p>8710364044726</text:p>
          </table:table-cell>
          <table:table-cell table:style-name="ce13" office:value-type="string" calcext:value-type="string">
            <text:p>144 - Κοπτικό υψηλής ταχύτητας, Ø εργασίας 7.8mm, μήκος εξαρτήματος 39mm . Περιεχόμενα συσκευασίας<text:span text:style-name="T11"> 2 τεμάχια.</text:span></text:p>
          </table:table-cell>
          <table:table-cell table:style-name="ce18"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92JA</text:p>
          </table:table-cell>
          <table:table-cell table:style-name="ce9" office:value-type="string" calcext:value-type="string">
            <text:p>8710364044733</text:p>
          </table:table-cell>
          <table:table-cell table:style-name="ce13" office:value-type="string" calcext:value-type="string">
            <text:p>192 - Κοπτικό υψηλής ταχύτητας, Ø εργασίας 4.8mm, μήκος εξαρτήματος 39mm . Περιεχόμενα συσκευασίας <text:span text:style-name="T11">2 τεμάχια.</text:span></text:p>
          </table:table-cell>
          <table:table-cell table:style-name="ce18"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93JA</text:p>
          </table:table-cell>
          <table:table-cell table:style-name="ce9" office:value-type="string" calcext:value-type="string">
            <text:p>8710364044740</text:p>
          </table:table-cell>
          <table:table-cell table:style-name="ce13" office:value-type="string" calcext:value-type="string">
            <text:p>193 - Κοπτικό υψηλής ταχύτητας, Ø εργασίας 2mm, μήκος εξαρτήματος 39mm . Περιεχόμενα συσκευασίας <text:span text:style-name="T11">2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94JA</text:p>
          </table:table-cell>
          <table:table-cell table:style-name="ce9" office:value-type="string" calcext:value-type="string">
            <text:p>8710364044658</text:p>
          </table:table-cell>
          <table:table-cell table:style-name="ce13" office:value-type="string" calcext:value-type="string">
            <text:p>194 - Κοπτικό υψηλής ταχύτητας, Ø εργασίας 3.2mm, μήκος εξαρτήματος 39mm . Περιεχόμενα συσκευασίας <text:span text:style-name="T11">2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96JA</text:p>
          </table:table-cell>
          <table:table-cell table:style-name="ce9" office:value-type="string" calcext:value-type="string">
            <text:p>8710364044665</text:p>
          </table:table-cell>
          <table:table-cell table:style-name="ce13" office:value-type="string" calcext:value-type="string">
            <text:p>196- Κοπτικό υψηλής ταχύτητας, Ø εργασίας 5.6mm, μήκος εξαρτήματος 39mm . Περιεχόμενα συσκευασίας <text:span text:style-name="T11">2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199JA</text:p>
          </table:table-cell>
          <table:table-cell table:style-name="ce9" office:value-type="string" calcext:value-type="string">
            <text:p>8710364044757</text:p>
          </table:table-cell>
          <table:table-cell table:style-name="ce13" office:value-type="string" calcext:value-type="string">
            <text:p>199 - Κοπτικό υψηλής ταχύτητας, Ø εργασίας 9.5mm, μήκος εξαρτήματος 39mm . Περιεχόμενα συσκευασίας <text:span text:style-name="T11">2 τεμάχια.</text:span></text:p>
          </table:table-cell>
          <table:table-cell table:style-name="ce18" office:value-type="float" office:value="17.99" calcext:value-type="float">
            <text:p>1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7103JA</text:p>
          </table:table-cell>
          <table:table-cell table:style-name="ce9" office:value-type="string" calcext:value-type="string">
            <text:p>8710364044832</text:p>
          </table:table-cell>
          <table:table-cell table:style-name="ce13" office:value-type="string" calcext:value-type="string">
            <text:p>7103 - Διαμαντοτροχός, Ø εργασίας 2mm, μήκος εξαρτήματος 45mm . Περιεχόμενα συσκευασίας <text:span text:style-name="T1">2 τεμάχια.</text:span></text:p>
          </table:table-cell>
          <table:table-cell table:style-name="ce18" office:value-type="float" office:value="14.99" calcext:value-type="float">
            <text:p>14.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7105JA</text:p>
          </table:table-cell>
          <table:table-cell table:style-name="ce9" office:value-type="string" calcext:value-type="string">
            <text:p>8710364044849</text:p>
          </table:table-cell>
          <table:table-cell table:style-name="ce13" office:value-type="string" calcext:value-type="string">
            <text:p>7105 - Διαμαντοτροχός, Ø εργασίας 4.4mm, μήκος εξαρτήματος 46mm . Περιεχόμενα συσκευασίας <text:span text:style-name="T1">2 τεμάχια.</text:span></text:p>
          </table:table-cell>
          <table:table-cell table:style-name="ce18" office:value-type="float" office:value="22.99" calcext:value-type="float">
            <text:p>2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7122JA</text:p>
          </table:table-cell>
          <table:table-cell table:style-name="ce9" office:value-type="string" calcext:value-type="string">
            <text:p>8710364044856</text:p>
          </table:table-cell>
          <table:table-cell table:style-name="ce13" office:value-type="string" calcext:value-type="string">
            <text:p>7122 - Διαμαντοτροχός, Ø εργασίας 2.4mm, μήκος εξαρτήματος 46mm . Περιεχόμενα συσκευασίας<text:span text:style-name="T1"> 2 τεμάχια.</text:span></text:p>
          </table:table-cell>
          <table:table-cell table:style-name="ce18" office:value-type="float" office:value="13.99" calcext:value-type="float">
            <text:p>13.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7134JA</text:p>
          </table:table-cell>
          <table:table-cell table:style-name="ce9" office:value-type="string" calcext:value-type="string">
            <text:p>8710364044863</text:p>
          </table:table-cell>
          <table:table-cell table:style-name="ce13" office:value-type="string" calcext:value-type="string">
            <text:p>7134 - Διαμαντοτροχός, Ø εργασίας 2mm, μήκος εξαρτήματος 46mm . Περιεχόμενα συσκευασίας <text:span text:style-name="T1">2 τεμάχια.</text:span></text:p>
          </table:table-cell>
          <table:table-cell table:style-name="ce18" office:value-type="float" office:value="14.99" calcext:value-type="float">
            <text:p>14.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7144JA</text:p>
          </table:table-cell>
          <table:table-cell table:style-name="ce9" office:value-type="string" calcext:value-type="string">
            <text:p>8710364044870</text:p>
          </table:table-cell>
          <table:table-cell table:style-name="ce13" office:value-type="string" calcext:value-type="string">
            <text:p>7144- Διαμαντοτροχός, Ø εργασίας 2.4mm, μήκος εξαρτήματος 46mm . Περιεχόμενα συσκευασίας <text:span text:style-name="T1">2 τεμάχια.</text:span></text:p>
          </table:table-cell>
          <table:table-cell table:style-name="ce18" office:value-type="float" office:value="13.99" calcext:value-type="float">
            <text:p>13.99 €</text:p>
          </table:table-cell>
          <table:table-cell table:style-name="ce25" table:number-columns-repeated="78"/>
          <table:table-cell table:style-name="ce35" table:number-columns-repeated="942"/>
        </table:table-row>
        <table:table-row table:style-name="ro1">
          <table:table-cell table:style-name="ce4" office:value-type="float" office:value="2615990132" calcext:value-type="float">
            <text:p>2615990132</text:p>
          </table:table-cell>
          <table:table-cell table:style-name="ce9" office:value-type="string" calcext:value-type="string">
            <text:p>8710364008605</text:p>
          </table:table-cell>
          <table:table-cell table:style-name="ce13" office:value-type="string" calcext:value-type="string">
            <text:p>9901 - Κοπτικό από καρβίδιο βολφραμίου, τετράγωνη μύτη, Ø εργασίας 3.2mm. Περιεχόμενα συσκευασίας <text:span text:style-name="T1">1 τεμάχιο.</text:span></text:p>
          </table:table-cell>
          <table:table-cell table:style-name="ce18"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float" office:value="2615990332" calcext:value-type="float">
            <text:p>2615990332</text:p>
          </table:table-cell>
          <table:table-cell table:style-name="ce9" office:value-type="string" calcext:value-type="string">
            <text:p>8710364008629</text:p>
          </table:table-cell>
          <table:table-cell table:style-name="ce13" office:value-type="string" calcext:value-type="string">
            <text:p>9903 - Κοπτικό από καρβίδιο βολφραμίου, αιχμηρή μύτη, Ø εργασίας 3.2mm. Περιεχόμενα συσκευασίας <text:span text:style-name="T1">1 τεμάχιο.</text:span></text:p>
          </table:table-cell>
          <table:table-cell table:style-name="ce18"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float" office:value="2615990532" calcext:value-type="float">
            <text:p>2615990532</text:p>
          </table:table-cell>
          <table:table-cell table:style-name="ce9" office:value-type="string" calcext:value-type="string">
            <text:p>8710364008643</text:p>
          </table:table-cell>
          <table:table-cell table:style-name="ce13" office:value-type="string" calcext:value-type="string">
            <text:p>9905 - Κοπτικό από καρβίδιο βολφραμίου, σφαιρική μύτη, Ø εργασίας 3.2mm. Περιεχόμενα συσκευασίας <text:span text:style-name="T1">1 τεμάχιο.</text:span></text:p>
          </table:table-cell>
          <table:table-cell table:style-name="ce18"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float" office:value="2615991032" calcext:value-type="float">
            <text:p>2615991032</text:p>
          </table:table-cell>
          <table:table-cell table:style-name="ce9" office:value-type="string" calcext:value-type="string">
            <text:p>8710364008674</text:p>
          </table:table-cell>
          <table:table-cell table:style-name="ce13" office:value-type="string" calcext:value-type="string">
            <text:p>9910 - Κοπτικό από καρβίδιο βολφραμίου,μύτη σχήματος λόγχης, Ø εργασίας 3.2mm. Περιεχόμενα συσκευασίας<text:span text:style-name="T1"> 1 τεμάχιο.</text:span></text:p>
          </table:table-cell>
          <table:table-cell table:style-name="ce18"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float" office:value="2615991132" calcext:value-type="float">
            <text:p>2615991132</text:p>
          </table:table-cell>
          <table:table-cell table:style-name="ce9" office:value-type="string" calcext:value-type="string">
            <text:p>8710364008681</text:p>
          </table:table-cell>
          <table:table-cell table:style-name="ce13" office:value-type="string" calcext:value-type="string">
            <text:p>9911 - Κοπτικό από καρβίδιο βολφραμίου,μύτη σχήματος οβάλ, Ø εργασίας 3.2mm. Περιεχόμενα συσκευασίας <text:span text:style-name="T1">1 τεμάχιο.</text:span></text:p>
          </table:table-cell>
          <table:table-cell table:style-name="ce18" office:value-type="float" office:value="12.99" calcext:value-type="float">
            <text:p>12.99 €</text:p>
          </table:table-cell>
          <table:table-cell table:number-columns-repeated="1020"/>
        </table:table-row>
        <table:table-row table:style-name="ro1">
          <table:table-cell table:style-name="ce4" office:value-type="string" calcext:value-type="string">
            <text:p>26159924JA</text:p>
          </table:table-cell>
          <table:table-cell table:style-name="ce9" office:value-type="string" calcext:value-type="string">
            <text:p>8710364039692</text:p>
          </table:table-cell>
          <table:table-cell table:style-name="ce13" office:value-type="string" calcext:value-type="string">
            <text:p>9924 - Μύτη χάραξης καρβιδίου. Περιεχόμενα συσκευασίας <text:span text:style-name="T1">3 τεμάχια.</text:span></text:p>
          </table:table-cell>
          <table:table-cell table:style-name="ce18" office:value-type="float" office:value="6.99" calcext:value-type="float">
            <text:p>6.99 €</text:p>
          </table:table-cell>
          <table:table-cell table:style-name="ce26" table:number-columns-repeated="78"/>
          <table:table-cell table:style-name="ce39" table:number-columns-repeated="942"/>
        </table:table-row>
        <table:table-row table:style-name="ro1">
          <table:table-cell table:style-name="ce4" office:value-type="string" calcext:value-type="string">
            <text:p>26159929JA</text:p>
          </table:table-cell>
          <table:table-cell table:style-name="ce9" office:value-type="string" calcext:value-type="string">
            <text:p>8710364042906</text:p>
          </table:table-cell>
          <table:table-cell table:style-name="ce13" office:value-type="string" calcext:value-type="string">
            <text:p>9929 - Κοπτικό χάραξης διαμαντιου. Περιεχόμενα συσκευασίας <text:span text:style-name="T1">1 τεμάχιο.</text:span></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4" office:value-type="float" office:value="2615993132" calcext:value-type="float">
            <text:p>2615993132</text:p>
          </table:table-cell>
          <table:table-cell table:style-name="ce9" office:value-type="string" calcext:value-type="string">
            <text:p>8710364008544</text:p>
          </table:table-cell>
          <table:table-cell table:style-name="ce13" office:value-type="string" calcext:value-type="string">
            <text:p>9931 - Κοπτικό με οδόντωση από καρβίδιο βολφραμίου, μορφή λόγχης, Ø εργασίας 6.4mm. Περιεχόμενα συσκευασίας<text:span text:style-name="T1"> 1 τεμάχιο.</text:span></text:p>
          </table:table-cell>
          <table:table-cell table:style-name="ce18" office:value-type="float" office:value="22.99" calcext:value-type="float">
            <text:p>22.99 €</text:p>
          </table:table-cell>
          <table:table-cell table:style-name="ce25" table:number-columns-repeated="78"/>
          <table:table-cell table:style-name="ce35" table:number-columns-repeated="942"/>
        </table:table-row>
        <table:table-row table:style-name="ro1">
          <table:table-cell table:style-name="ce4" office:value-type="float" office:value="2615993432" calcext:value-type="float">
            <text:p>2615993432</text:p>
          </table:table-cell>
          <table:table-cell table:style-name="ce9" office:value-type="string" calcext:value-type="string">
            <text:p>8710364008575</text:p>
          </table:table-cell>
          <table:table-cell table:style-name="ce13" office:value-type="string" calcext:value-type="string">
            <text:p>9934 - Κοπτικό με οδόντωση από καρβίδιο βολφραμίου, κωνικό, Ø εργασίας 7.8mm. Περιεχόμενα συσκευασίας <text:span text:style-name="T1">1 τεμάχιο.</text:span></text:p>
          </table:table-cell>
          <table:table-cell table:style-name="ce18" office:value-type="float" office:value="21.99" calcext:value-type="float">
            <text:p>21.99 €</text:p>
          </table:table-cell>
          <table:table-cell table:style-name="ce25" table:number-columns-repeated="78"/>
          <table:table-cell table:style-name="ce35" table:number-columns-repeated="942"/>
        </table:table-row>
        <table:table-row table:style-name="ro1">
          <table:table-cell table:style-name="ce4" office:value-type="float" office:value="2615993632" calcext:value-type="float">
            <text:p>2615993632</text:p>
          </table:table-cell>
          <table:table-cell table:style-name="ce9" office:value-type="string" calcext:value-type="string">
            <text:p>8710364008599</text:p>
          </table:table-cell>
          <table:table-cell table:style-name="ce13" office:value-type="string" calcext:value-type="string">
            <text:p>9936 - Κοπτικό με οδόντωση από καρβίδιο βολφραμίου, μορφή δίσκου, Ø εργασίας 19mm. Περιεχόμενα συσκευασίας <text:span text:style-name="T1">1 τεμάχιο.</text:span></text:p>
          </table:table-cell>
          <table:table-cell table:style-name="ce18" office:value-type="float" office:value="24.99" calcext:value-type="float">
            <text:p>24.99 €</text:p>
          </table:table-cell>
          <table:table-cell table:style-name="ce25" table:number-columns-repeated="78"/>
          <table:table-cell table:style-name="ce35" table:number-columns-repeated="942"/>
        </table:table-row>
        <table:table-row table:style-name="ro1">
          <table:table-cell table:style-name="ce4" office:value-type="float" office:value="2615061232" calcext:value-type="float">
            <text:p>2615061232</text:p>
          </table:table-cell>
          <table:table-cell table:style-name="ce9" office:value-type="string" calcext:value-type="string">
            <text:p>8710364008254</text:p>
          </table:table-cell>
          <table:table-cell table:style-name="ce13" office:value-type="string" calcext:value-type="string">
            <text:p>612 - Φρέζα διαμόρφωσης (HSS), ξάκρισμα με οδηγό, ωφέλιμο μήκος 4.8 mm, Ø εργασίας 9.5mm. Περιεχόμενα συσκευασίας <text:span text:style-name="T1">1 τεμάχιο.</text:span></text:p>
          </table:table-cell>
          <table:table-cell table:style-name="ce18" office:value-type="float" office:value="19.99" calcext:value-type="float">
            <text:p>19.99 €</text:p>
          </table:table-cell>
          <table:table-cell table:number-columns-repeated="1020"/>
        </table:table-row>
        <table:table-row table:style-name="ro1">
          <table:table-cell table:style-name="ce4" office:value-type="float" office:value="2615061532" calcext:value-type="float">
            <text:p>2615061532</text:p>
          </table:table-cell>
          <table:table-cell table:style-name="ce9" office:value-type="string" calcext:value-type="string">
            <text:p>8710364008285</text:p>
          </table:table-cell>
          <table:table-cell table:style-name="ce13" office:value-type="string" calcext:value-type="string">
            <text:p>615 - Φρέζα διαμόρφωσης (HSS), στρογγύλευση γωνιών, ωφέλιμο μήκος 4.8 mm, Ø εργασίας 9.5mm. Περιεχόμενα συσκευασίας <text:span text:style-name="T1">1 τεμάχιο.</text:span></text:p>
          </table:table-cell>
          <table:table-cell table:style-name="ce18" office:value-type="float" office:value="19.99" calcext:value-type="float">
            <text:p>19.99 €</text:p>
          </table:table-cell>
          <table:table-cell table:number-columns-repeated="1020"/>
        </table:table-row>
        <table:table-row table:style-name="ro1">
          <table:table-cell table:style-name="ce4" office:value-type="float" office:value="2615064032" calcext:value-type="float">
            <text:p>2615064032</text:p>
          </table:table-cell>
          <table:table-cell table:style-name="ce9" office:value-type="string" calcext:value-type="string">
            <text:p>8710364008308</text:p>
          </table:table-cell>
          <table:table-cell table:style-name="ce13" office:value-type="string" calcext:value-type="string">
            <text:p>640 - Φρέζα διαμόρφωσης (HSS), αυλάκωση σχήματος V, ωφέλιμο μήκος 2mm, Ø εργασίας 6.4mm. Περιεχόμενα συσκευασίας <text:span text:style-name="T1">1 τεμάχιο.</text:span></text:p>
          </table:table-cell>
          <table:table-cell table:style-name="ce18" office:value-type="float" office:value="9.99" calcext:value-type="float">
            <text:p>9.99 €</text:p>
          </table:table-cell>
          <table:table-cell table:number-columns-repeated="1020"/>
        </table:table-row>
        <table:table-row table:style-name="ro1">
          <table:table-cell table:style-name="ce4" office:value-type="float" office:value="2615065032" calcext:value-type="float">
            <text:p>2615065032</text:p>
          </table:table-cell>
          <table:table-cell table:style-name="ce9" office:value-type="string" calcext:value-type="string">
            <text:p>8710364007417</text:p>
          </table:table-cell>
          <table:table-cell table:style-name="ce13" office:value-type="string" calcext:value-type="string">
            <text:p>650 - Φρέζα διαμόρφωσης (HSS), ευθεία κοπή, ωφέλιμο μήκος 1mm, Ø εργασίας 3.2mm. Περιεχόμενα συσκευασίας <text:span text:style-name="T1">1 τεμάχιο.</text:span></text:p>
          </table:table-cell>
          <table:table-cell table:style-name="ce18" office:value-type="float" office:value="8.99" calcext:value-type="float">
            <text:p>8.99 €</text:p>
          </table:table-cell>
          <table:table-cell table:style-name="ce26" table:number-columns-repeated="78"/>
          <table:table-cell table:style-name="ce39" table:number-columns-repeated="942"/>
        </table:table-row>
        <table:table-row table:style-name="ro1">
          <table:table-cell table:style-name="ce4" office:value-type="float" office:value="2615065232" calcext:value-type="float">
            <text:p>2615065232</text:p>
          </table:table-cell>
          <table:table-cell table:style-name="ce9" office:value-type="string" calcext:value-type="string">
            <text:p>8710364008315</text:p>
          </table:table-cell>
          <table:table-cell table:style-name="ce13" office:value-type="string" calcext:value-type="string">
            <text:p>652 - Φρέζα διαμόρφωσης (HSS), ευθεία κοπή, ωφέλιμο μήκος 1.4mm, Ø εργασίας 4.8mm. Περιεχόμενα συσκευασίας <text:span text:style-name="T1">1 τεμάχιο.</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float" office:value="2615065432" calcext:value-type="float">
            <text:p>2615065432</text:p>
          </table:table-cell>
          <table:table-cell table:style-name="ce9" office:value-type="string" calcext:value-type="string">
            <text:p>8710364008322</text:p>
          </table:table-cell>
          <table:table-cell table:style-name="ce13" office:value-type="string" calcext:value-type="string">
            <text:p>654  - Φρέζα διαμόρφωσης (HSS), ευθεία κοπή, ωφέλιμο μήκος 2mm, Ø εργασίας 6.4mm. Περιεχόμενα συσκευασίας <text:span text:style-name="T1">1 τεμάχιο.</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655JA</text:p>
          </table:table-cell>
          <table:table-cell table:style-name="ce9" office:value-type="string" calcext:value-type="string">
            <text:p>8710364023042</text:p>
          </table:table-cell>
          <table:table-cell table:style-name="ce13" office:value-type="string" calcext:value-type="string">
            <text:p>655 - Φρέζα διαμόρφωσης (HSS), διαμόρφωση κλειδαρότρυπας, ωφέλιμο μήκος 2.7mm, Ø εργασίας 8mm. Περιεχόμενα συσκευασίας <text:span text:style-name="T1">1 τεμάχιο.</text:span></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541JA</text:p>
          </table:table-cell>
          <table:table-cell table:style-name="ce9" office:value-type="string" calcext:value-type="string">
            <text:p>8710364054879</text:p>
          </table:table-cell>
          <table:table-cell table:style-name="ce13" office:value-type="string" calcext:value-type="string">
            <text:p> SC541 - Δίσκος τροχίσματος,  Ø εργασίας 38mm, Ø στελέχους 3.2mm. Περιεχόμενα συσκευασίας <text:span text:style-name="T1">2 τεμάχια.</text:span></text:p>
          </table:table-cell>
          <table:table-cell table:style-name="ce18" office:value-type="float" office:value="8.99" calcext:value-type="float">
            <text:p>8.99 €</text:p>
          </table:table-cell>
          <table:table-cell table:style-name="ce26" table:number-columns-repeated="78"/>
          <table:table-cell table:style-name="ce39" table:number-columns-repeated="942"/>
        </table:table-row>
        <table:table-row table:style-name="ro1">
          <table:table-cell table:style-name="ce4" office:value-type="string" calcext:value-type="string">
            <text:p>26150932JA</text:p>
          </table:table-cell>
          <table:table-cell table:style-name="ce9" office:value-type="string" calcext:value-type="string">
            <text:p>8710364044887</text:p>
          </table:table-cell>
          <table:table-cell table:style-name="ce13" office:value-type="string" calcext:value-type="string">
            <text:p>932 - Πέτρα τροχίσματος από οξείδιο αργιλίου, Ø εργασίας 9.5mm, Ø στελέχους 3.2mm. Περιεχόμενα συσκευασίας <text:span text:style-name="T1">3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952JA</text:p>
          </table:table-cell>
          <table:table-cell table:style-name="ce9" office:value-type="string" calcext:value-type="string">
            <text:p>8710364044894</text:p>
          </table:table-cell>
          <table:table-cell table:style-name="ce13" office:value-type="string" calcext:value-type="string">
            <text:p>952 - Πέτρα τροχίσματος από οξείδιο αργιλίου, Ø εργασίας 9.5mm, Ø στελέχους 3.2mm. Περιεχόμενα συσκευασίας <text:span text:style-name="T1">3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953JA</text:p>
          </table:table-cell>
          <table:table-cell table:style-name="ce9" office:value-type="string" calcext:value-type="string">
            <text:p>8710364044900</text:p>
          </table:table-cell>
          <table:table-cell table:style-name="ce13" office:value-type="string" calcext:value-type="string">
            <text:p>953 - Πέτρα τροχίσματος από οξείδιο αργιλίου, Ø εργασίας 6.4mm, Ø στελέχους 3.2mm. Περιεχόμενα συσκευασίας <text:span text:style-name="T1">3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997JA</text:p>
          </table:table-cell>
          <table:table-cell table:style-name="ce9" office:value-type="string" calcext:value-type="string">
            <text:p>8710364044924</text:p>
          </table:table-cell>
          <table:table-cell table:style-name="ce13" office:value-type="string" calcext:value-type="string">
            <text:p>997 - Πέτρα τροχίσματος από οξείδιο αργιλίου, Ø εργασίας 3.4mm, Ø στελέχους 3.2mm. Περιεχόμενα συσκευασίας <text:span text:style-name="T1">3 τεμάχια.</text:span></text:p>
          </table:table-cell>
          <table:table-cell table:style-name="ce18"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float" office:value="2615821532" calcext:value-type="float">
            <text:p>2615821532</text:p>
          </table:table-cell>
          <table:table-cell table:style-name="ce9" office:value-type="string" calcext:value-type="string">
            <text:p>8710364008148</text:p>
          </table:table-cell>
          <table:table-cell table:style-name="ce13" office:value-type="string" calcext:value-type="string">
            <text:p>8215 - Πέτρα τροχίσματος από οξείδιο αργιλίου, Ø εργασίας 25.4mm, Ø στελέχους 3.2mm. Περιεχόμενα συσκευασίας <text:span text:style-name="T1">1 τεμάχια.</text:span></text:p>
          </table:table-cell>
          <table:table-cell table:style-name="ce18" office:value-type="float" office:value="2.99" calcext:value-type="float">
            <text:p>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8153JA</text:p>
          </table:table-cell>
          <table:table-cell table:style-name="ce9" office:value-type="string" calcext:value-type="string">
            <text:p>8710364044931</text:p>
          </table:table-cell>
          <table:table-cell table:style-name="ce13" office:value-type="string" calcext:value-type="string">
            <text:p>8153 - Πέτρα τροχίσματος από οξείδιο αργιλίου, Ø εργασίας 4.8mm, Ø στελέχους 3.2mm. Περιεχόμενα συσκευασίας <text:span text:style-name="T1">3 τεμάχια.</text:span></text:p>
          </table:table-cell>
          <table:table-cell table:style-name="ce18"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8193JA</text:p>
          </table:table-cell>
          <table:table-cell table:style-name="ce9" office:value-type="string" calcext:value-type="string">
            <text:p>8710364044917</text:p>
          </table:table-cell>
          <table:table-cell table:style-name="ce13" office:value-type="string" calcext:value-type="string">
            <text:p>8193 - Πέτρα τροχίσματος από οξείδιο αργιλίου, Ø εργασίας 15.9mm, Ø στελέχους 3.2mm. Περιεχόμενα συσκευασίας <text:span text:style-name="T1">2 τεμάχια.</text:span></text:p>
          </table:table-cell>
          <table:table-cell table:style-name="ce18" office:value-type="float" office:value="5.99" calcext:value-type="float">
            <text:p>5.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3322JA</text:p>
          </table:table-cell>
          <table:table-cell table:style-name="ce9" office:value-type="string" calcext:value-type="string">
            <text:p>8710364044948</text:p>
          </table:table-cell>
          <table:table-cell table:style-name="ce13" office:value-type="string" calcext:value-type="string">
            <text:p>83322 - Λίθος τροχίσματος από καρβίδιο πυριτίου, Ø εργασίας 3.2mm, Ø στελέχους 3.2mm. Περιεχόμενα συσκευασίας <text:span text:style-name="T1">3 τεμάχια.</text:span></text:p>
          </table:table-cell>
          <table:table-cell table:style-name="ce18" office:value-type="float" office:value="9.99" calcext:value-type="float">
            <text:p>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4922JA</text:p>
          </table:table-cell>
          <table:table-cell table:style-name="ce9" office:value-type="string" calcext:value-type="string">
            <text:p>8710364044955</text:p>
          </table:table-cell>
          <table:table-cell table:style-name="ce13" office:value-type="string" calcext:value-type="string">
            <text:p>84922 - Λίθος τροχίσματος από καρβίδιο πυριτίου, Ø εργασίας 4.8mm, Ø στελέχους 3.2mm. Περιεχόμενα συσκευασίας <text:span text:style-name="T1">3 τεμάχια.</text:span></text:p>
          </table:table-cell>
          <table:table-cell table:style-name="ce18" office:value-type="float" office:value="9.99" calcext:value-type="float">
            <text:p>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float" office:value="2615542232" calcext:value-type="float">
            <text:p>2615542232</text:p>
          </table:table-cell>
          <table:table-cell table:style-name="ce9" office:value-type="string" calcext:value-type="string">
            <text:p>8710364016853</text:p>
          </table:table-cell>
          <table:table-cell table:style-name="ce13" office:value-type="string" calcext:value-type="string">
            <text:p>85422 - Λίθος τροχίσματος από καρβίδιο πυριτίου, Ø εργασίας 19.8mm, Ø στελέχους 3.2mm. Περιεχόμενα συσκευασίας <text:span text:style-name="T1">1 τεμάχια.</text:span></text:p>
          </table:table-cell>
          <table:table-cell table:style-name="ce18" office:value-type="float" office:value="3.99" calcext:value-type="float">
            <text:p>3.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5602JA</text:p>
          </table:table-cell>
          <table:table-cell table:style-name="ce9" office:value-type="string" calcext:value-type="string">
            <text:p>8710364044979</text:p>
          </table:table-cell>
          <table:table-cell table:style-name="ce13" office:value-type="string" calcext:value-type="string">
            <text:p>85602 - Λίθος τροχίσματος από καρβίδιο πυριτίου, Ø εργασίας 10.3mm, Ø στελέχους 3.2mm. Περιεχόμενα συσκευασίας <text:span text:style-name="T1">1 τεμάχια.</text:span></text:p>
          </table:table-cell>
          <table:table-cell table:style-name="ce19"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float" office:value="2615051632" calcext:value-type="float">
            <text:p>2615051632</text:p>
          </table:table-cell>
          <table:table-cell table:style-name="ce9" office:value-type="string" calcext:value-type="string">
            <text:p>8710364015238</text:p>
          </table:table-cell>
          <table:table-cell table:style-name="ce13" office:value-type="string" calcext:value-type="string">
            <text:p>516 - Λειαντική αιχμή, Ø εργασίας 13mm, Ø στελέχους 3.2mm. Περιεχόμενα συσκευασίας <text:span text:style-name="T1">1 τεμάχια.</text:span></text:p>
          </table:table-cell>
          <table:table-cell table:style-name="ce19"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53JA</text:p>
          </table:table-cell>
          <table:table-cell table:style-name="ce9" office:value-type="string" calcext:value-type="string">
            <text:p>8710364044986</text:p>
          </table:table-cell>
          <table:table-cell table:style-name="ce13" office:value-type="string" calcext:value-type="string">
            <text:p>453 - Λίθος τροχίσματος αλυσίδας αλυσοπρίονου, Ø εργασίας 4mm, Ø στελέχους 3.2mm. Περιεχόμενα συσκευασίας <text:span text:style-name="T1">3 τεμάχια.</text:span></text:p>
          </table:table-cell>
          <table:table-cell table:style-name="ce19" office:value-type="float" office:value="6.99" calcext:value-type="float">
            <text:p>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54JA</text:p>
          </table:table-cell>
          <table:table-cell table:style-name="ce9" office:value-type="string" calcext:value-type="string">
            <text:p>8710364044993</text:p>
          </table:table-cell>
          <table:table-cell table:style-name="ce13" office:value-type="string" calcext:value-type="string">
            <text:p>454 - Λίθος τροχίσματος αλυσίδας αλυσοπρίονου, Ø εργασίας 4.8mm, Ø στελέχους 3.2mm. Περιεχόμενα συσκευασίας <text:span text:style-name="T1">3 τεμάχια.</text:span></text:p>
          </table:table-cell>
          <table:table-cell table:style-name="ce19"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55JA</text:p>
          </table:table-cell>
          <table:table-cell table:style-name="ce9" office:value-type="string" calcext:value-type="string">
            <text:p>8710364045006</text:p>
          </table:table-cell>
          <table:table-cell table:style-name="ce13" office:value-type="string" calcext:value-type="string">
            <text:p>455 - Λίθος τροχίσματος αλυσίδας αλυσοπρίονου, Ø εργασίας 5.6mm, Ø στελέχους 3.2mm. Περιεχόμενα συσκευασίας <text:span text:style-name="T1">3 τεμάχια.</text:span></text:p>
          </table:table-cell>
          <table:table-cell table:style-name="ce19"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57JA</text:p>
          </table:table-cell>
          <table:table-cell table:style-name="ce9" office:value-type="string" calcext:value-type="string">
            <text:p>8710364045013</text:p>
          </table:table-cell>
          <table:table-cell table:style-name="ce13" office:value-type="string" calcext:value-type="string">
            <text:p>457 - Λίθος τροχίσματος αλυσίδας αλυσοπρίονου, Ø εργασίας 4.5mm, Ø στελέχους 3.2mm. Περιεχόμενα συσκευασίας <text:span text:style-name="T1">3 τεμάχια.</text:span></text:p>
          </table:table-cell>
          <table:table-cell table:style-name="ce19"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62JA</text:p>
          </table:table-cell>
          <table:table-cell table:style-name="ce9" office:value-type="string" calcext:value-type="string">
            <text:p>8710364045020</text:p>
          </table:table-cell>
          <table:table-cell table:style-name="ce13" office:value-type="string" calcext:value-type="string">
            <text:p>462 - Ελαστική αιχμή στίλβωσης, Ø εργασίας 6.4mm, Ø στελέχους 3.2mm. Περιεχόμενα συσκευασίας <text:span text:style-name="T1">3 τεμάχια.</text:span></text:p>
          </table:table-cell>
          <table:table-cell table:style-name="ce19" office:value-type="float" office:value="10.99" calcext:value-type="float">
            <text:p>10.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423JA</text:p>
          </table:table-cell>
          <table:table-cell table:style-name="ce9" office:value-type="string" calcext:value-type="string">
            <text:p>8710364037124</text:p>
          </table:table-cell>
          <table:table-cell table:style-name="ce13" office:value-type="string" calcext:value-type="string">
            <text:p>423S - Υφασμάτινος δίσκος στίλβωσης, Ø εργασίας 25mm, Ø στελέχους 3.2mm. Περιεχόμενα συσκευασίας <text:span text:style-name="T1">1 τεμάχιο.</text:span></text:p>
          </table:table-cell>
          <table:table-cell table:style-name="ce19" office:value-type="float" office:value="3.99" calcext:value-type="float">
            <text:p>3.99 €</text:p>
          </table:table-cell>
          <table:table-cell table:style-name="ce25" table:number-columns-repeated="78"/>
          <table:table-cell table:style-name="ce35" table:number-columns-repeated="942"/>
        </table:table-row>
        <table:table-row table:style-name="ro1">
          <table:table-cell table:style-name="ce4" office:value-type="float" office:value="2615052065" calcext:value-type="float">
            <text:p>2615052065</text:p>
          </table:table-cell>
          <table:table-cell table:style-name="ce9" office:value-type="string" calcext:value-type="string">
            <text:p>8710364023035</text:p>
          </table:table-cell>
          <table:table-cell table:style-name="ce13" office:value-type="string" calcext:value-type="string">
            <text:p>520 -  Εμποτισμένος δίσκος στίλβωσης, Ø εργασίας 13.2mm, Ø στελέχους 3.2mm. Περιεχόμενα συσκευασίας <text:span text:style-name="T1">1 τεμάχιο.</text:span></text:p>
          </table:table-cell>
          <table:table-cell table:style-name="ce19" office:value-type="float" office:value="5.99" calcext:value-type="float">
            <text:p>5.99 €</text:p>
          </table:table-cell>
          <table:table-cell table:style-name="ce25" table:number-columns-repeated="78"/>
          <table:table-cell table:style-name="ce40" table:number-columns-repeated="942"/>
        </table:table-row>
        <table:table-row table:style-name="ro1">
          <table:table-cell table:style-name="ce4" office:value-type="float" office:value="2615041432" calcext:value-type="float">
            <text:p>2615041432</text:p>
          </table:table-cell>
          <table:table-cell table:style-name="ce9" office:value-type="string" calcext:value-type="string">
            <text:p>8710364007141</text:p>
          </table:table-cell>
          <table:table-cell table:style-name="ce13" office:value-type="string" calcext:value-type="string">
            <text:p>414 - Δίσκος στίλβωσης, Ø εργασίας 13mm, Ø στελέχους 3.2mm. Περιεχόμενα συσκευασίας <text:span text:style-name="T1">6 τεμάχια.</text:span></text:p>
          </table:table-cell>
          <table:table-cell table:style-name="ce19" office:value-type="float" office:value="2.99" calcext:value-type="float">
            <text:p>2.99 €</text:p>
          </table:table-cell>
          <table:table-cell table:style-name="ce25" table:number-columns-repeated="78"/>
          <table:table-cell table:style-name="ce35" table:number-columns-repeated="942"/>
        </table:table-row>
        <table:table-row table:style-name="ro1">
          <table:table-cell table:style-name="ce4" office:value-type="float" office:value="2615042132" calcext:value-type="float">
            <text:p>2615042132</text:p>
          </table:table-cell>
          <table:table-cell table:style-name="ce9" office:value-type="string" calcext:value-type="string">
            <text:p>8710364008452</text:p>
          </table:table-cell>
          <table:table-cell table:style-name="ce13" office:value-type="string" calcext:value-type="string">
            <text:p>421- Πάστα στίλβωσης, αφαιρεί ένα λεπτό στρώμα οξείδωση και/ή τις ελαφρές ανωμαλίες της επιφάνειας. Περιεχόμενα συσκευασίας <text:span text:style-name="T1">1 τεμάχιο.</text:span></text:p>
          </table:table-cell>
          <table:table-cell table:style-name="ce19" office:value-type="float" office:value="3.99" calcext:value-type="float">
            <text:p>3.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22JA</text:p>
          </table:table-cell>
          <table:table-cell table:style-name="ce9" office:value-type="string" calcext:value-type="string">
            <text:p>8710364045051</text:p>
          </table:table-cell>
          <table:table-cell table:style-name="ce13" office:value-type="string" calcext:value-type="string">
            <text:p>422- Αιχμή στίλβωσης, Ø εργασίας 10mm, Ø στελέχους 3.2mm. Περιεχόμενα συσκευασίας <text:span text:style-name="T1">4 τεμάχια.</text:span></text:p>
          </table:table-cell>
          <table:table-cell table:style-name="ce19"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25JA</text:p>
          </table:table-cell>
          <table:table-cell table:style-name="ce9" office:value-type="string" calcext:value-type="string">
            <text:p>8710364045075</text:p>
          </table:table-cell>
          <table:table-cell table:style-name="ce13" office:value-type="string" calcext:value-type="string">
            <text:p>425 - Δίσκος στίλβωσης, Ø εργασίας 22.5mm, Ø στελέχους 3.2mm. Περιεχόμενα συσκευασίας <text:span text:style-name="T1">4 τεμάχια.</text:span></text:p>
          </table:table-cell>
          <table:table-cell table:style-name="ce19" office:value-type="float" office:value="5.99" calcext:value-type="float">
            <text:p>5.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29JA</text:p>
          </table:table-cell>
          <table:table-cell table:style-name="ce9" office:value-type="string" calcext:value-type="string">
            <text:p>8710364045044</text:p>
          </table:table-cell>
          <table:table-cell table:style-name="ce13" office:value-type="string" calcext:value-type="string">
            <text:p>429  - Δίσκος στίλβωσης, Ø εργασίας 26mm, Ø στελέχους 3.2mm. Περιεχόμενα συσκευασίας <text:span text:style-name="T1">3 τεμάχια.</text:span></text:p>
          </table:table-cell>
          <table:table-cell table:style-name="ce19" office:value-type="float" office:value="5.99" calcext:value-type="float">
            <text:p>5.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03JA</text:p>
          </table:table-cell>
          <table:table-cell table:style-name="ce9" office:value-type="string" calcext:value-type="string">
            <text:p>8710364070329</text:p>
          </table:table-cell>
          <table:table-cell table:style-name="ce13" office:value-type="string" calcext:value-type="string">
            <text:p>403 - Τρίχινη βούρτσα, Ø εργασίας 19mm, Ø στελέχους 3.2mm. Περιεχόμενα συσκευασίας <text:span text:style-name="T1">2 τεμάχια.</text:span></text:p>
          </table:table-cell>
          <table:table-cell table:style-name="ce19" office:value-type="float" office:value="4.99" calcext:value-type="float">
            <text:p>4.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04JA</text:p>
          </table:table-cell>
          <table:table-cell table:style-name="ce9" office:value-type="string" calcext:value-type="string">
            <text:p>8710364070336</text:p>
          </table:table-cell>
          <table:table-cell table:style-name="ce13" office:value-type="string" calcext:value-type="string">
            <text:p>404 - Τρίχινη βούρτσα, Ø εργασίας 13mm, Ø στελέχους 3.2mm. Περιεχόμενα συσκευασίας <text:span text:style-name="T1">2 τεμάχια.</text:span></text:p>
          </table:table-cell>
          <table:table-cell table:style-name="ce19" office:value-type="float" office:value="4.99" calcext:value-type="float">
            <text:p>4.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05JA</text:p>
          </table:table-cell>
          <table:table-cell table:style-name="ce9" office:value-type="string" calcext:value-type="string">
            <text:p>8710364045082</text:p>
          </table:table-cell>
          <table:table-cell table:style-name="ce13" office:value-type="string" calcext:value-type="string">
            <text:p>405 - Τρίχινη βούρτσα, Ø εργασίας 3.2mm, Ø στελέχους 3.2mm. Περιεχόμενα συσκευασίας<text:span text:style-name="T1"> 3 τεμάχια.</text:span></text:p>
          </table:table-cell>
          <table:table-cell table:style-name="ce18" office:value-type="float" office:value="6.99" calcext:value-type="float">
            <text:p>6.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28JA</text:p>
          </table:table-cell>
          <table:table-cell table:style-name="ce9" office:value-type="string" calcext:value-type="string">
            <text:p>8710364070343</text:p>
          </table:table-cell>
          <table:table-cell table:style-name="ce13" office:value-type="string" calcext:value-type="string">
            <text:p>428 - Συρματόβουρτσα από ανθρακούχο χάλυβα, Ø εργασίας 19mm, Ø στελέχους 3.2mm. Περιεχόμενα συσκευασίας <text:span text:style-name="T1">2 τεμάχια.</text:span></text:p>
          </table:table-cell>
          <table:table-cell table:style-name="ce19"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42JA</text:p>
          </table:table-cell>
          <table:table-cell table:style-name="ce9" office:value-type="string" calcext:value-type="string">
            <text:p>8710364070350</text:p>
          </table:table-cell>
          <table:table-cell table:style-name="ce13" office:value-type="string" calcext:value-type="string">
            <text:p>442 - Συρματόβουρτσα από ανθρακούχο χάλυβα, Ø εργασίας 13mm, Ø στελέχους 3.2mm. Περιεχόμενα συσκευασίας <text:span text:style-name="T1">2 τεμάχια.</text:span></text:p>
          </table:table-cell>
          <table:table-cell table:style-name="ce19" office:value-type="float" office:value="7.99" calcext:value-type="float">
            <text:p>7.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443JA</text:p>
          </table:table-cell>
          <table:table-cell table:style-name="ce9" office:value-type="string" calcext:value-type="string">
            <text:p>8710364045099</text:p>
          </table:table-cell>
          <table:table-cell table:style-name="ce13" office:value-type="string" calcext:value-type="string">
            <text:p>443 - Συρματόβουρτσα από ανθρακούχο χάλυβα, Ø εργασίας 3.2mm, Ø στελέχους 3.2mm. Περιεχόμενα συσκευασίας <text:span text:style-name="T1">3 τεμάχια.</text:span></text:p>
          </table:table-cell>
          <table:table-cell table:style-name="ce19"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38JA</text:p>
          </table:table-cell>
          <table:table-cell table:style-name="ce9" office:value-type="string" calcext:value-type="string">
            <text:p>8710364023066</text:p>
          </table:table-cell>
          <table:table-cell table:style-name="ce13" office:value-type="string" calcext:value-type="string">
            <text:p>538 - Λειαντική βούρτσα, Ø εργασίας 26mm, Ø στελέχους 3.2mm. Περιεχόμενα συσκευασίας<text:span text:style-name="T1"> 1 τεμάχιο.</text:span></text:p>
          </table:table-cell>
          <table:table-cell table:style-name="ce19" office:value-type="float" office:value="6.99" calcext:value-type="float">
            <text:p>6.99 €</text:p>
          </table:table-cell>
          <table:table-cell table:number-columns-repeated="1020"/>
        </table:table-row>
        <table:table-row table:style-name="ro1">
          <table:table-cell table:style-name="ce4" office:value-type="string" calcext:value-type="string">
            <text:p>26150530JA</text:p>
          </table:table-cell>
          <table:table-cell table:style-name="ce9" office:value-type="string" calcext:value-type="string">
            <text:p>8710364070367</text:p>
          </table:table-cell>
          <table:table-cell table:style-name="ce13" office:value-type="string" calcext:value-type="string">
            <text:p>530 - Συρματόβουρτσα από ανοξείδωτο χάλυβα, Ø εργασίας 19mm, Ø στελέχους 3.2mm. Περιεχόμενα συσκευασίας <text:span text:style-name="T1">2 τεμάχια.</text:span></text:p>
          </table:table-cell>
          <table:table-cell table:style-name="ce19" office:value-type="float" office:value="8.99" calcext:value-type="float">
            <text:p>8.99 €</text:p>
          </table:table-cell>
          <table:table-cell table:number-columns-repeated="1020"/>
        </table:table-row>
        <table:table-row table:style-name="ro1">
          <table:table-cell table:style-name="ce4" office:value-type="string" calcext:value-type="string">
            <text:p>26150531JA</text:p>
          </table:table-cell>
          <table:table-cell table:style-name="ce9" office:value-type="string" calcext:value-type="string">
            <text:p>8710364070374</text:p>
          </table:table-cell>
          <table:table-cell table:style-name="ce13" office:value-type="string" calcext:value-type="string">
            <text:p>531 - Συρματόβουρτσα από ανοξείδωτο χάλυβα, Ø εργασίας 13mm, Ø στελέχους 3.2mm. Περιεχόμενα συσκευασίας <text:span text:style-name="T1">2 τεμάχια.</text:span></text:p>
          </table:table-cell>
          <table:table-cell table:style-name="ce19"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32JA</text:p>
          </table:table-cell>
          <table:table-cell table:style-name="ce9" office:value-type="string" calcext:value-type="string">
            <text:p>8710364045105</text:p>
          </table:table-cell>
          <table:table-cell table:style-name="ce13" office:value-type="string" calcext:value-type="string">
            <text:p>532 - Συρματόβουρτσα από ανοξείδωτο χάλυβα, Ø εργασίας 3.2mm, Ø στελέχους 3.2mm. Περιεχόμενα συσκευασίας <text:span text:style-name="T1">3 τεμάχια.</text:span></text:p>
          </table:table-cell>
          <table:table-cell table:style-name="ce19" office:value-type="float" office:value="13.99" calcext:value-type="float">
            <text:p>13.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35JA</text:p>
          </table:table-cell>
          <table:table-cell table:style-name="ce9" office:value-type="string" calcext:value-type="string">
            <text:p>8710364070381</text:p>
          </table:table-cell>
          <table:table-cell table:style-name="ce13" office:value-type="string" calcext:value-type="string">
            <text:p>535 - Ορειχάλκινη βούρτσα, Ø εργασίας 19mm, Ø στελέχους 3.2mm. Περιεχόμενα συσκευασίας <text:span text:style-name="T1">2 τεμάχια.</text:span></text:p>
          </table:table-cell>
          <table:table-cell table:style-name="ce19"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36JA</text:p>
          </table:table-cell>
          <table:table-cell table:style-name="ce9" office:value-type="string" calcext:value-type="string">
            <text:p>8710364070398</text:p>
          </table:table-cell>
          <table:table-cell table:style-name="ce13" office:value-type="string" calcext:value-type="string">
            <text:p>536 - Ορειχάλκινη βούρτσα, Ø εργασίας 13mm, Ø στελέχους 3.2mm. Περιεχόμενα συσκευασίας <text:span text:style-name="T1">2 τεμάχια.</text:span></text:p>
          </table:table-cell>
          <table:table-cell table:style-name="ce19" office:value-type="float" office:value="8.99" calcext:value-type="float">
            <text:p>8.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37JA</text:p>
          </table:table-cell>
          <table:table-cell table:style-name="ce9" office:value-type="string" calcext:value-type="string">
            <text:p>8710364045112</text:p>
          </table:table-cell>
          <table:table-cell table:style-name="ce13" office:value-type="string" calcext:value-type="string">
            <text:p>537 - Ορειχάλκινη βούρτσα, Ø εργασίας 3.2mm, Ø στελέχους 3.2mm. Περιεχόμενα συσκευασίας <text:span text:style-name="T1">3 τεμάχια.</text:span></text:p>
          </table:table-cell>
          <table:table-cell table:style-name="ce19"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406JC</text:p>
          </table:table-cell>
          <table:table-cell table:style-name="ce9" office:value-type="string" calcext:value-type="string">
            <text:p>8710364042814</text:p>
          </table:table-cell>
          <table:table-cell table:style-name="ce13" office:value-type="string" calcext:value-type="string">
            <text:p>SC406 - ΕΖ SpeedClic αρχικό σετ, Ø εργασίας 38mm, Ø στελέχους 3.2mm. Περιεχόμενα συσκευασίας<text:span text:style-name="T1"> 2 τεμάχια.</text:span></text:p>
          </table:table-cell>
          <table:table-cell table:style-name="ce19"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409JB</text:p>
          </table:table-cell>
          <table:table-cell table:style-name="ce9" office:value-type="string" calcext:value-type="string">
            <text:p>8710364042869</text:p>
          </table:table-cell>
          <table:table-cell table:style-name="ce13" office:value-type="string" calcext:value-type="string">
            <text:p>SC409 - Λεπτός δίσκος κοπής, Ø εργασίας 38mm, Ø στελέχους 3.2mm, μέγιστο βάθος εργασίας 14mm. Περιεχόμενα συσκευασίας <text:span text:style-name="T1">5 τεμάχια.</text:span></text:p>
          </table:table-cell>
          <table:table-cell table:style-name="ce19"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456JC</text:p>
          </table:table-cell>
          <table:table-cell table:style-name="ce9" office:value-type="string" calcext:value-type="string">
            <text:p>8710364042821</text:p>
          </table:table-cell>
          <table:table-cell table:style-name="ce13" office:value-type="string" calcext:value-type="string">
            <text:p>SC456 -Δίσκος κοπής μετάλλου, Ø εργασίας 38mm, Ø στελέχους 3.2mm, μέγιστο βάθος εργασίας 14mm. Περιεχόμενα συσκευασίας <text:span text:style-name="T1">5 τεμάχια.</text:span></text:p>
          </table:table-cell>
          <table:table-cell table:style-name="ce19" office:value-type="float" office:value="11.99" calcext:value-type="float">
            <text:p>11.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S456JD</text:p>
          </table:table-cell>
          <table:table-cell table:style-name="ce9" office:value-type="string" calcext:value-type="string">
            <text:p>8710364042845</text:p>
          </table:table-cell>
          <table:table-cell table:style-name="ce13" office:value-type="string" calcext:value-type="string">
            <text:p>SC456B - Δίσκος κοπής μετάλλου, Ø εργασίας 38mm, Ø στελέχους 3.2mm, μέγιστο βάθος εργασίας 14mm. Περιεχόμενα συσκευασίας<text:span text:style-name="T1"> 12 τεμάχια.</text:span></text:p>
          </table:table-cell>
          <table:table-cell table:style-name="ce19" office:value-type="float" office:value="17.99" calcext:value-type="float">
            <text:p>17.99 €</text:p>
          </table:table-cell>
          <table:table-cell table:style-name="ce25" table:number-columns-repeated="78"/>
          <table:table-cell table:style-name="ce36" table:number-columns-repeated="942"/>
        </table:table-row>
        <table:table-row table:style-name="ro1">
          <table:table-cell table:style-name="ce4" office:value-type="string" calcext:value-type="string">
            <text:p>2615S476JB</text:p>
          </table:table-cell>
          <table:table-cell table:style-name="ce9" office:value-type="string" calcext:value-type="string">
            <text:p>8710364042852</text:p>
          </table:table-cell>
          <table:table-cell table:style-name="ce13" office:value-type="string" calcext:value-type="string">
            <text:p>SC476 - Δίσκος κοπής πλαστικού, Ø εργασίας 38mm, Ø στελέχους 3.2mm, μέγιστο βάθος εργασίας 14mm. Περιεχόμενα συσκευασίας <text:span text:style-name="T1">5 τεμάχια.</text:span></text:p>
          </table:table-cell>
          <table:table-cell table:style-name="ce19" office:value-type="float" office:value="11.99" calcext:value-type="float">
            <text:p>11.99 €</text:p>
          </table:table-cell>
          <table:table-cell table:style-name="ce25" table:number-columns-repeated="78"/>
          <table:table-cell table:style-name="ce36" table:number-columns-repeated="942"/>
        </table:table-row>
        <table:table-row table:style-name="ro1">
          <table:table-cell table:style-name="ce4" office:value-type="string" calcext:value-type="string">
            <text:p>2615S544JB</text:p>
          </table:table-cell>
          <table:table-cell table:style-name="ce9" office:value-type="string" calcext:value-type="string">
            <text:p>8710364042876</text:p>
          </table:table-cell>
          <table:table-cell table:style-name="ce13" office:value-type="string" calcext:value-type="string">
            <text:p>SC544 - Δίσκος κοπής ξύλου, Ø εργασίας 38mm, Ø στελέχους 3.2mm, μέγιστο βάθος εργασίας 14mm. Περιεχόμενα συσκευασίας <text:span text:style-name="T1">1 τεμάχιο.</text:span></text:p>
          </table:table-cell>
          <table:table-cell table:style-name="ce19" office:value-type="float" office:value="21.99" calcext:value-type="float">
            <text:p>21.99 €</text:p>
          </table:table-cell>
          <table:table-cell table:number-columns-repeated="1020"/>
        </table:table-row>
        <table:table-row table:style-name="ro1">
          <table:table-cell table:style-name="ce4" office:value-type="string" calcext:value-type="string">
            <text:p>2615S545JB</text:p>
          </table:table-cell>
          <table:table-cell table:style-name="ce9" office:value-type="string" calcext:value-type="string">
            <text:p>8710364042883</text:p>
          </table:table-cell>
          <table:table-cell table:style-name="ce13" office:value-type="string" calcext:value-type="string">
            <text:p>SC545 - Διαμαντόδισκος κοπής, Ø εργασίας 38mm, Ø στελέχους 3.2mm, μέγιστο βάθος εργασίας 11mm. Περιεχόμενα συσκευασίας <text:span text:style-name="T1">1 τεμάχιο.</text:span></text:p>
          </table:table-cell>
          <table:table-cell table:style-name="ce19" office:value-type="float" office:value="21.99" calcext:value-type="float">
            <text:p>21.99 €</text:p>
          </table:table-cell>
          <table:table-cell table:style-name="ce25" table:number-columns-repeated="78"/>
          <table:table-cell table:style-name="ce35" table:number-columns-repeated="942"/>
        </table:table-row>
        <table:table-row table:style-name="ro1">
          <table:table-cell table:style-name="ce4" office:value-type="float" office:value="2615040932" calcext:value-type="float">
            <text:p>2615040932</text:p>
          </table:table-cell>
          <table:table-cell table:style-name="ce9" office:value-type="string" calcext:value-type="string">
            <text:p>8710364007424</text:p>
          </table:table-cell>
          <table:table-cell table:style-name="ce13" office:value-type="string" calcext:value-type="string">
            <text:p>409 - Δίσκος κοπής,  Ø εργασίας 34mm, Ø στελέχους 3.2mm, μέγιστο βάθος εργασίας 10mm. Περιεχόμενα συσκευασίας <text:span text:style-name="T1">36 τεμάχια.</text:span></text:p>
          </table:table-cell>
          <table:table-cell table:style-name="ce19"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float" office:value="2615042032" calcext:value-type="float">
            <text:p>2615042032</text:p>
          </table:table-cell>
          <table:table-cell table:style-name="ce9" office:value-type="string" calcext:value-type="string">
            <text:p>8710364007431</text:p>
          </table:table-cell>
          <table:table-cell table:style-name="ce13" office:value-type="string" calcext:value-type="string">
            <text:p>420- Δίσκος κοπής βαρέως τύπου,  Ø εργασίας 24mm, Ø στελέχους 3.2mm, μέγιστο βάθος εργασίας 10mm. Περιεχόμενα συσκευασίας<text:span text:style-name="T1"> 20 τεμάχια.</text:span></text:p>
          </table:table-cell>
          <table:table-cell table:style-name="ce19" office:value-type="float" office:value="9.99" calcext:value-type="float">
            <text:p>9.99 €</text:p>
          </table:table-cell>
          <table:table-cell table:style-name="ce25" table:number-columns-repeated="78"/>
          <table:table-cell table:style-name="ce35" table:number-columns-repeated="942"/>
        </table:table-row>
        <table:table-row table:style-name="ro1">
          <table:table-cell table:style-name="ce4" office:value-type="float" office:value="2615042632" calcext:value-type="float">
            <text:p>2615042632</text:p>
          </table:table-cell>
          <table:table-cell table:style-name="ce9" office:value-type="string" calcext:value-type="string">
            <text:p>8710364007448</text:p>
          </table:table-cell>
          <table:table-cell table:style-name="ce13" office:value-type="string" calcext:value-type="string">
            <text:p>426- Δίσκος κοπής ενισχυμένου υαλοβάμβακα,  Ø εργασίας 32mm, Ø στελέχους 3.2mm, μέγιστο βάθος εργασίας 14mm. Περιεχόμενα συσκευασίας <text:span text:style-name="T1">5 τεμάχια.</text:span></text:p>
          </table:table-cell>
          <table:table-cell table:style-name="ce19"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float" office:value="2615054032" calcext:value-type="float">
            <text:p>2615054032</text:p>
          </table:table-cell>
          <table:table-cell table:style-name="ce9" office:value-type="string" calcext:value-type="string">
            <text:p>8710364010516</text:p>
          </table:table-cell>
          <table:table-cell table:style-name="ce13" office:value-type="string" calcext:value-type="string">
            <text:p>540- Δίσκος κοπής,  Ø εργασίας 32mm, Ø στελέχους 3.2mm, μέγιστο βάθος εργασίας 14mm. Περιεχόμενα συσκευασίας <text:span text:style-name="T1">5 τεμάχια.</text:span></text:p>
          </table:table-cell>
          <table:table-cell table:style-name="ce19" office:value-type="float" office:value="4.99" calcext:value-type="float">
            <text:p>4.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46JB</text:p>
          </table:table-cell>
          <table:table-cell table:style-name="ce9" office:value-type="string" calcext:value-type="string">
            <text:p>8710364045143</text:p>
          </table:table-cell>
          <table:table-cell table:style-name="ce13" office:value-type="string" calcext:value-type="string">
            <text:p>546 - Πριονόδισκος ακριβείας,  Ø εργασίας 31.8mm, Ø στελέχους 3.2mm, μέγιστο βάθος εργασίας 6.4mm. Περιεχόμενα συσκευασίας<text:span text:style-name="T1"> 2 τεμάχια.</text:span></text:p>
          </table:table-cell>
          <table:table-cell table:style-name="ce19" office:value-type="float" office:value="11.99" calcext:value-type="float">
            <text:p>11.99 €</text:p>
          </table:table-cell>
          <table:table-cell table:style-name="ce25" table:number-columns-repeated="78"/>
          <table:table-cell table:style-name="ce35" table:number-columns-repeated="942"/>
        </table:table-row>
        <table:table-row table:style-name="ro1">
          <table:table-cell table:style-name="ce4" office:value-type="string" calcext:value-type="string">
            <text:p>26150561JA</text:p>
          </table:table-cell>
          <table:table-cell table:style-name="ce9" office:value-type="string" calcext:value-type="string">
            <text:p>8710364045150</text:p>
          </table:table-cell>
          <table:table-cell table:style-name="ce13" office:value-type="string" calcext:value-type="string">
            <text:p>561- Φρέζα κοπής πολλαπλής χρήσης,  Ø εργασίας 3.2mm, Ø στελέχους 3.2mm, ωφέλιμο μήκος 30mm. Περιεχόμενα συσκευασίας <text:span text:style-name="T1">3 τεμάχια.</text:span></text:p>
          </table:table-cell>
          <table:table-cell table:style-name="ce19" office:value-type="float" office:value="12.99" calcext:value-type="float">
            <text:p>12.99 €</text:p>
          </table:table-cell>
          <table:table-cell table:style-name="ce25" table:number-columns-repeated="78"/>
          <table:table-cell table:style-name="ce35" table:number-columns-repeated="942"/>
        </table:table-row>
        <table:table-row table:style-name="ro1">
          <table:table-cell table:style-name="ce4" office:value-type="float" office:value="2615056232" calcext:value-type="float">
            <text:p>2615056232</text:p>
          </table:table-cell>
          <table:table-cell table:style-name="ce9" office:value-type="string" calcext:value-type="string">
            <text:p>8710364010608</text:p>
          </table:table-cell>
          <table:table-cell table:style-name="ce13" office:value-type="string" calcext:value-type="string">
            <text:p>562 - Φρέζα κοπής,  Ø εργασίας 3.2mm, Ø στελέχους 3.2mm, ωφέλιμο μήκος 20mm. Περιεχόμενα συσκευασίας <text:span text:style-name="T1">1 τεμάχιο.</text:span></text:p>
          </table:table-cell>
          <table:table-cell table:style-name="ce19" office:value-type="float" office:value="17.99" calcext:value-type="float">
            <text:p>17.99 €</text:p>
          </table:table-cell>
          <table:table-cell table:style-name="ce25" table:number-columns-repeated="78"/>
          <table:table-cell table:style-name="ce35" table:number-columns-repeated="942"/>
        </table:table-row>
        <table:table-row table:style-name="ro1">
          <table:table-cell table:style-name="ce4" office:value-type="float" office:value="2615056932" calcext:value-type="float">
            <text:p>2615056932</text:p>
          </table:table-cell>
          <table:table-cell table:style-name="ce9" office:value-type="string" calcext:value-type="string">
            <text:p>8710364014125</text:p>
          </table:table-cell>
          <table:table-cell table:style-name="ce13" office:value-type="string" calcext:value-type="string">
            <text:p>569 - Φρέζα αφαίρεσης σοβά,  Ø εργασίας 1.6mm, Ø στελέχους 3.2mm, ωφέλιμο μήκος 6mm. Περιεχόμενα συσκευασίας <text:span text:style-name="T1">1 τεμάχιο.</text:span></text:p>
          </table:table-cell>
          <table:table-cell table:style-name="ce19" office:value-type="float" office:value="16.99" calcext:value-type="float">
            <text:p>16.99 €</text:p>
          </table:table-cell>
          <table:table-cell table:number-columns-repeated="1020"/>
        </table:table-row>
        <table:table-row table:style-name="ro1">
          <table:table-cell table:style-name="ce4" office:value-type="float" office:value="2615057032" calcext:value-type="float">
            <text:p>2615057032</text:p>
          </table:table-cell>
          <table:table-cell table:style-name="ce9" office:value-type="string" calcext:value-type="string">
            <text:p>8710364016624</text:p>
          </table:table-cell>
          <table:table-cell table:style-name="ce13" office:value-type="string" calcext:value-type="string">
            <text:p>570 - Φρέζα αφαίρεσης σοβά,  Ø εργασίας 3.2mm, Ø στελέχους 3.2mm, ωφέλιμο μήκος 10mm. Περιεχόμενα συσκευασίας<text:span text:style-name="T1"> 1 τεμάχιο.</text:span></text:p>
          </table:table-cell>
          <table:table-cell table:style-name="ce19" office:value-type="float" office:value="16.99" calcext:value-type="float">
            <text:p>16.99 €</text:p>
          </table:table-cell>
          <table:table-cell table:number-columns-repeated="1020"/>
        </table:table-row>
        <table:table-row table:style-name="ro1">
          <table:table-cell table:style-name="ce4" office:value-type="string" calcext:value-type="string">
            <text:p>2615S407JA</text:p>
          </table:table-cell>
          <table:table-cell table:style-name="ce9" office:value-type="string" calcext:value-type="string">
            <text:p>8710364060948</text:p>
          </table:table-cell>
          <table:table-cell table:style-name="ce14" office:value-type="string" calcext:value-type="string">
            <text:p>SC407 - Στέλεχος τριψίματος και ταινίες λείανσης, Ø εργασίας 13mm, Ø στελέχους 3.2mm, κόκκωση 60/120. Περιεχόμενα συσκευασίας <text:span text:style-name="T11">3 τεμάχια.</text:span></text:p>
          </table:table-cell>
          <table:table-cell table:style-name="ce19" office:value-type="float" office:value="7.99" calcext:value-type="float">
            <text:p>7.99 €</text:p>
          </table:table-cell>
          <table:table-cell table:number-columns-repeated="1020"/>
        </table:table-row>
        <table:table-row table:style-name="ro1">
          <table:table-cell table:style-name="ce4" office:value-type="string" calcext:value-type="string">
            <text:p>2615S411JA</text:p>
          </table:table-cell>
          <table:table-cell table:style-name="ce9" office:value-type="string" calcext:value-type="string">
            <text:p>8710364060917</text:p>
          </table:table-cell>
          <table:table-cell table:style-name="ce13" office:value-type="string" calcext:value-type="string">
            <text:p>SC411 - Δίσκοι λείανσης, Ø εργασίας 30mm, Ø στελέχους 3.2mm, κόκκωση 60. Περιεχόμενα συσκευασίας<text:span text:style-name="T2"> 6 τεμάχια</text:span><text:span text:style-name="T3">.</text:span></text:p>
          </table:table-cell>
          <table:table-cell table:style-name="ce19" office:value-type="float" office:value="5.99" calcext:value-type="float">
            <text:p>5.99 €</text:p>
          </table:table-cell>
          <table:table-cell table:number-columns-repeated="1020"/>
        </table:table-row>
        <table:table-row table:style-name="ro1">
          <table:table-cell table:style-name="ce4" office:value-type="string" calcext:value-type="string">
            <text:p>2615S413JA</text:p>
          </table:table-cell>
          <table:table-cell table:style-name="ce7" office:value-type="string" calcext:value-type="string">
            <text:p>8710364060931</text:p>
          </table:table-cell>
          <table:table-cell table:style-name="ce13" office:value-type="string" calcext:value-type="string">
            <text:p>413 - Δίσκοι λείανσης, Ø εργασίας 30mm, Ø στελέχους 3.2mm, κόκκωση 240. Περιεχόμενα συσκευασίας <text:span text:style-name="T1">6 τεμάχια.</text:span></text:p>
          </table:table-cell>
          <table:table-cell table:style-name="ce19" office:value-type="float" office:value="5.99" calcext:value-type="float">
            <text:p>5.99 €</text:p>
          </table:table-cell>
          <table:table-cell table:number-columns-repeated="1020"/>
        </table:table-row>
        <table:table-row table:style-name="ro1">
          <table:table-cell table:style-name="ce4" office:value-type="string" calcext:value-type="string">
            <text:p>2615S471JA</text:p>
          </table:table-cell>
          <table:table-cell table:style-name="ce9" office:value-type="string" calcext:value-type="string">
            <text:p>8710364050314</text:p>
          </table:table-cell>
          <table:table-cell table:style-name="ce13" office:value-type="string" calcext:value-type="string">
            <text:p>SC471S - Λειαντική βούρτσα καθαρισμού &amp; λείανσης, Ø εργασίας 25mm, Ø στελέχους 3.2mm, κόκκωση 26. Περιεχόμενα συσκευασίας <text:span text:style-name="T1">1 τεμάχιο.</text:span></text:p>
          </table:table-cell>
          <table:table-cell table:style-name="ce19" office:value-type="float" office:value="7.99" calcext:value-type="float">
            <text:p>7.99 €</text:p>
          </table:table-cell>
          <table:table-cell table:number-columns-repeated="1020"/>
        </table:table-row>
        <table:table-row table:style-name="ro1">
          <table:table-cell table:style-name="ce4" office:value-type="string" calcext:value-type="string">
            <text:p>2615S472JA</text:p>
          </table:table-cell>
          <table:table-cell table:style-name="ce9" office:value-type="string" calcext:value-type="string">
            <text:p>8710364050321</text:p>
          </table:table-cell>
          <table:table-cell table:style-name="ce13" office:value-type="string" calcext:value-type="string">
            <text:p>SC471S - Λειαντική βούρτσα καθαρισμού &amp; λείανσης, Ø εργασίας 25mm, Ø στελέχους 3.2mm, κόκκωση 120. Περιεχόμενα συσκευασίας <text:span text:style-name="T1">1 τεμάχιο.</text:span></text:p>
          </table:table-cell>
          <table:table-cell table:style-name="ce19" office:value-type="float" office:value="7.99" calcext:value-type="float">
            <text:p>7.99 €</text:p>
          </table:table-cell>
          <table:table-cell table:number-columns-repeated="1020"/>
        </table:table-row>
        <table:table-row table:style-name="ro1">
          <table:table-cell table:style-name="ce4" office:value-type="string" calcext:value-type="string">
            <text:p>2615S473JA</text:p>
          </table:table-cell>
          <table:table-cell table:style-name="ce9" office:value-type="string" calcext:value-type="string">
            <text:p>8710364050338</text:p>
          </table:table-cell>
          <table:table-cell table:style-name="ce13" office:value-type="string" calcext:value-type="string">
            <text:p>SC473S - Λειαντική βούρτσα καθαρισμού &amp; λείανσης, Ø εργασίας 25mm, Ø στελέχους 3.2mm, κόκκωση 220. Περιεχόμενα συσκευασίας <text:span text:style-name="T1">1 τεμάχιο.</text:span></text:p>
          </table:table-cell>
          <table:table-cell table:style-name="ce19" office:value-type="float" office:value="7.99" calcext:value-type="float">
            <text:p>7.99 €</text:p>
          </table:table-cell>
          <table:table-cell table:number-columns-repeated="1020"/>
        </table:table-row>
        <table:table-row table:style-name="ro1">
          <table:table-cell table:style-name="ce4" office:value-type="string" calcext:value-type="string">
            <text:p>2615S511JA</text:p>
          </table:table-cell>
          <table:table-cell table:style-name="ce9" office:value-type="string" calcext:value-type="string">
            <text:p>8710364037100</text:p>
          </table:table-cell>
          <table:table-cell table:style-name="ce13" office:value-type="string" calcext:value-type="string">
            <text:p>SC511S - Λειαντικά φινιρίσματος, Ø εργασίας 25mm, Ø στελέχους 3.2mm, κόκκωση 180/280. Περιεχόμενα συσκευασίας <text:span text:style-name="T1">2 τεμάχια.</text:span></text:p>
          </table:table-cell>
          <table:table-cell table:style-name="ce19" office:value-type="float" office:value="5.99" calcext:value-type="float">
            <text:p>5.99 €</text:p>
          </table:table-cell>
          <table:table-cell table:number-columns-repeated="1020"/>
        </table:table-row>
        <table:table-row table:style-name="ro1">
          <table:table-cell table:style-name="ce4" office:value-type="string" calcext:value-type="string">
            <text:p>2615S512JA</text:p>
          </table:table-cell>
          <table:table-cell table:style-name="ce9" office:value-type="string" calcext:value-type="string">
            <text:p>8710364037117</text:p>
          </table:table-cell>
          <table:table-cell table:style-name="ce13" office:value-type="string" calcext:value-type="string">
            <text:p>SC512S - Λειαντικά φινιρίσματος, Ø εργασίας 25mm, Ø στελέχους 3.2mm, κόκκωση 320. Περιεχόμενα συσκευασίας <text:span text:style-name="T1">2 τεμάχια.</text:span></text:p>
          </table:table-cell>
          <table:table-cell table:style-name="ce19" office:value-type="float" office:value="5.99" calcext:value-type="float">
            <text:p>5.99 €</text:p>
          </table:table-cell>
          <table:table-cell table:number-columns-repeated="1020"/>
        </table:table-row>
        <table:table-row table:style-name="ro1">
          <table:table-cell table:style-name="ce4" office:value-type="float" office:value="2615040832" calcext:value-type="float">
            <text:p>2615040832</text:p>
          </table:table-cell>
          <table:table-cell table:style-name="ce9" office:value-type="string" calcext:value-type="string">
            <text:p>8710364007233</text:p>
          </table:table-cell>
          <table:table-cell table:style-name="ce13" office:value-type="string" calcext:value-type="string">
            <text:p>408 - Ταινία λείανσης, Ø εργασίας 13mm, Ø στελέχους 3.2mm, κόκκωση 60. Περιεχόμενα συσκευασίας <text:span text:style-name="T1">6 τεμάχια.</text:span></text:p>
          </table:table-cell>
          <table:table-cell table:style-name="ce19" office:value-type="float" office:value="2.99" calcext:value-type="float">
            <text:p>2.99 €</text:p>
          </table:table-cell>
          <table:table-cell table:number-columns-repeated="1020"/>
        </table:table-row>
        <table:table-row table:style-name="ro1">
          <table:table-cell table:style-name="ce4" office:value-type="string" calcext:value-type="string">
            <text:p>26150430JA</text:p>
          </table:table-cell>
          <table:table-cell table:style-name="ce9" office:value-type="string" calcext:value-type="string">
            <text:p>8710364045167</text:p>
          </table:table-cell>
          <table:table-cell table:style-name="ce13" office:value-type="string" calcext:value-type="string">
            <text:p>430 - Ταινία λείανσης &amp; στέλεχος, Ø εργασίας 6,4mm, Ø στελέχους 3.2mm, κόκκωση 60. Περιεχόμενα συσκευασίας <text:span text:style-name="T1">2 τεμάχια</text:span></text:p>
          </table:table-cell>
          <table:table-cell table:style-name="ce19" office:value-type="float" office:value="7.99" calcext:value-type="float">
            <text:p>7.99 €</text:p>
          </table:table-cell>
          <table:table-cell table:number-columns-repeated="1020"/>
        </table:table-row>
        <table:table-row table:style-name="ro1">
          <table:table-cell table:style-name="ce4" office:value-type="float" office:value="2615043132" calcext:value-type="float">
            <text:p>2615043132</text:p>
          </table:table-cell>
          <table:table-cell table:style-name="ce9" office:value-type="string" calcext:value-type="string">
            <text:p>8710364007257</text:p>
          </table:table-cell>
          <table:table-cell table:style-name="ce13" office:value-type="string" calcext:value-type="string">
            <text:p>431 - Ταινία λείανσης, Ø εργασίας 6,4mm, Ø στελέχους 3.2mm, κόκκωση 60. Περιεχόμενα συσκευασίας <text:span text:style-name="T1">6 τεμάχια.</text:span></text:p>
          </table:table-cell>
          <table:table-cell table:style-name="ce19" office:value-type="float" office:value="2.99" calcext:value-type="float">
            <text:p>2.99 €</text:p>
          </table:table-cell>
          <table:table-cell table:number-columns-repeated="1020"/>
        </table:table-row>
        <table:table-row table:style-name="ro1">
          <table:table-cell table:style-name="ce4" office:value-type="float" office:value="2615043232" calcext:value-type="float">
            <text:p>2615043232</text:p>
          </table:table-cell>
          <table:table-cell table:style-name="ce9" office:value-type="string" calcext:value-type="string">
            <text:p>8710364007264</text:p>
          </table:table-cell>
          <table:table-cell table:style-name="ce13" office:value-type="string" calcext:value-type="string">
            <text:p>432 - Ταινία λείανσης, Ø εργασίας 13mm, Ø στελέχους 3.2mm, κόκκωση 120. Περιεχόμενα συσκευασίας <text:span text:style-name="T1">6 τεμάχια.</text:span></text:p>
          </table:table-cell>
          <table:table-cell table:style-name="ce19" office:value-type="float" office:value="2.99" calcext:value-type="float">
            <text:p>2.99 €</text:p>
          </table:table-cell>
          <table:table-cell table:number-columns-repeated="1020"/>
        </table:table-row>
        <table:table-row table:style-name="ro1">
          <table:table-cell table:style-name="ce4" office:value-type="float" office:value="2615043832" calcext:value-type="float">
            <text:p>2615043832</text:p>
          </table:table-cell>
          <table:table-cell table:style-name="ce9" office:value-type="string" calcext:value-type="string">
            <text:p>8710364007271</text:p>
          </table:table-cell>
          <table:table-cell table:style-name="ce13" office:value-type="string" calcext:value-type="string">
            <text:p>438 - Ταινία λείανσης, Ø εργασίας 6,4mm, Ø στελέχους 3.2mm, κόκκωση 120. Περιεχόμενα συσκευασίας<text:span text:style-name="T1"> 6 τεμάχια.</text:span></text:p>
          </table:table-cell>
          <table:table-cell table:style-name="ce19" office:value-type="float" office:value="2.99" calcext:value-type="float">
            <text:p>2.99 €</text:p>
          </table:table-cell>
          <table:table-cell table:number-columns-repeated="1020"/>
        </table:table-row>
        <table:table-row table:style-name="ro1">
          <table:table-cell table:style-name="ce4" office:value-type="float" office:value="2615050232" calcext:value-type="float">
            <text:p>2615050232</text:p>
          </table:table-cell>
          <table:table-cell table:style-name="ce9" office:value-type="string" calcext:value-type="string">
            <text:p>8710364015252</text:p>
          </table:table-cell>
          <table:table-cell table:style-name="ce14" office:value-type="string" calcext:value-type="string">
            <text:p>502 - Δίσκος με λάμες, Ø εργασίας 28,6mm, Ø στελέχους 3.2mm, ύψος εργασίας 9,5mm, κόκκωση 80. Περιεχόμενα συσκευασίας <text:span text:style-name="T1">1 τεμάχιo.</text:span></text:p>
          </table:table-cell>
          <table:table-cell table:style-name="ce19" office:value-type="float" office:value="7.99" calcext:value-type="float">
            <text:p>7.99 €</text:p>
          </table:table-cell>
          <table:table-cell table:number-columns-repeated="1020"/>
        </table:table-row>
        <table:table-row table:style-name="ro1">
          <table:table-cell table:style-name="ce4" office:value-type="float" office:value="2615050432" calcext:value-type="float">
            <text:p>2615050432</text:p>
          </table:table-cell>
          <table:table-cell table:style-name="ce9" office:value-type="string" calcext:value-type="string">
            <text:p>8710364015269</text:p>
          </table:table-cell>
          <table:table-cell table:style-name="ce14" office:value-type="string" calcext:value-type="string">
            <text:p>504 - Δίσκος με λάμες, Ø εργασίας 28,6mm, Ø στελέχους 3.2mm, ύψος εργασίας 9,8mm, κόκκωση 80. Περιεχόμενα συσκευασίας <text:span text:style-name="T1">1 τεμάχιo.</text:span></text:p>
          </table:table-cell>
          <table:table-cell table:style-name="ce19" office:value-type="float" office:value="7.99" calcext:value-type="float">
            <text:p>7.99 €</text:p>
          </table:table-cell>
          <table:table-cell table:number-columns-repeated="1020"/>
        </table:table-row>
        <table:table-row table:style-name="ro1">
          <table:table-cell table:style-name="ce5" office:value-type="string" calcext:value-type="string">
            <text:p>26150662JB</text:p>
          </table:table-cell>
          <table:table-cell table:style-name="ce9" office:value-type="string" calcext:value-type="string">
            <text:p>8710364080380</text:p>
          </table:table-cell>
          <table:table-cell table:style-name="ce15" office:value-type="string" calcext:value-type="string">
            <text:p>662 - DREMEL ΤΡΥΠΑΝΙ ΓΥΑΛΙΟΥ 3,2mm</text:p>
          </table:table-cell>
          <table:table-cell table:style-name="ce18" office:value-type="float" office:value="19.99" calcext:value-type="float">
            <text:p>19.99 €</text:p>
          </table:table-cell>
          <table:table-cell table:style-name="ce25" table:number-columns-repeated="78"/>
          <table:table-cell table:style-name="ce35" table:number-columns-repeated="942"/>
        </table:table-row>
        <table:table-row table:style-name="ro1">
          <table:table-cell table:style-name="ce5" office:value-type="string" calcext:value-type="string">
            <text:p>26150663JB</text:p>
          </table:table-cell>
          <table:table-cell table:style-name="ce9" office:value-type="string" calcext:value-type="string">
            <text:p>8710364054558</text:p>
          </table:table-cell>
          <table:table-cell table:style-name="ce15" office:value-type="string" calcext:value-type="string">
            <text:p>663-DREMEL ΤΡΥΠΑΝΙ ΓΥΑΛΙΟΥ 6,4mm</text:p>
          </table:table-cell>
          <table:table-cell table:style-name="ce18" office:value-type="float" office:value="24.99" calcext:value-type="float">
            <text:p>24.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float" office:value="2615448532" calcext:value-type="float">
            <text:p>2615448532</text:p>
          </table:table-cell>
          <table:table-cell table:style-name="ce9" office:value-type="string" calcext:value-type="string">
            <text:p>8710364007592</text:p>
          </table:table-cell>
          <table:table-cell table:style-name="ce14" office:value-type="string" calcext:value-type="string">
            <text:p>4485 - Σετ τσοκ &amp; φωλιές. <text:s/>Περιεχόμενα συσκευασίας σφιγκτήρα και φωλιές 480, 481, 482, 483</text:p>
          </table:table-cell>
          <table:table-cell table:style-name="ce18" office:value-type="float" office:value="12.99" calcext:value-type="float">
            <text:p>12.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float" office:value="2615448632" calcext:value-type="float">
            <text:p>2615448632</text:p>
          </table:table-cell>
          <table:table-cell table:style-name="ce9" office:value-type="string" calcext:value-type="string">
            <text:p>8710364012978</text:p>
          </table:table-cell>
          <table:table-cell table:style-name="ce14" office:value-type="string" calcext:value-type="string">
            <text:p>4486 - Ταχυτσοκ, για την αλλαγή των εξαρτημάτων γρήγορα και εύκολα χωρίς φωλιές. Περιεχόμενα συσκευασίας <text:span text:style-name="T1">1 τεμάχιo. </text:span></text:p>
          </table:table-cell>
          <table:table-cell table:style-name="ce18" office:value-type="float" office:value="13.99" calcext:value-type="float">
            <text:p>13.99 €</text:p>
          </table:table-cell>
          <table:table-cell table:number-columns-repeated="1020"/>
        </table:table-row>
        <table:table-row table:style-name="ro1">
          <table:table-cell table:style-name="ce4" office:value-type="string" calcext:value-type="string">
            <text:p>26150401JA</text:p>
          </table:table-cell>
          <table:table-cell table:style-name="ce9" office:value-type="string" calcext:value-type="string">
            <text:p>8710364045068</text:p>
          </table:table-cell>
          <table:table-cell table:style-name="ce14" office:value-type="string" calcext:value-type="string">
            <text:p>401 - Άξονας στερέωσης, Ø στελέχους 3.2mm, μήκος εξαρτήματις 39,00mm. Περιεχόμενα συσκευασίας <text:span text:style-name="T1">3 τεμάχια.</text:span></text:p>
          </table:table-cell>
          <table:table-cell table:style-name="ce18" office:value-type="float" office:value="5.99" calcext:value-type="float">
            <text:p>5.99 €</text:p>
          </table:table-cell>
          <table:table-cell table:number-columns-repeated="1020"/>
        </table:table-row>
        <table:table-row table:style-name="ro1">
          <table:table-cell table:style-name="ce4" office:value-type="string" calcext:value-type="string">
            <text:p>26150402JA</text:p>
          </table:table-cell>
          <table:table-cell table:style-name="ce9" office:value-type="string" calcext:value-type="string">
            <text:p>8710364045198</text:p>
          </table:table-cell>
          <table:table-cell table:style-name="ce14" office:value-type="string" calcext:value-type="string">
            <text:p>402- Άξονας στερέωσης, Ø στελέχους 3.2mm, μήκος εξαρτήματις 35,00mm. Περιεχόμενα συσκευασίας <text:span text:style-name="T1">4 τεμάχια.</text:span></text:p>
          </table:table-cell>
          <table:table-cell table:style-name="ce18" office:value-type="float" office:value="8.99" calcext:value-type="float">
            <text:p>8.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cell table:style-name="ce46" table:number-columns-repeated="2"/>
          <table:table-cell table:style-name="ce38"/>
          <table:table-cell table:style-name="ce41"/>
          <table:table-cell table:style-name="ce42"/>
          <table:table-cell table:style-name="ce43"/>
          <table:table-cell table:style-name="ce44"/>
          <table:table-cell table:style-name="ce45"/>
        </table:table-row>
        <table:table-row table:style-name="ro1">
          <table:table-cell table:style-name="ce4" office:value-type="string" calcext:value-type="string">
            <text:p>2615S402JB</text:p>
          </table:table-cell>
          <table:table-cell table:style-name="ce9" office:value-type="string" calcext:value-type="string">
            <text:p>8710364042838</text:p>
          </table:table-cell>
          <table:table-cell table:style-name="ce14" office:value-type="string" calcext:value-type="string">
            <text:p>SC402 - Άξονας EZ SpeedClic , Ø στελέχους 3.2mm, μήκος εξαρτήματις 38,00mm. Περιεχόμενα συσκευασίας <text:span text:style-name="T1">1 τεμάχιο.</text:span></text:p>
          </table:table-cell>
          <table:table-cell table:style-name="ce18" office:value-type="float" office:value="9.99" calcext:value-type="float">
            <text:p>9.99 €</text:p>
          </table:table-cell>
          <table:table-cell table:style-name="ce25"/>
          <table:table-cell table:style-name="ce27"/>
          <table:table-cell table:style-name="ce28" table:number-columns-repeated="2"/>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29"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cell table:style-name="ce47" table:number-columns-repeated="2"/>
          <table:table-cell table:style-name="ce30"/>
          <table:table-cell table:style-name="ce31"/>
          <table:table-cell table:style-name="ce27"/>
          <table:table-cell table:style-name="ce28"/>
          <table:table-cell table:style-name="ce32"/>
          <table:table-cell table:style-name="ce28"/>
        </table:table-row>
        <table:table-row table:style-name="ro1">
          <table:table-cell table:style-name="ce4" office:value-type="float" office:value="2615062832" calcext:value-type="float">
            <text:p>2615062832</text:p>
          </table:table-cell>
          <table:table-cell table:style-name="ce9" office:value-type="string" calcext:value-type="string">
            <text:p>8710364009381</text:p>
          </table:table-cell>
          <table:table-cell table:style-name="ce14" office:value-type="string" calcext:value-type="string">
            <text:p>628 - Σετ τρυπάνια ακριβείας, Ø στελέχους 123mm, 35.000 στροφές/λεπτό. Περιεχόμενα συσκευασίας <text:span text:style-name="T2">7 τρυπάνια </text:span><text:span text:style-name="T3">(0.8, 1.2, 1.6, 2.0, 2.4, 2.8, 3.2mm)</text:span></text:p>
          </table:table-cell>
          <table:table-cell table:style-name="ce18" office:value-type="float" office:value="7.99" calcext:value-type="float">
            <text:p>7.99 €</text:p>
          </table:table-cell>
          <table:table-cell table:number-columns-repeated="1020"/>
        </table:table-row>
        <table:table-row table:style-name="ro1">
          <table:table-cell table:style-name="ce4" office:value-type="string" calcext:value-type="string">
            <text:p>26150636JA</text:p>
          </table:table-cell>
          <table:table-cell table:style-name="ce9" office:value-type="string" calcext:value-type="string">
            <text:p>8710364026289</text:p>
          </table:table-cell>
          <table:table-cell table:style-name="ce14" office:value-type="string" calcext:value-type="string">
            <text:p>636 - Σετ τρυπάνια τιτανίου για ξύλο , Ø στελέχους 3.2mm, 35.000 στροφές/λεπτό. Περιεχόμενα συσκευασίας <text:span text:style-name="T2">4 τρυπάνια</text:span><text:span text:style-name="T3"> (3.0, 4.0, 5.0, 6.0mm)</text:span></text:p>
          </table:table-cell>
          <table:table-cell table:style-name="ce18" office:value-type="float" office:value="12.99" calcext:value-type="float">
            <text:p>12.99 €</text:p>
          </table:table-cell>
          <table:table-cell table:number-columns-repeated="1020"/>
        </table:table-row>
        <table:table-row table:style-name="ro1">
          <table:table-cell table:style-name="ce4" office:value-type="string" calcext:value-type="string">
            <text:p>26150808JA</text:p>
          </table:table-cell>
          <table:table-cell table:style-name="ce9" office:value-type="string" calcext:value-type="string">
            <text:p>8710364068326</text:p>
          </table:table-cell>
          <table:table-cell table:style-name="ce14" office:value-type="string" calcext:value-type="string">
            <text:p>808 -  Πακέτο μπαταρίας ιόντων λιθίου 7,2V. Περιεχόμενα συσκευασίας <text:span text:style-name="T1">1 τεμάχιο.</text:span></text:p>
          </table:table-cell>
          <table:table-cell table:style-name="ce19" office:value-type="float" office:value="39.99" calcext:value-type="float">
            <text:p>39.99 €</text:p>
          </table:table-cell>
          <table:table-cell table:number-columns-repeated="1020"/>
        </table:table-row>
        <table:table-row table:style-name="ro1">
          <table:table-cell table:style-name="ce4" office:value-type="string" calcext:value-type="string">
            <text:p>26150880JA</text:p>
          </table:table-cell>
          <table:table-cell table:style-name="ce9" office:value-type="string" calcext:value-type="string">
            <text:p>8710364080151</text:p>
          </table:table-cell>
          <table:table-cell table:style-name="ce14" office:value-type="string" calcext:value-type="string">
            <text:p>880 - Πακέτο μπαταρίας ιόντων λιθίου 12V. Περιεχόμενα συσκευασίας <text:span text:style-name="T1">1 τεμάχιο.</text:span></text:p>
          </table:table-cell>
          <table:table-cell table:style-name="ce19" office:value-type="float" office:value="59.99" calcext:value-type="float">
            <text:p>59.99 €</text:p>
          </table:table-cell>
          <table:table-cell table:number-columns-repeated="1020"/>
        </table:table-row>
        <table:table-row table:style-name="ro1">
          <table:table-cell table:number-columns-repeated="3"/>
          <table:table-cell table:style-name="ce20"/>
          <table:table-cell table:number-columns-repeated="1020"/>
        </table:table-row>
        <table:table-row table:style-name="ro1" table:number-rows-repeated="6">
          <table:table-cell table:number-columns-repeated="1024"/>
        </table:table-row>
        <table:table-row table:style-name="ro1" table:number-rows-repeated="23">
          <table:table-cell table:number-columns-repeated="3"/>
          <table:table-cell table:style-name="ce22"/>
          <table:table-cell table:number-columns-repeated="1020"/>
        </table:table-row>
        <table:table-row table:style-name="ro1" table:number-rows-repeated="1048349">
          <table:table-cell table:number-columns-repeated="1024"/>
        </table:table-row>
        <table:table-row table:style-name="ro1">
          <table:table-cell table:number-columns-repeated="1024"/>
        </table:table-row>
        <table:named-expressions>
          <table:named-expression table:name="A" table:base-cell-address="$Dremel.$A$1" table:expression="#REF!"/>
          <table:named-expression table:name="B" table:base-cell-address="$Dremel.$A$1" table:expression="#REF!"/>
          <table:named-expression table:name="C_" table:base-cell-address="$Dremel.$A$1" table:expression="#REF!"/>
          <table:named-expression table:name="D" table:base-cell-address="$Dremel.$A$1" table:expression="#REF!"/>
          <table:named-expression table:name="E" table:base-cell-address="$Dremel.$A$1" table:expression="#REF!"/>
          <table:named-expression table:name="F" table:base-cell-address="$Dremel.$A$1" table:expression="#REF!"/>
          <table:named-expression table:name="G" table:base-cell-address="$Dremel.$A$1" table:expression="#REF!"/>
          <table:named-range table:name="Query_from_oramanew" table:base-cell-address="$Dremel.$A$1" table:cell-range-address="$Dremel.$C$3:.$C$197"/>
          <table:named-expression table:name="rbla_resp" table:base-cell-address="$Dremel.$A$1" table:expression="'[1]9 - gen. focus activities'!#REF!"/>
          <table:named-expression table:name="SEGH" table:base-cell-address="$Dremel.$A$1" table:expression="#REF!"/>
          <table:named-expression table:name="SMERIG" table:base-cell-address="$Dremel.$A$1" table:expression="#REF!"/>
          <table:named-expression table:name="TUTTI" table:base-cell-address="$Dremel.$A$1" table:expression="#REF!"/>
          <table:named-range table:name="_xlnm.Print_Area" table:base-cell-address="$Dremel.$A$1" table:cell-range-address="$Dremel.$A$1:.$D$196" table:range-usable-as="print-range"/>
        </table:named-expressions>
      </table:table>
      <table:named-expressions>
        <table:named-expression table:name="A" table:base-cell-address="$Dremel.$A$1" table:expression="#REF!"/>
        <table:named-expression table:name="Alessandra_Lopes" table:base-cell-address="$Dremel.$A$1" table:expression="['smb://le02fs01/pt_geurbm$/PT_GEU_MKC/Mitarbeiter/Praktikanten,%20Werksstudenten/Debora/Mapl%20RLA/Mexico%20Marketing%20Plan%202009%20(enviado%2018.02.09).xls'#$Validação.$C$3:.$C$43]"/>
        <table:named-expression table:name="B" table:base-cell-address="$Dremel.$A$1" table:expression="#REF!"/>
        <table:named-expression table:name="C_" table:base-cell-address="$Dremel.$A$1" table:expression="#REF!"/>
        <table:named-expression table:name="D" table:base-cell-address="$Dremel.$A$1" table:expression="#REF!"/>
        <table:named-expression table:name="Deadline" table:base-cell-address="$Dremel.$A$1" table:expression="['smb://le02fs01/pt_geurbm$/PT_GEU_MKC/Mitarbeiter/Praktikanten,%20Werksstudenten/Debora/Mapl%20RLA/Mexico%20Marketing%20Plan%202009%20(enviado%2018.02.09).xls'#$Validação.$F$3:.$F$38]"/>
        <table:named-expression table:name="E" table:base-cell-address="$Dremel.$A$1" table:expression="#REF!"/>
        <table:named-expression table:name="F" table:base-cell-address="$Dremel.$A$1" table:expression="#REF!"/>
        <table:named-expression table:name="fsdefg" table:base-cell-address="$Dremel.$A$1" table:expression="#REF!"/>
        <table:named-expression table:name="G" table:base-cell-address="$Dremel.$A$1" table:expression="#REF!"/>
        <table:named-expression table:name="H" table:base-cell-address="$Dremel.$A$1" table:expression="#REF!"/>
        <table:named-expression table:name="J" table:base-cell-address="$Dremel.$A$1" table:expression="#REF!"/>
        <table:named-expression table:name="K" table:base-cell-address="$Dremel.$A$1" table:expression="#REF!"/>
        <table:named-expression table:name="L" table:base-cell-address="$Dremel.$A$1" table:expression="#REF!"/>
        <table:named-expression table:name="LEVROTO" table:base-cell-address="$Dremel.$A$1" table:expression="#REF!"/>
        <table:named-expression table:name="M" table:base-cell-address="$Dremel.$A$1" table:expression="#REF!"/>
        <table:named-expression table:name="N" table:base-cell-address="$Dremel.$A$1" table:expression="#REF!"/>
        <table:named-expression table:name="O" table:base-cell-address="$Dremel.$A$1" table:expression="#REF!"/>
        <table:named-expression table:name="P" table:base-cell-address="$Dremel.$A$1" table:expression="#REF!"/>
        <table:named-expression table:name="PBH_CSB" table:base-cell-address="$Dremel.$A$1" table:expression="#REF!"/>
        <table:named-expression table:name="rbla_resp" table:base-cell-address="$Dremel.$A$1" table:expression="'[1]9 - gen. focus activities'!#REF!"/>
        <table:named-expression table:name="RBLA_Responsible" table:base-cell-address="$Dremel.$A$1" table:expression="['smb://le02fs01/pt_geurbm$/PT_GEU_MKC/Mitarbeiter/Praktikanten,%20Werksstudenten/Debora/Mapl%20RLA/Mexico%20Marketing%20Plan%202009%20(enviado%2018.02.09).xls'#$Validação.$C$3:.$C$43]"/>
        <table:named-expression table:name="SAPBEXdnldView" table:base-cell-address="$Dremel.$A$1" table:expression="&quot;45WA582GCE8QMUJGKVJE4GD28&quot;"/>
        <table:named-expression table:name="SAPBEXrevision" table:base-cell-address="$Dremel.$A$1" table:expression="1"/>
        <table:named-expression table:name="SAPBEXsysID" table:base-cell-address="$Dremel.$A$1" table:expression="&quot;PB1&quot;"/>
        <table:named-expression table:name="SAPBEXwbID" table:base-cell-address="$Dremel.$A$1" table:expression="&quot;AM1TFO17JCIG5VI9O7DFI6KR6&quot;"/>
        <table:named-expression table:name="SEGH" table:base-cell-address="$Dremel.$A$1" table:expression="#REF!"/>
        <table:named-expression table:name="SMERIG" table:base-cell-address="$Dremel.$A$1" table:expression="#REF!"/>
        <table:named-expression table:name="Start" table:base-cell-address="$Dremel.$A$1" table:expression="['smb://le02fs01/pt_geurbm$/PT_GEU_MKC/Mitarbeiter/Praktikanten,%20Werksstudenten/Debora/Mapl%20RLA/Mexico%20Marketing%20Plan%202009%20(enviado%2018.02.09).xls'#$Validação.$E$3:.$E$38]"/>
        <table:named-expression table:name="TUTTI" table:base-cell-address="$Dremel.$A$1" table:expression="#REF!"/>
        <table:named-expression table:name="yes_no" table:base-cell-address="$Dremel.$A$1" table:expression="['smb://le02fs01/pt_geurbm$/PT_GEU_MKC/Mitarbeiter/Praktikanten,%20Werksstudenten/Debora/Mapl%20RLA/Mexico%20Marketing%20Plan%202009%20(enviado%2018.02.09).xls'#$Validação.$I$3:.$I$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sch Office Sans1" svg:font-family="'Bosch Office Sans'"/>
    <style:font-face style:name="Helv" svg:font-family="Helv"/>
    <style:font-face style:name="Sans EE" svg:font-family="'Sans EE'"/>
    <style:font-face style:name="Courier" svg:font-family="Courier" style:font-family-generic="modern"/>
    <style:font-face style:name="Arial" svg:font-family="Arial" style:font-family-generic="swiss"/>
    <style:font-face style:name="Bosch Office Sans" svg:font-family="'Bosch Office Sans'" style:font-family-generic="swiss"/>
    <style:font-face style:name="Calibri" svg:font-family="Calibri" style:font-family-generic="swiss"/>
    <style:font-face style:name="Cambria" svg:font-family="Cambria" style:font-family-generic="swiss"/>
    <style:font-face style:name="MS Sans Serif" svg:font-family="'MS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loext:text>
      <loext:fill-character> </loext:fill-character>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number number:decimal-places="0" loext:min-decimal-places="0" number:min-integer-digits="1" number:grouping="true"/>
      <number:text> </number:text>
    </number:number-style>
    <number:number-style style:name="N140">
      <number:text>(</number:text>
      <number:number number:decimal-places="0" loext:min-decimal-places="0" number:min-integer-digits="1" number:grouping="true"/>
      <number:text>)</number:text>
      <style:map style:condition="value()&gt;=0" style:apply-style-name="N140P0"/>
    </number:number-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number:number-style style:name="N145">
      <number:number number:decimal-places="2" loext:min-decimal-places="2" number:min-integer-digits="1" number:grouping="true"/>
      <number:text> €</number:text>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currency-style style:name="N10143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3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3P2" style:volatile="true" number:language="en" number:country="US">
      <number:currency-symbol/>
      <loext:fill-character> </loext:fill-character>
      <number:text>- </number:text>
    </number:currency-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47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table-cell-properties style:rotation-align="none" style:vertical-align="bottom"/>
      <style:text-properties fo:color="#000000"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Colore_20_1" style:display-name="20% - Colore 1" style:family="table-cell" style:parent-style-name="Default">
      <style:table-cell-properties fo:background-color="#ccccf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Colore_20_2" style:display-name="20% - Colore 2" style:family="table-cell" style:parent-style-name="Default">
      <style:table-cell-properties fo:background-color="#ff808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Colore_20_3" style:display-name="20% - Colore 3" style:family="table-cell" style:parent-style-name="Default">
      <style:table-cell-properties fo:background-color="#00ff0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Colore_20_4" style:display-name="20% - Colore 4" style:family="table-cell" style:parent-style-name="Default">
      <style:table-cell-properties fo:background-color="#00fff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Colore_20_5" style:display-name="20% - Colore 5" style:family="table-cell" style:parent-style-name="Default">
      <style:table-cell-properties fo:background-color="#ccccf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Colore_20_6" style:display-name="20% - Colore 6" style:family="table-cell" style:parent-style-name="Default">
      <style:table-cell-properties fo:background-color="#ff99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Ênfase1" style:display-name="20% - Ênfase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Ênfase2" style:display-name="20% - Ênfase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Ênfase3" style:display-name="20% - Ênfase3" style:family="table-cell" style:parent-style-name="Default">
      <style:table-cell-properties fo:background-color="#ff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Ênfase4" style:display-name="20% - Ênfase4"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Ênfase5" style:display-name="20% - Ênfase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2_0_25__20_-_20_Ênfase6" style:display-name="20% - Ênfase6" style:family="table-cell" style:parent-style-name="Default">
      <style:table-cell-properties fo:background-color="#ff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Colore_20_1" style:display-name="40% - Colore 1" style:family="table-cell" style:parent-style-name="Default">
      <style:table-cell-properties fo:background-color="#96969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Colore_20_2" style:display-name="40% - Colore 2" style:family="table-cell" style:parent-style-name="Default">
      <style:table-cell-properties fo:background-color="#ff808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Colore_20_3" style:display-name="40% - Colore 3" style:family="table-cell" style:parent-style-name="Default">
      <style:table-cell-properties fo:background-color="#00ff0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Colore_20_4" style:display-name="40% - Colore 4" style:family="table-cell" style:parent-style-name="Default">
      <style:table-cell-properties fo:background-color="#c0c0c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Colore_20_5" style:display-name="40% - Colore 5" style:family="table-cell" style:parent-style-name="Default">
      <style:table-cell-properties fo:background-color="#96969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Colore_20_6" style:display-name="40% - Colore 6" style:family="table-cell" style:parent-style-name="Default">
      <style:table-cell-properties fo:background-color="#ffcc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Ênfase1" style:display-name="40% - Ênfase1"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Ênfase2" style:display-name="40% - Ênfase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Ênfase3" style:display-name="40% - Ênfase3" style:family="table-cell" style:parent-style-name="Default">
      <style:table-cell-properties fo:background-color="#ffff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Ênfase4" style:display-name="40% - Ênfase4"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Ênfase5" style:display-name="40% - Ênfase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4_0_25__20_-_20_Ênfase6" style:display-name="40% - Ênfase6" style:family="table-cell" style:parent-style-name="Default">
      <style:table-cell-properties fo:background-color="#ff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Colore_20_1" style:display-name="60% - Colore 1" style:family="table-cell" style:parent-style-name="Default">
      <style:table-cell-properties fo:background-color="#969696"/>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6_0_25__20_-_20_Colore_20_2" style:display-name="60% - Colore 2" style:family="table-cell" style:parent-style-name="Default">
      <style:table-cell-properties fo:background-color="#ff808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6_0_25__20_-_20_Colore_20_3" style:display-name="60% - Colore 3" style:family="table-cell" style:parent-style-name="Default">
      <style:table-cell-properties fo:background-color="#00ff0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6_0_25__20_-_20_Colore_20_4" style:display-name="60% - Colore 4" style:family="table-cell" style:parent-style-name="Default">
      <style:table-cell-properties fo:background-color="#666699"/>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6_0_25__20_-_20_Colore_20_5" style:display-name="60% - Colore 5" style:family="table-cell" style:parent-style-name="Default">
      <style:table-cell-properties fo:background-color="#33cccc"/>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6_0_25__20_-_20_Colore_20_6" style:display-name="60% - Colore 6" style:family="table-cell" style:parent-style-name="Default">
      <style:table-cell-properties fo:background-color="#ffcc99"/>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6_0_25__20_-_20_Ênfase1" style:display-name="60% - Ênfase1" style:family="table-cell" style:parent-style-name="Default">
      <style:table-cell-properties fo:background-color="#ccffff"/>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Ênfase2" style:display-name="60% - Ênfase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Ênfase3" style:display-name="60% - Ênfase3" style:family="table-cell" style:parent-style-name="Default">
      <style:table-cell-properties fo:background-color="#ffcc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Ênfase4" style:display-name="60% - Ênfase4" style:family="table-cell" style:parent-style-name="Default">
      <style:table-cell-properties fo:background-color="#ff99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Ênfase5" style:display-name="60% - Ênfase5" style:family="table-cell" style:parent-style-name="Default">
      <style:table-cell-properties fo:background-color="#ccffff"/>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_36_0_25__20_-_20_Ênfase6" style:display-name="60% - Ênfase6"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Bom" style:family="table-cell" style:parent-style-name="Default">
      <style:table-cell-properties fo:background-color="#ccffff"/>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alcolo" style:family="table-cell" style:parent-style-name="Default">
      <style:table-cell-properties fo:background-color="#00ffff" style:diagonal-bl-tr="none" style:diagonal-tl-br="none" fo:border="0.74pt solid #666699"/>
      <style:text-properties fo:color="#ff66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Cella_20_collegata" style:display-name="Cella collegata" style:family="table-cell" style:parent-style-name="Default">
      <style:table-cell-properties fo:border-bottom="1.76pt double-thin #ff6600" style:border-line-width-bottom="0.51pt 0.74pt 0.51pt" style:diagonal-bl-tr="none" style:diagonal-tl-br="none" fo:border-left="none" fo:border-right="none" fo:border-top="none"/>
      <style:text-properties fo:color="#ff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ella_20_da_20_controllare" style:display-name="Cella da controllare" style:family="table-cell" style:parent-style-name="Default">
      <style:table-cell-properties fo:background-color="#666699" style:diagonal-bl-tr="none" style:diagonal-tl-br="none" fo:border="1.76pt double-thin #333333" style:border-line-width="0.51pt 0.74pt 0.51pt"/>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Colore_20_1" style:display-name="Colore 1" style:family="table-cell" style:parent-style-name="Default">
      <style:table-cell-properties fo:background-color="#33cccc"/>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ore_20_2" style:display-name="Colore 2" style:family="table-cell" style:parent-style-name="Default">
      <style:table-cell-properties fo:background-color="#ff000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ore_20_3" style:display-name="Colore 3" style:family="table-cell" style:parent-style-name="Default">
      <style:table-cell-properties fo:background-color="#339966"/>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ore_20_4" style:display-name="Colore 4" style:family="table-cell" style:parent-style-name="Default">
      <style:table-cell-properties fo:background-color="#666699"/>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ore_20_5" style:display-name="Colore 5" style:family="table-cell" style:parent-style-name="Default">
      <style:table-cell-properties fo:background-color="#33cccc"/>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ore_20_6" style:display-name="Colore 6" style:family="table-cell" style:parent-style-name="Default">
      <style:table-cell-properties fo:background-color="#ffcc0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ma_20_2" style:display-name="Comma 2" style:family="table-cell" style:parent-style-name="Default" style:data-style-name="N128"/>
    <style:style style:name="Comma_20__5b_0_5d__20_2" style:display-name="Comma [0] 2" style:family="table-cell" style:parent-style-name="Default" style:data-style-name="N132"/>
    <style:style style:name="Cálculo" style:family="table-cell" style:parent-style-name="Default">
      <style:table-cell-properties fo:background-color="#ffffff" style:diagonal-bl-tr="none" style:diagonal-tl-br="none" fo:border="0.74pt solid #808080"/>
      <style:text-properties fo:color="#ff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élula_20_de_20_Verificação" style:display-name="Célula de Verificação" style:family="table-cell" style:parent-style-name="Default">
      <style:table-cell-properties fo:background-color="#969696" style:diagonal-bl-tr="none" style:diagonal-tl-br="none" fo:border="1.76pt double-thin #333333" style:border-line-width="0.51pt 0.74pt 0.51pt"/>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Célula_20_Vinculada" style:display-name="Célula Vinculada" style:family="table-cell" style:parent-style-name="Default">
      <style:table-cell-properties fo:border-bottom="1.76pt double-thin #ff0000" style:border-line-width-bottom="0.51pt 0.74pt 0.51pt" style:diagonal-bl-tr="none" style:diagonal-tl-br="none" fo:border-left="none" fo:border-right="none" fo:border-top="none"/>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ezimal_5f_Mexico_20_Marketing_20_Plan_20_2009_20__28_enviado_20_18.02.09_29_" style:display-name="Dezimal_Mexico Marketing Plan 2009 (enviado 18.02.09)" style:family="table-cell" style:parent-style-name="Default" style:data-style-name="N138"/>
    <style:style style:name="Entrada" style:family="table-cell" style:parent-style-name="Default">
      <style:table-cell-properties fo:background-color="#ffff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51pt 0.74pt 0.51pt"/>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Arial" fo:font-family="Arial" style:font-family-generic="swiss" fo:font-size="15pt" fo:font-style="normal" fo:text-shadow="none" style:text-underline-style="none" fo:font-weight="bold" style:font-size-asian="15pt" style:font-style-asian="normal" style:font-weight-asian="bold" style:font-name-complex="Arial" style:font-family-complex="Arial"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Arial" fo:font-family="Arial" style:font-family-generic="swiss" fo:font-size="13pt" fo:font-style="normal" fo:text-shadow="none" style:text-underline-style="none" fo:font-weight="bold" style:font-size-asian="13pt" style:font-style-asian="normal" style:font-weight-asian="bold" style:font-name-complex="Arial" style:font-family-complex="Arial"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51pt 0.74pt 0.51pt" style:diagonal-bl-tr="none" style:diagonal-tl-br="none" fo:border-left="none" fo:border-right="none" fo:border-top="none"/>
      <style:text-properties fo:color="#fa7d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51pt 0.74pt 0.51pt" style:diagonal-bl-tr="none" style:diagonal-tl-br="none" fo:border-left="none" fo:border-right="none" fo:border-top="0.74pt solid #4f81bd"/>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Incorreto" style:family="table-cell" style:parent-style-name="Default">
      <style:table-cell-properties fo:background-color="#cc99ff"/>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Migliaia_20_2" style:display-name="Migliaia 2" style:family="table-cell" style:parent-style-name="Default" style:data-style-name="N128"/>
    <style:style style:name="Migliaia_20__5b_0_5d__20_2" style:display-name="Migliaia [0] 2" style:family="table-cell" style:parent-style-name="Default" style:data-style-name="N124"/>
    <style:style style:name="Neutra" style:family="table-cell" style:parent-style-name="Default">
      <style:table-cell-properties fo:background-color="#ffff99"/>
      <style:text-properties fo:color="#8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eutrale" style:family="table-cell" style:parent-style-name="Default">
      <style:table-cell-properties fo:background-color="#ffff99"/>
      <style:text-properties fo:color="#9933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 style:display-name="Normal 6" style:family="table-cell" style:parent-style-name="Default" style:data-style-name="N14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e_20_2" style:display-name="Normale 2" style:family="table-cell" style:parent-style-name="Default" style:data-style-name="N14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e_20_2_20_2" style:display-name="Normale 2 2" style:family="table-cell" style:parent-style-name="Default" style:data-style-name="N14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e_5f_HEK" style:display-name="Normale_HEK" style:family="table-cell" style:parent-style-name="Default"/>
    <style:style style:name="Normál_5f_Munka1" style:display-name="Normál_Munka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a" style:family="table-cell" style:parent-style-name="Default">
      <style:table-cell-properties fo:background-color="#ffffcc" style:diagonal-bl-tr="none" style:diagonal-tl-br="none" fo:border="0.74pt solid #c0c0c0"/>
    </style:style>
    <style:style style:name="Percent_20_2" style:display-name="Percent 2" style:family="table-cell" style:parent-style-name="Default" style:data-style-name="N10"/>
    <style:style style:name="Percent_20_3" style:display-name="Percent 3" style:family="table-cell" style:parent-style-name="Default"/>
    <style:style style:name="Percent_20_4" style:display-name="Percent 4" style:family="table-cell" style:parent-style-name="Default" style:data-style-name="N10"/>
    <style:style style:name="Percentuale_20_2" style:display-name="Percentuale 2" style:family="table-cell" style:parent-style-name="Default" style:data-style-name="N10"/>
    <style:style style:name="Prozent_5f_Calculationsheet_20_2009_5f_Greece_5f_Final" style:display-name="Prozent_Calculationsheet 2009_Greece_Final" style:family="table-cell" style:parent-style-name="Default" style:data-style-name="N10"/>
    <style:style style:name="SAPBEXaggData" style:family="table-cell" style:parent-style-name="Default">
      <style:table-cell-properties fo:background-color="#ffff99" style:diagonal-bl-tr="none" style:diagonal-tl-br="none" style:text-align-source="value-type" style:repeat-content="false" fo:wrap-option="no-wrap" fo:border="0.74pt solid #3366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aggDataEmph" style:family="table-cell" style:parent-style-name="Default">
      <style:table-cell-properties fo:background-color="#ffff99" style:diagonal-bl-tr="none" style:diagonal-tl-br="none" style:text-align-source="value-type" style:repeat-content="false" fo:wrap-option="no-wrap" fo:border="0.74pt solid #3366ff"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aggItem" style:family="table-cell" style:parent-style-name="Default">
      <style:table-cell-properties fo:background-color="#ffff99"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aggItemX" style:family="table-cell" style:parent-style-name="Default">
      <style:table-cell-properties fo:background-color="#ffff99"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chaText" style:family="table-cell" style:parent-style-name="Default">
      <style:table-cell-properties fo:background-color="#00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excBad7" style:family="table-cell" style:parent-style-name="Default">
      <style:table-cell-properties fo:background-color="#ff99cc"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Bad8" style:family="table-cell" style:parent-style-name="Default">
      <style:table-cell-properties fo:background-color="#ff808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Bad9" style:family="table-cell" style:parent-style-name="Default">
      <style:table-cell-properties fo:background-color="#ff000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Critical4" style:family="table-cell" style:parent-style-name="Default">
      <style:table-cell-properties fo:background-color="#ffcc0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Critical5" style:family="table-cell" style:parent-style-name="Default">
      <style:table-cell-properties fo:background-color="#ff990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Critical6" style:family="table-cell" style:parent-style-name="Default">
      <style:table-cell-properties fo:background-color="#ff660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Good1" style:family="table-cell" style:parent-style-name="Default">
      <style:table-cell-properties fo:background-color="#339966"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Good2" style:family="table-cell" style:parent-style-name="Default">
      <style:table-cell-properties fo:background-color="#99cc0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Good3" style:family="table-cell" style:parent-style-name="Default">
      <style:table-cell-properties fo:background-color="#00ff00"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filterDrill" style:family="table-cell" style:parent-style-name="Default">
      <style:table-cell-properties fo:border-bottom="0.74pt solid #3366ff" fo:background-color="#a5d8ff" style:diagonal-bl-tr="none" style:diagonal-tl-br="none" style:text-align-source="fix" style:repeat-content="false" fo:wrap-option="no-wrap" fo:border-left="0.74pt solid #ccffff" style:direction="ltr" fo:border-right="0.74pt solid #3366ff" style:rotation-angle="0" style:rotation-align="none" style:shrink-to-fit="false" fo:border-top="1.76pt solid #ccffff"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filterItem" style:family="table-cell" style:parent-style-name="Default">
      <style:table-cell-properties fo:background-color="#cc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filterText" style:family="table-cell" style:parent-style-name="Default">
      <style:table-cell-properties fo:background-color="#6666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SAPBEXformats" style:family="table-cell" style:parent-style-name="Default">
      <style:table-cell-properties fo:background-color="#00cc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eaderItem" style:family="table-cell" style:parent-style-name="Default">
      <style:table-cell-properties fo:background-color="#cc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eaderText" style:family="table-cell" style:parent-style-name="Default">
      <style:table-cell-properties fo:background-color="#00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0" style:family="table-cell" style:parent-style-name="Default">
      <style:table-cell-properties fo:background-color="#666699"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0X" style:family="table-cell" style:parent-style-name="Default">
      <style:table-cell-properties fo:background-color="#666699"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1" style:family="table-cell" style:parent-style-name="Default">
      <style:table-cell-properties fo:background-color="#00cc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1X" style:family="table-cell" style:parent-style-name="Default">
      <style:table-cell-properties fo:background-color="#00ccff"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2" style:family="table-cell" style:parent-style-name="Default">
      <style:table-cell-properties fo:background-color="#99cc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2X" style:family="table-cell" style:parent-style-name="Default">
      <style:table-cell-properties fo:background-color="#99ccff"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3" style:family="table-cell" style:parent-style-name="Default">
      <style:table-cell-properties fo:background-color="#ccff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3X" style:family="table-cell" style:parent-style-name="Default">
      <style:table-cell-properties fo:background-color="#ccffff"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Data" style:family="table-cell" style:parent-style-name="Default">
      <style:table-cell-properties fo:background-color="#ffffcc" style:diagonal-bl-tr="none" style:diagonal-tl-br="none" style:text-align-source="value-type" style:repeat-content="false" fo:wrap-option="no-wrap" fo:border="0.74pt solid #3366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DataEmph" style:family="table-cell" style:parent-style-name="Default">
      <style:table-cell-properties fo:background-color="#ffffcc" style:diagonal-bl-tr="none" style:diagonal-tl-br="none" style:text-align-source="value-type" style:repeat-content="false" fo:wrap-option="no-wrap" fo:border="0.74pt solid #3366ff"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Item" style:family="table-cell" style:parent-style-name="Default">
      <style:table-cell-properties fo:background-color="#ffffcc"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ItemX" style:family="table-cell" style:parent-style-name="Default">
      <style:table-cell-properties fo:background-color="#ffffcc"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Data" style:family="table-cell" style:parent-style-name="Default">
      <style:table-cell-properties fo:background-color="#ccff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DataEmph" style:family="table-cell" style:parent-style-name="Default">
      <style:table-cell-properties fo:background-color="#ccff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Item" style:family="table-cell" style:parent-style-name="Default">
      <style:table-cell-properties fo:background-color="#00cc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ItemX" style:family="table-cell" style:parent-style-name="Default">
      <style:table-cell-properties fo:background-color="#00ccff" style:diagonal-bl-tr="none" style:diagonal-tl-br="none" style:text-align-source="fix" style:repeat-content="false" fo:wrap-option="no-wrap" fo:border="0.74pt solid #3366ff" style:direction="ltr" style:rotation-angle="0" style:rotation-align="none" style:shrink-to-fit="false" style:vertical-align="top" loext:vertical-justify="auto"/>
      <style:paragraph-properties fo:text-align="start" css3t:text-justify="auto" fo:margin-left="14.85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title" style:family="table-cell" style:parent-style-name="Default">
      <style:table-cell-properties fo:background-color="#00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4.85pt" style:writing-mode="page"/>
      <style:text-properties fo:color="#3366ff" style:text-outline="false" style:text-line-through-style="none" style:text-line-through-type="none" style:font-name="Arial" fo:font-family="Arial" style:font-family-generic="swiss" fo:font-size="19pt" fo:font-style="normal" fo:text-shadow="none" style:text-underline-style="none" fo:font-weight="normal" style:font-size-asian="19pt" style:font-style-asian="normal" style:font-weight-asian="normal" style:font-name-complex="Arial" style:font-family-complex="Arial" style:font-family-generic-complex="swiss" style:font-size-complex="19pt" style:font-style-complex="normal" style:font-weight-complex="normal"/>
    </style:style>
    <style:style style:name="SAPBEXundefined" style:family="table-cell" style:parent-style-name="Default">
      <style:table-cell-properties fo:background-color="#ccffff" style:diagonal-bl-tr="none" style:diagonal-tl-br="none" style:text-align-source="fix" style:repeat-content="false" fo:wrap-option="no-wrap" fo:border="0.74pt solid #3366ff" style:direction="ltr" style:rotation-angle="0" style:rotation-align="none" style:shrink-to-fit="false" style:vertical-align="middle" loext:vertical-justify="auto"/>
      <style:paragraph-properties fo:text-align="end" css3t:text-justify="auto" fo:margin-left="0pt" style:writing-mode="page"/>
      <style:text-properties fo:color="#ff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ída" style:family="table-cell" style:parent-style-name="Default">
      <style:table-cell-properties fo:background-color="#ffffff"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Separador_20_de_20_milhares_5f_Sales-Report-2006-Argentina-RBLA-Completo" style:display-name="Separador de milhares_Sales-Report-2006-Argentina-RBLA-Completo" style:family="table-cell" style:parent-style-name="Default" style:data-style-name="N134"/>
    <style:style style:name="Standard_5f_Calculationsheet_20_2009_5f_Greece_5f_Final" style:display-name="Standard_Calculationsheet 2009_Greece_Fin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il_20_1" style:display-name="Stil 1" style:family="table-cell" style:parent-style-name="Default" style:data-style-name="N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Sans EE" fo:font-family="'Sans EE'" fo:font-size="8pt" fo:font-style="normal" fo:text-shadow="none" style:text-underline-style="none" fo:font-weight="normal" style:font-size-asian="8pt" style:font-style-asian="normal" style:font-weight-asian="normal" style:font-name-complex="Sans EE" style:font-family-complex="'Sans EE'" style:font-size-complex="8pt" style:font-style-complex="normal" style:font-weight-complex="normal"/>
    </style:style>
    <style:style style:name="Style_20_1" style:display-name="Style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sto_20_avviso" style:display-name="Testo avviso" style:family="table-cell" style:parent-style-name="Default">
      <style:text-properties fo:color="#ff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sto_20_descrittivo" style:display-name="Testo descrittivo" style:family="table-cell" style:parent-style-name="Default">
      <style:text-properties fo:color="#666699"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Texto_20_de_20_Aviso" style:display-name="Texto de Aviso"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Titolo" style:family="table-cell" style:parent-style-name="Default">
      <style:text-properties fo:color="#333399"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itolo_20_1" style:display-name="Titolo 1" style:family="table-cell" style:parent-style-name="Default">
      <style:table-cell-properties fo:border-bottom="2.49pt solid #33cccc" style:diagonal-bl-tr="none" style:diagonal-tl-br="none" fo:border-left="none" fo:border-right="none" fo:border-top="none"/>
      <style:text-properties fo:color="#333399" style:text-outline="false" style:text-line-through-style="none" style:text-line-through-type="none" style:font-name="Arial" fo:font-family="Arial" style:font-family-generic="swiss" fo:font-size="15pt" fo:font-style="normal" fo:text-shadow="none" style:text-underline-style="none" fo:font-weight="bold" style:font-size-asian="15pt" style:font-style-asian="normal" style:font-weight-asian="bold" style:font-name-complex="Arial" style:font-family-complex="Arial" style:font-family-generic-complex="swiss" style:font-size-complex="15pt" style:font-style-complex="normal" style:font-weight-complex="bold"/>
    </style:style>
    <style:style style:name="Titolo_20_2" style:display-name="Titolo 2" style:family="table-cell" style:parent-style-name="Default">
      <style:table-cell-properties fo:border-bottom="2.49pt solid #969696" style:diagonal-bl-tr="none" style:diagonal-tl-br="none" fo:border-left="none" fo:border-right="none" fo:border-top="none"/>
      <style:text-properties fo:color="#333399" style:text-outline="false" style:text-line-through-style="none" style:text-line-through-type="none" style:font-name="Arial" fo:font-family="Arial" style:font-family-generic="swiss" fo:font-size="13pt" fo:font-style="normal" fo:text-shadow="none" style:text-underline-style="none" fo:font-weight="bold" style:font-size-asian="13pt" style:font-style-asian="normal" style:font-weight-asian="bold" style:font-name-complex="Arial" style:font-family-complex="Arial" style:font-family-generic-complex="swiss" style:font-size-complex="13pt" style:font-style-complex="normal" style:font-weight-complex="bold"/>
    </style:style>
    <style:style style:name="Titolo_20_3" style:display-name="Titolo 3" style:family="table-cell" style:parent-style-name="Default">
      <style:table-cell-properties fo:border-bottom="1.76pt solid #969696" style:diagonal-bl-tr="none" style:diagonal-tl-br="none" fo:border-left="none" fo:border-right="none" fo:border-top="none"/>
      <style:text-properties fo:color="#333399"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Titolo_20_4" style:display-name="Titolo 4" style:family="table-cell" style:parent-style-name="Default">
      <style:text-properties fo:color="#333399"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Totale" style:family="table-cell" style:parent-style-name="Default">
      <style:table-cell-properties fo:border-bottom="1.76pt double-thin #003366" style:border-line-width-bottom="0.51pt 0.74pt 0.51pt" style:diagonal-bl-tr="none" style:diagonal-tl-br="none" fo:border-left="none" fo:border-right="none" fo:border-top="0.74pt solid #003366"/>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Título" style:family="table-cell" style:parent-style-name="Default">
      <style:text-properties fo:color="#333399"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2.49pt solid #003366" style:diagonal-bl-tr="none" style:diagonal-tl-br="none" fo:border-left="none" fo:border-right="none" fo:border-top="none"/>
      <style:text-properties fo:color="#333399"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Título_20_2" style:display-name="Título 2" style:family="table-cell" style:parent-style-name="Default">
      <style:table-cell-properties fo:border-bottom="2.49pt solid #ccffff" style:diagonal-bl-tr="none" style:diagonal-tl-br="none" fo:border-left="none" fo:border-right="none" fo:border-top="none"/>
      <style:text-properties fo:color="#333399"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Título_20_3" style:display-name="Título 3" style:family="table-cell" style:parent-style-name="Default">
      <style:table-cell-properties fo:border-bottom="1.76pt solid #ccffff" style:diagonal-bl-tr="none" style:diagonal-tl-br="none" fo:border-left="none" fo:border-right="none" fo:border-top="none"/>
      <style:text-properties fo:color="#333399"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Título_20_4" style:display-name="Título 4" style:family="table-cell" style:parent-style-name="Default">
      <style:text-properties fo:color="#333399"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Undefinier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ourier" fo:font-family="Courier" style:font-family-generic="modern" fo:font-size="10pt" fo:font-style="normal" fo:text-shadow="none" style:text-underline-style="none" fo:font-weight="normal" style:font-size-asian="10pt" style:font-style-asian="normal" style:font-weight-asian="normal" style:font-name-complex="Courier" style:font-family-complex="Courier" style:font-family-generic-complex="modern" style:font-size-complex="10pt" style:font-style-complex="normal" style:font-weight-complex="normal"/>
    </style:style>
    <style:style style:name="Valore_20_non_20_valido" style:display-name="Valore non valido" style:family="table-cell" style:parent-style-name="Default">
      <style:table-cell-properties fo:background-color="#cc99ff"/>
      <style:text-properties fo:color="#80008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Valore_20_valido" style:display-name="Valore valido" style:family="table-cell" style:parent-style-name="Default">
      <style:table-cell-properties fo:background-color="#00ff00"/>
      <style:text-properties fo:color="#008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Ênfase1" style:family="table-cell" style:parent-style-name="Default">
      <style:table-cell-properties fo:background-color="#0033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Ênfase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Ênfase3" style:family="table-cell" style:parent-style-name="Default">
      <style:table-cell-properties fo:background-color="#ffcc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Ênfase4" style:family="table-cell" style:parent-style-name="Default">
      <style:table-cell-properties fo:background-color="#6666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Ênfase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Ênfase6"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Βασικό_5f_TK_5f_BL_5f_PT_5f_al_5f_cy_5f_2008" style:display-name="Βασικό_TK_BL_PT_al_cy_200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2.71pt" fo:margin-bottom="53.86pt" fo:margin-left="11.34pt" fo:margin-right="11.34pt" style:print-page-order="ttb" style:first-page-number="continue" style:scale-to="1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4:50:12.523432252">00:00:00</text:time></text:p>
        </style:region-right>
      </style:header>
      <style:header-left style:display="false"/>
      <style:footer>
        <text:p>Page <text:page-number>1</text:page-number><text:s/>/ <text:page-count>99</text:page-count></text:p>
      </style:footer>
      <style:footer-left style:display="false"/>
    </style:master-page>
    <style:master-page style:name="PageStyle_5f_Dremel" style:display-name="PageStyle_Dreme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5ah</meta:initial-creator>
    <meta:print-date>2019-05-20T07:22:32</meta:print-date>
    <meta:creation-date>2010-12-28T10:42:12</meta:creation-date>
    <dc:date>2020-05-11T15:04:13.650387898</dc:date>
    <meta:editing-duration>PT35M54S</meta:editing-duration>
    <meta:generator>LibreOffice/6.0.7.3$Linux_X86_64 LibreOffice_project/00m0$Build-3</meta:generator>
    <meta:editing-cycles>2</meta:editing-cycles>
    <meta:document-statistic meta:table-count="1" meta:cell-count="780" meta:object-count="0"/>
    <meta:user-defined meta:name="AppVersion">16.0300</meta:user-defined>
    <meta:user-defined meta:name="Company">Bosch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